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0.82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endermodel</text:p>
          </table:table-cell>
          <table:table-cell office:value-type="string" calcext:value-type="string">
            <text:p>genderandpricemodel</text:p>
          </table:table-cell>
          <table:table-cell office:value-type="string" calcext:value-type="string">
            <text:p>PassengerI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  <table:table-cell office:value-type="string" calcext:value-type="string">
            <text:p>PriceGroup</text:p>
          </table:table-cell>
        </table:table-row>
        <table:table-row table:style-name="ro1">
          <table:table-cell table:formula="of:=IF([.F2]=&quot;female&quot;;1;0)" office:value-type="float" office:value="0" calcext:value-type="float">
            <text:p>0</text:p>
          </table:table-cell>
          <table:table-cell table:formula="of:=IF([.F2]=&quot;male&quot;;0;IF([.D2]=3;(IF ([.K2]&gt;20;0;1));1))"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1" calcext:value-type="float">
            <text:p>330911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formula="of:=IF([.K2]&lt;10;&quot;&lt;10&quot;;IF([.K2]&lt;20; &quot;10-20&quot;; IF ([.K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]=&quot;female&quot;;1;0)" office:value-type="float" office:value="1" calcext:value-type="float">
            <text:p>1</text:p>
          </table:table-cell>
          <table:table-cell table:formula="of:=IF([.F3]=&quot;male&quot;;0;IF([.D3]=3;(IF ([.K3]&gt;20;0;1));1))"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272" calcext:value-type="float">
            <text:p>36327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  <table:table-cell table:formula="of:=IF([.K3]&lt;10;&quot;&lt;10&quot;;IF([.K3]&lt;20; &quot;10-20&quot;; IF ([.K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4]=&quot;female&quot;;1;0)" office:value-type="float" office:value="0" calcext:value-type="float">
            <text:p>0</text:p>
          </table:table-cell>
          <table:table-cell table:formula="of:=IF([.F4]=&quot;male&quot;;0;IF([.D4]=3;(IF ([.K4]&gt;20;0;1));1))"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76" calcext:value-type="float">
            <text:p>240276</text:p>
          </table:table-cell>
          <table:table-cell office:value-type="float" office:value="9.6875" calcext:value-type="float">
            <text:p>9.6875</text:p>
          </table:table-cell>
          <table:table-cell/>
          <table:table-cell office:value-type="string" calcext:value-type="string">
            <text:p>Q</text:p>
          </table:table-cell>
          <table:table-cell table:formula="of:=IF([.K4]&lt;10;&quot;&lt;10&quot;;IF([.K4]&lt;20; &quot;10-20&quot;; IF ([.K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5]=&quot;female&quot;;1;0)" office:value-type="float" office:value="0" calcext:value-type="float">
            <text:p>0</text:p>
          </table:table-cell>
          <table:table-cell table:formula="of:=IF([.F5]=&quot;male&quot;;0;IF([.D5]=3;(IF ([.K5]&gt;20;0;1));1))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154" calcext:value-type="float">
            <text:p>31515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K5]&lt;10;&quot;&lt;10&quot;;IF([.K5]&lt;20; &quot;10-20&quot;; IF ([.K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6]=&quot;female&quot;;1;0)" office:value-type="float" office:value="1" calcext:value-type="float">
            <text:p>1</text:p>
          </table:table-cell>
          <table:table-cell table:formula="of:=IF([.F6]=&quot;male&quot;;0;IF([.D6]=3;(IF ([.K6]&gt;20;0;1));1))"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  <table:table-cell table:formula="of:=IF([.K6]&lt;10;&quot;&lt;10&quot;;IF([.K6]&lt;20; &quot;10-20&quot;; IF ([.K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7]=&quot;female&quot;;1;0)" office:value-type="float" office:value="0" calcext:value-type="float">
            <text:p>0</text:p>
          </table:table-cell>
          <table:table-cell table:formula="of:=IF([.F7]=&quot;male&quot;;0;IF([.D7]=3;(IF ([.K7]&gt;20;0;1));1))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formula="of:=IF([.K7]&lt;10;&quot;&lt;10&quot;;IF([.K7]&lt;20; &quot;10-20&quot;; IF ([.K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8]=&quot;female&quot;;1;0)" office:value-type="float" office:value="1" calcext:value-type="float">
            <text:p>1</text:p>
          </table:table-cell>
          <table:table-cell table:formula="of:=IF([.F8]=&quot;male&quot;;0;IF([.D8]=3;(IF ([.K8]&gt;20;0;1));1))"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72" calcext:value-type="float">
            <text:p>330972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  <table:table-cell table:formula="of:=IF([.K8]&lt;10;&quot;&lt;10&quot;;IF([.K8]&lt;20; &quot;10-20&quot;; IF ([.K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9]=&quot;female&quot;;1;0)" office:value-type="float" office:value="0" calcext:value-type="float">
            <text:p>0</text:p>
          </table:table-cell>
          <table:table-cell table:formula="of:=IF([.F9]=&quot;male&quot;;0;IF([.D9]=3;(IF ([.K9]&gt;20;0;1));1))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formula="of:=IF([.K9]&lt;10;&quot;&lt;10&quot;;IF([.K9]&lt;20; &quot;10-20&quot;; IF ([.K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0]=&quot;female&quot;;1;0)" office:value-type="float" office:value="1" calcext:value-type="float">
            <text:p>1</text:p>
          </table:table-cell>
          <table:table-cell table:formula="of:=IF([.F10]=&quot;male&quot;;0;IF([.D10]=3;(IF ([.K10]&gt;20;0;1));1))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K10]&lt;10;&quot;&lt;10&quot;;IF([.K10]&lt;20; &quot;10-20&quot;; IF ([.K1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1]=&quot;female&quot;;1;0)" office:value-type="float" office:value="0" calcext:value-type="float">
            <text:p>0</text:p>
          </table:table-cell>
          <table:table-cell table:formula="of:=IF([.F11]=&quot;male&quot;;0;IF([.D11]=3;(IF ([.K11]&gt;20;0;1));1))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K11]&lt;10;&quot;&lt;10&quot;;IF([.K11]&lt;20; &quot;10-20&quot;; IF ([.K1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2]=&quot;female&quot;;1;0)" office:value-type="float" office:value="0" calcext:value-type="float">
            <text:p>0</text:p>
          </table:table-cell>
          <table:table-cell table:formula="of:=IF([.F12]=&quot;male&quot;;0;IF([.D12]=3;(IF ([.K12]&gt;20;0;1));1))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0" calcext:value-type="float">
            <text:p>34922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K12]&lt;10;&quot;&lt;10&quot;;IF([.K12]&lt;20; &quot;10-20&quot;; IF ([.K1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3]=&quot;female&quot;;1;0)" office:value-type="float" office:value="0" calcext:value-type="float">
            <text:p>0</text:p>
          </table:table-cell>
          <table:table-cell table:formula="of:=IF([.F13]=&quot;male&quot;;0;IF([.D13]=3;(IF ([.K13]&gt;20;0;1));1))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13]&lt;10;&quot;&lt;10&quot;;IF([.K13]&lt;20; &quot;10-20&quot;; IF ([.K1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4]=&quot;female&quot;;1;0)" office:value-type="float" office:value="1" calcext:value-type="float">
            <text:p>1</text:p>
          </table:table-cell>
          <table:table-cell table:formula="of:=IF([.F14]=&quot;male&quot;;0;IF([.D14]=3;(IF ([.K14]&gt;20;0;1));1))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s. John Pillsbury (Nelle Stevenson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 table:formula="of:=IF([.K14]&lt;10;&quot;&lt;10&quot;;IF([.K14]&lt;20; &quot;10-20&quot;; IF ([.K1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5]=&quot;female&quot;;1;0)" office:value-type="float" office:value="0" calcext:value-type="float">
            <text:p>0</text:p>
          </table:table-cell>
          <table:table-cell table:formula="of:=IF([.F15]=&quot;male&quot;;0;IF([.D15]=3;(IF ([.K15]&gt;20;0;1));1))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15]&lt;10;&quot;&lt;10&quot;;IF([.K15]&lt;20; &quot;10-20&quot;; IF ([.K1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6]=&quot;female&quot;;1;0)" office:value-type="float" office:value="1" calcext:value-type="float">
            <text:p>1</text:p>
          </table:table-cell>
          <table:table-cell table:formula="of:=IF([.F16]=&quot;male&quot;;0;IF([.D16]=3;(IF ([.K16]&gt;20;0;1));1))"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s. Herbert Fuller (Carrie Constance Toogood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table:formula="of:=IF([.K16]&lt;10;&quot;&lt;10&quot;;IF([.K16]&lt;20; &quot;10-20&quot;; IF ([.K1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7]=&quot;female&quot;;1;0)" office:value-type="float" office:value="1" calcext:value-type="float">
            <text:p>1</text:p>
          </table:table-cell>
          <table:table-cell table:formula="of:=IF([.F17]=&quot;male&quot;;0;IF([.D17]=3;(IF ([.K17]&gt;20;0;1));1))"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K17]&lt;10;&quot;&lt;10&quot;;IF([.K17]&lt;20; &quot;10-20&quot;; IF ([.K1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8]=&quot;female&quot;;1;0)" office:value-type="float" office:value="0" calcext:value-type="float">
            <text:p>0</text:p>
          </table:table-cell>
          <table:table-cell table:formula="of:=IF([.F18]=&quot;male&quot;;0;IF([.D18]=3;(IF ([.K18]&gt;20;0;1));1))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734" calcext:value-type="float">
            <text:p>233734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IF([.K18]&lt;10;&quot;&lt;10&quot;;IF([.K18]&lt;20; &quot;10-20&quot;; IF ([.K1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9]=&quot;female&quot;;1;0)" office:value-type="float" office:value="0" calcext:value-type="float">
            <text:p>0</text:p>
          </table:table-cell>
          <table:table-cell table:formula="of:=IF([.F19]=&quot;male&quot;;0;IF([.D19]=3;(IF ([.K19]&gt;20;0;1));1))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K19]&lt;10;&quot;&lt;10&quot;;IF([.K19]&lt;20; &quot;10-20&quot;; IF ([.K1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0]=&quot;female&quot;;1;0)" office:value-type="float" office:value="1" calcext:value-type="float">
            <text:p>1</text:p>
          </table:table-cell>
          <table:table-cell table:formula="of:=IF([.F20]=&quot;male&quot;;0;IF([.D20]=3;(IF ([.K20]&gt;20;0;1));1))"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K20]&lt;10;&quot;&lt;10&quot;;IF([.K20]&lt;20; &quot;10-20&quot;; IF ([.K2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1]=&quot;female&quot;;1;0)" office:value-type="float" office:value="1" calcext:value-type="float">
            <text:p>1</text:p>
          </table:table-cell>
          <table:table-cell table:formula="of:=IF([.F21]=&quot;male&quot;;0;IF([.D21]=3;(IF ([.K21]&gt;20;0;1));1))"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 Khalil, Mrs. Mariana (Miriam"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K21]&lt;10;&quot;&lt;10&quot;;IF([.K21]&lt;20; &quot;10-20&quot;; IF ([.K2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2]=&quot;female&quot;;1;0)" office:value-type="float" office:value="0" calcext:value-type="float">
            <text:p>0</text:p>
          </table:table-cell>
          <table:table-cell table:formula="of:=IF([.F22]=&quot;male&quot;;0;IF([.D22]=3;(IF ([.K22]&gt;20;0;1));1))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table:formula="of:=IF([.K22]&lt;10;&quot;&lt;10&quot;;IF([.K22]&lt;20; &quot;10-20&quot;; IF ([.K2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3]=&quot;female&quot;;1;0)" office:value-type="float" office:value="0" calcext:value-type="float">
            <text:p>0</text:p>
          </table:table-cell>
          <table:table-cell table:formula="of:=IF([.F23]=&quot;male&quot;;0;IF([.D23]=3;(IF ([.K23]&gt;20;0;1));1))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float" office:value="3.1708" calcext:value-type="float">
            <text:p>3.1708</text:p>
          </table:table-cell>
          <table:table-cell/>
          <table:table-cell office:value-type="string" calcext:value-type="string">
            <text:p>S</text:p>
          </table:table-cell>
          <table:table-cell table:formula="of:=IF([.K23]&lt;10;&quot;&lt;10&quot;;IF([.K23]&lt;20; &quot;10-20&quot;; IF ([.K2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4]=&quot;female&quot;;1;0)" office:value-type="float" office:value="1" calcext:value-type="float">
            <text:p>1</text:p>
          </table:table-cell>
          <table:table-cell table:formula="of:=IF([.F24]=&quot;male&quot;;0;IF([.D24]=3;(IF ([.K24]&gt;20;0;1));1))"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genheim, Mrs. Alfred (Antoinette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8</text:p>
          </table:table-cell>
          <table:table-cell office:value-type="float" office:value="31.6833" calcext:value-type="float">
            <text:p>31.6833</text:p>
          </table:table-cell>
          <table:table-cell/>
          <table:table-cell office:value-type="string" calcext:value-type="string">
            <text:p>S</text:p>
          </table:table-cell>
          <table:table-cell table:formula="of:=IF([.K24]&lt;10;&quot;&lt;10&quot;;IF([.K24]&lt;20; &quot;10-20&quot;; IF ([.K2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5]=&quot;female&quot;;1;0)" office:value-type="float" office:value="0" calcext:value-type="float">
            <text:p>0</text:p>
          </table:table-cell>
          <table:table-cell table:formula="of:=IF([.F25]=&quot;male&quot;;0;IF([.D25]=3;(IF ([.K25]&gt;20;0;1));1))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  <table:table-cell table:formula="of:=IF([.K25]&lt;10;&quot;&lt;10&quot;;IF([.K25]&lt;20; &quot;10-20&quot;; IF ([.K2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6]=&quot;female&quot;;1;0)" office:value-type="float" office:value="1" calcext:value-type="float">
            <text:p>1</text:p>
          </table:table-cell>
          <table:table-cell table:formula="of:=IF([.F26]=&quot;male&quot;;0;IF([.D26]=3;(IF ([.K26]&gt;20;0;1));1))"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s. Arthur Larned (Emily Maria Borie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IF([.K26]&lt;10;&quot;&lt;10&quot;;IF([.K26]&lt;20; &quot;10-20&quot;; IF ([.K2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7]=&quot;female&quot;;1;0)" office:value-type="float" office:value="0" calcext:value-type="float">
            <text:p>0</text:p>
          </table:table-cell>
          <table:table-cell table:formula="of:=IF([.F27]=&quot;male&quot;;0;IF([.D27]=3;(IF ([.K27]&gt;20;0;1));1))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K27]&lt;10;&quot;&lt;10&quot;;IF([.K27]&lt;20; &quot;10-20&quot;; IF ([.K2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8]=&quot;female&quot;;1;0)" office:value-type="float" office:value="1" calcext:value-type="float">
            <text:p>1</text:p>
          </table:table-cell>
          <table:table-cell table:formula="of:=IF([.F28]=&quot;male&quot;;0;IF([.D28]=3;(IF ([.K28]&gt;20;0;1));1))"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iss. Helene Ragnhil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  <table:table-cell table:formula="of:=IF([.K28]&lt;10;&quot;&lt;10&quot;;IF([.K28]&lt;20; &quot;10-20&quot;; IF ([.K2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9]=&quot;female&quot;;1;0)" office:value-type="float" office:value="0" calcext:value-type="float">
            <text:p>0</text:p>
          </table:table-cell>
          <table:table-cell table:formula="of:=IF([.F29]=&quot;male&quot;;0;IF([.D29]=3;(IF ([.K29]&gt;20;0;1));1))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K29]&lt;10;&quot;&lt;10&quot;;IF([.K29]&lt;20; &quot;10-20&quot;; IF ([.K2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0]=&quot;female&quot;;1;0)" office:value-type="float" office:value="0" calcext:value-type="float">
            <text:p>0</text:p>
          </table:table-cell>
          <table:table-cell table:formula="of:=IF([.F30]=&quot;male&quot;;0;IF([.D30]=3;(IF ([.K30]&gt;20;0;1));1))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y, Mr. John Bertr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  <table:table-cell table:formula="of:=IF([.K30]&lt;10;&quot;&lt;10&quot;;IF([.K30]&lt;20; &quot;10-20&quot;; IF ([.K3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1]=&quot;female&quot;;1;0)" office:value-type="float" office:value="0" calcext:value-type="float">
            <text:p>0</text:p>
          </table:table-cell>
          <table:table-cell table:formula="of:=IF([.F31]=&quot;male&quot;;0;IF([.D31]=3;(IF ([.K31]&gt;20;0;1));1))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table:formula="of:=IF([.K31]&lt;10;&quot;&lt;10&quot;;IF([.K31]&lt;20; &quot;10-20&quot;; IF ([.K3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2]=&quot;female&quot;;1;0)" office:value-type="float" office:value="0" calcext:value-type="float">
            <text:p>0</text:p>
          </table:table-cell>
          <table:table-cell table:formula="of:=IF([.F32]=&quot;male&quot;;0;IF([.D32]=3;(IF ([.K32]&gt;20;0;1));1))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32]&lt;10;&quot;&lt;10&quot;;IF([.K32]&lt;20; &quot;10-20&quot;; IF ([.K3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3]=&quot;female&quot;;1;0)" office:value-type="float" office:value="0" calcext:value-type="float">
            <text:p>0</text:p>
          </table:table-cell>
          <table:table-cell table:formula="of:=IF([.F33]=&quot;male&quot;;0;IF([.D33]=3;(IF ([.K33]&gt;20;0;1));1))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  <table:table-cell table:formula="of:=IF([.K33]&lt;10;&quot;&lt;10&quot;;IF([.K33]&lt;20; &quot;10-20&quot;; IF ([.K3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4]=&quot;female&quot;;1;0)" office:value-type="float" office:value="1" calcext:value-type="float">
            <text:p>1</text:p>
          </table:table-cell>
          <table:table-cell table:formula="of:=IF([.F34]=&quot;male&quot;;0;IF([.D34]=3;(IF ([.K34]&gt;20;0;1));1))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IF([.K34]&lt;10;&quot;&lt;10&quot;;IF([.K34]&lt;20; &quot;10-20&quot;; IF ([.K3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5]=&quot;female&quot;;1;0)" office:value-type="float" office:value="1" calcext:value-type="float">
            <text:p>1</text:p>
          </table:table-cell>
          <table:table-cell table:formula="of:=IF([.F35]=&quot;male&quot;;0;IF([.D35]=3;(IF ([.K35]&gt;20;0;1));1))"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s. Andrew G (Elizabeth Lily" Watso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IF([.K35]&lt;10;&quot;&lt;10&quot;;IF([.K35]&lt;20; &quot;10-20&quot;; IF ([.K3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6]=&quot;female&quot;;1;0)" office:value-type="float" office:value="0" calcext:value-type="float">
            <text:p>0</text:p>
          </table:table-cell>
          <table:table-cell table:formula="of:=IF([.F36]=&quot;male&quot;;0;IF([.D36]=3;(IF ([.K36]&gt;20;0;1));1))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, Mr. Philipp Edmu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  <table:table-cell table:formula="of:=IF([.K36]&lt;10;&quot;&lt;10&quot;;IF([.K36]&lt;20; &quot;10-20&quot;; IF ([.K3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7]=&quot;female&quot;;1;0)" office:value-type="float" office:value="0" calcext:value-type="float">
            <text:p>0</text:p>
          </table:table-cell>
          <table:table-cell table:formula="of:=IF([.F37]=&quot;male&quot;;0;IF([.D37]=3;(IF ([.K37]&gt;20;0;1));1))"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velas, Mr. Vassilios (Catavelas Vassilios")"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K37]&lt;10;&quot;&lt;10&quot;;IF([.K37]&lt;20; &quot;10-20&quot;; IF ([.K3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8]=&quot;female&quot;;1;0)" office:value-type="float" office:value="1" calcext:value-type="float">
            <text:p>1</text:p>
          </table:table-cell>
          <table:table-cell table:formula="of:=IF([.F38]=&quot;male&quot;;0;IF([.D38]=3;(IF ([.K38]&gt;20;0;1));1))"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2712" calcext:value-type="float">
            <text:p>3427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38]&lt;10;&quot;&lt;10&quot;;IF([.K38]&lt;20; &quot;10-20&quot;; IF ([.K3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9]=&quot;female&quot;;1;0)" office:value-type="float" office:value="1" calcext:value-type="float">
            <text:p>1</text:p>
          </table:table-cell>
          <table:table-cell table:formula="of:=IF([.F39]=&quot;male&quot;;0;IF([.D39]=3;(IF ([.K39]&gt;20;0;1));1))"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7" calcext:value-type="float">
            <text:p>31508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K39]&lt;10;&quot;&lt;10&quot;;IF([.K39]&lt;20; &quot;10-20&quot;; IF ([.K3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40]=&quot;female&quot;;1;0)" office:value-type="float" office:value="0" calcext:value-type="float">
            <text:p>0</text:p>
          </table:table-cell>
          <table:table-cell table:formula="of:=IF([.F40]=&quot;male&quot;;0;IF([.D40]=3;(IF ([.K40]&gt;20;0;1));1))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8" calcext:value-type="float">
            <text:p>34576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K40]&lt;10;&quot;&lt;10&quot;;IF([.K40]&lt;20; &quot;10-20&quot;; IF ([.K4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41]=&quot;female&quot;;1;0)" office:value-type="float" office:value="0" calcext:value-type="float">
            <text:p>0</text:p>
          </table:table-cell>
          <table:table-cell table:formula="of:=IF([.F41]=&quot;male&quot;;0;IF([.D41]=3;(IF ([.K41]&gt;20;0;1));1))"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K41]&lt;10;&quot;&lt;10&quot;;IF([.K41]&lt;20; &quot;10-20&quot;; IF ([.K4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42]=&quot;female&quot;;1;0)" office:value-type="float" office:value="0" calcext:value-type="float">
            <text:p>0</text:p>
          </table:table-cell>
          <table:table-cell table:formula="of:=IF([.F42]=&quot;male&quot;;0;IF([.D42]=3;(IF ([.K42]&gt;20;0;1));1))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  <table:table-cell table:formula="of:=IF([.K42]&lt;10;&quot;&lt;10&quot;;IF([.K42]&lt;20; &quot;10-20&quot;; IF ([.K4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43]=&quot;female&quot;;1;0)" office:value-type="float" office:value="0" calcext:value-type="float">
            <text:p>0</text:p>
          </table:table-cell>
          <table:table-cell table:formula="of:=IF([.F43]=&quot;male&quot;;0;IF([.D43]=3;(IF ([.K43]&gt;20;0;1));1))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lin, Mr. Thomas Par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78" calcext:value-type="float">
            <text:p>11377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  <table:table-cell table:formula="of:=IF([.K43]&lt;10;&quot;&lt;10&quot;;IF([.K43]&lt;20; &quot;10-20&quot;; IF ([.K4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44]=&quot;female&quot;;1;0)" office:value-type="float" office:value="0" calcext:value-type="float">
            <text:p>0</text:p>
          </table:table-cell>
          <table:table-cell table:formula="of:=IF([.F44]=&quot;male&quot;;0;IF([.D44]=3;(IF ([.K44]&gt;20;0;1));1))"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S</text:p>
          </table:table-cell>
          <table:table-cell table:formula="of:=IF([.K44]&lt;10;&quot;&lt;10&quot;;IF([.K44]&lt;20; &quot;10-20&quot;; IF ([.K4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45]=&quot;female&quot;;1;0)" office:value-type="float" office:value="1" calcext:value-type="float">
            <text:p>1</text:p>
          </table:table-cell>
          <table:table-cell table:formula="of:=IF([.F45]=&quot;male&quot;;0;IF([.D45]=3;(IF ([.K45]&gt;20;0;1));1))"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49" calcext:value-type="float">
            <text:p>2372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45]&lt;10;&quot;&lt;10&quot;;IF([.K45]&lt;20; &quot;10-20&quot;; IF ([.K4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46]=&quot;female&quot;;1;0)" office:value-type="float" office:value="1" calcext:value-type="float">
            <text:p>1</text:p>
          </table:table-cell>
          <table:table-cell table:formula="of:=IF([.F46]=&quot;male&quot;;0;IF([.D46]=3;(IF ([.K46]&gt;20;0;1));1))"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ball, Mrs. Edwin Nelson Jr (Gertrude Parson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table:formula="of:=IF([.K46]&lt;10;&quot;&lt;10&quot;;IF([.K46]&lt;20; &quot;10-20&quot;; IF ([.K4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47]=&quot;female&quot;;1;0)" office:value-type="float" office:value="0" calcext:value-type="float">
            <text:p>0</text:p>
          </table:table-cell>
          <table:table-cell table:formula="of:=IF([.F47]=&quot;male&quot;;0;IF([.D47]=3;(IF ([.K47]&gt;20;0;1));1))"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K47]&lt;10;&quot;&lt;10&quot;;IF([.K47]&lt;20; &quot;10-20&quot;; IF ([.K4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48]=&quot;female&quot;;1;0)" office:value-type="float" office:value="0" calcext:value-type="float">
            <text:p>0</text:p>
          </table:table-cell>
          <table:table-cell table:formula="of:=IF([.F48]=&quot;male&quot;;0;IF([.D48]=3;(IF ([.K48]&gt;20;0;1));1))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e, Mr. Paul Romain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  <table:table-cell table:formula="of:=IF([.K48]&lt;10;&quot;&lt;10&quot;;IF([.K48]&lt;20; &quot;10-20&quot;; IF ([.K4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49]=&quot;female&quot;;1;0)" office:value-type="float" office:value="0" calcext:value-type="float">
            <text:p>0</text:p>
          </table:table-cell>
          <table:table-cell table:formula="of:=IF([.F49]=&quot;male&quot;;0;IF([.D49]=3;(IF ([.K49]&gt;20;0;1));1))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4" calcext:value-type="float">
            <text:p>37037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49]&lt;10;&quot;&lt;10&quot;;IF([.K49]&lt;20; &quot;10-20&quot;; IF ([.K4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50]=&quot;female&quot;;1;0)" office:value-type="float" office:value="1" calcext:value-type="float">
            <text:p>1</text:p>
          </table:table-cell>
          <table:table-cell table:formula="of:=IF([.F50]=&quot;male&quot;;0;IF([.D50]=3;(IF ([.K50]&gt;20;0;1));1))"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nell, Mrs. William Robert (Emma Eliza War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table:formula="of:=IF([.K50]&lt;10;&quot;&lt;10&quot;;IF([.K50]&lt;20; &quot;10-20&quot;; IF ([.K5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51]=&quot;female&quot;;1;0)" office:value-type="float" office:value="1" calcext:value-type="float">
            <text:p>1</text:p>
          </table:table-cell>
          <table:table-cell table:formula="of:=IF([.F51]=&quot;male&quot;;0;IF([.D51]=3;(IF ([.K51]&gt;20;0;1));1))"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rs. William (Winnie Minnie" Treanor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formula="of:=IF([.K51]&lt;10;&quot;&lt;10&quot;;IF([.K51]&lt;20; &quot;10-20&quot;; IF ([.K5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52]=&quot;female&quot;;1;0)" office:value-type="float" office:value="0" calcext:value-type="float">
            <text:p>0</text:p>
          </table:table-cell>
          <table:table-cell table:formula="of:=IF([.F52]=&quot;male&quot;;0;IF([.D52]=3;(IF ([.K52]&gt;20;0;1));1))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Lucien Philip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 table:formula="of:=IF([.K52]&lt;10;&quot;&lt;10&quot;;IF([.K52]&lt;20; &quot;10-20&quot;; IF ([.K5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53]=&quot;female&quot;;1;0)" office:value-type="float" office:value="0" calcext:value-type="float">
            <text:p>0</text:p>
          </table:table-cell>
          <table:table-cell table:formula="of:=IF([.F53]=&quot;male&quot;;0;IF([.D53]=3;(IF ([.K53]&gt;20;0;1));1))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float" office:value="15.0333" calcext:value-type="float">
            <text:p>15.0333</text:p>
          </table:table-cell>
          <table:table-cell/>
          <table:table-cell office:value-type="string" calcext:value-type="string">
            <text:p>C</text:p>
          </table:table-cell>
          <table:table-cell table:formula="of:=IF([.K53]&lt;10;&quot;&lt;10&quot;;IF([.K53]&lt;20; &quot;10-20&quot;; IF ([.K5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54]=&quot;female&quot;;1;0)" office:value-type="float" office:value="1" calcext:value-type="float">
            <text:p>1</text:p>
          </table:table-cell>
          <table:table-cell table:formula="of:=IF([.F54]=&quot;male&quot;;0;IF([.D54]=3;(IF ([.K54]&gt;20;0;1));1))"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iss. Ellen Nellie"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K54]&lt;10;&quot;&lt;10&quot;;IF([.K54]&lt;20; &quot;10-20&quot;; IF ([.K5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55]=&quot;female&quot;;1;0)" office:value-type="float" office:value="1" calcext:value-type="float">
            <text:p>1</text:p>
          </table:table-cell>
          <table:table-cell table:formula="of:=IF([.F55]=&quot;male&quot;;0;IF([.D55]=3;(IF ([.K55]&gt;20;0;1));1))"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iss. Ethel Flor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K55]&lt;10;&quot;&lt;10&quot;;IF([.K55]&lt;20; &quot;10-20&quot;; IF ([.K5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56]=&quot;female&quot;;1;0)" office:value-type="float" office:value="0" calcext:value-type="float">
            <text:p>0</text:p>
          </table:table-cell>
          <table:table-cell table:formula="of:=IF([.F56]=&quot;male&quot;;0;IF([.D56]=3;(IF ([.K56]&gt;20;0;1));1))"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float" office:value="15.5792" calcext:value-type="float">
            <text:p>15.5792</text:p>
          </table:table-cell>
          <table:table-cell/>
          <table:table-cell office:value-type="string" calcext:value-type="string">
            <text:p>C</text:p>
          </table:table-cell>
          <table:table-cell table:formula="of:=IF([.K56]&lt;10;&quot;&lt;10&quot;;IF([.K56]&lt;20; &quot;10-20&quot;; IF ([.K5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57]=&quot;female&quot;;1;0)" office:value-type="float" office:value="0" calcext:value-type="float">
            <text:p>0</text:p>
          </table:table-cell>
          <table:table-cell table:formula="of:=IF([.F57]=&quot;male&quot;;0;IF([.D57]=3;(IF ([.K57]&gt;20;0;1));1))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K57]&lt;10;&quot;&lt;10&quot;;IF([.K57]&lt;20; &quot;10-20&quot;; IF ([.K5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58]=&quot;female&quot;;1;0)" office:value-type="float" office:value="0" calcext:value-type="float">
            <text:p>0</text:p>
          </table:table-cell>
          <table:table-cell table:formula="of:=IF([.F58]=&quot;male&quot;;0;IF([.D58]=3;(IF ([.K58]&gt;20;0;1));1))"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0" calcext:value-type="float">
            <text:p>34923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K58]&lt;10;&quot;&lt;10&quot;;IF([.K58]&lt;20; &quot;10-20&quot;; IF ([.K5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59]=&quot;female&quot;;1;0)" office:value-type="float" office:value="0" calcext:value-type="float">
            <text:p>0</text:p>
          </table:table-cell>
          <table:table-cell table:formula="of:=IF([.F59]=&quot;male&quot;;0;IF([.D59]=3;(IF ([.K59]&gt;20;0;1));1))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r. Olaus Jorge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2" calcext:value-type="float">
            <text:p>348122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table:formula="of:=IF([.K59]&lt;10;&quot;&lt;10&quot;;IF([.K59]&lt;20; &quot;10-20&quot;; IF ([.K5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60]=&quot;female&quot;;1;0)" office:value-type="float" office:value="0" calcext:value-type="float">
            <text:p>0</text:p>
          </table:table-cell>
          <table:table-cell table:formula="of:=IF([.F60]=&quot;male&quot;;0;IF([.D60]=3;(IF ([.K60]&gt;20;0;1));1))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K60]&lt;10;&quot;&lt;10&quot;;IF([.K60]&lt;20; &quot;10-20&quot;; IF ([.K6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61]=&quot;female&quot;;1;0)" office:value-type="float" office:value="1" calcext:value-type="float">
            <text:p>1</text:p>
          </table:table-cell>
          <table:table-cell table:formula="of:=IF([.F61]=&quot;male&quot;;0;IF([.D61]=3;(IF ([.K61]&gt;20;0;1));1))"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udanson, Miss. Victori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  <table:table-cell table:formula="of:=IF([.K61]&lt;10;&quot;&lt;10&quot;;IF([.K61]&lt;20; &quot;10-20&quot;; IF ([.K6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62]=&quot;female&quot;;1;0)" office:value-type="float" office:value="0" calcext:value-type="float">
            <text:p>0</text:p>
          </table:table-cell>
          <table:table-cell table:formula="of:=IF([.F62]=&quot;male&quot;;0;IF([.D62]=3;(IF ([.K62]&gt;20;0;1));1))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2" calcext:value-type="float">
            <text:p>34923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K62]&lt;10;&quot;&lt;10&quot;;IF([.K62]&lt;20; &quot;10-20&quot;; IF ([.K6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63]=&quot;female&quot;;1;0)" office:value-type="float" office:value="0" calcext:value-type="float">
            <text:p>0</text:p>
          </table:table-cell>
          <table:table-cell table:formula="of:=IF([.F63]=&quot;male&quot;;0;IF([.D63]=3;(IF ([.K63]&gt;20;0;1));1))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16" calcext:value-type="float">
            <text:p>23721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K63]&lt;10;&quot;&lt;10&quot;;IF([.K63]&lt;20; &quot;10-20&quot;; IF ([.K6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64]=&quot;female&quot;;1;0)" office:value-type="float" office:value="0" calcext:value-type="float">
            <text:p>0</text:p>
          </table:table-cell>
          <table:table-cell table:formula="of:=IF([.F64]=&quot;male&quot;;0;IF([.D64]=3;(IF ([.K64]&gt;20;0;1));1))"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90" calcext:value-type="float">
            <text:p>34709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K64]&lt;10;&quot;&lt;10&quot;;IF([.K64]&lt;20; &quot;10-20&quot;; IF ([.K6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65]=&quot;female&quot;;1;0)" office:value-type="float" office:value="1" calcext:value-type="float">
            <text:p>1</text:p>
          </table:table-cell>
          <table:table-cell table:formula="of:=IF([.F65]=&quot;male&quot;;0;IF([.D65]=3;(IF ([.K65]&gt;20;0;1));1))"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914" calcext:value-type="float">
            <text:p>334914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  <table:table-cell table:formula="of:=IF([.K65]&lt;10;&quot;&lt;10&quot;;IF([.K65]&lt;20; &quot;10-20&quot;; IF ([.K6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66]=&quot;female&quot;;1;0)" office:value-type="float" office:value="0" calcext:value-type="float">
            <text:p>0</text:p>
          </table:table-cell>
          <table:table-cell table:formula="of:=IF([.F66]=&quot;male&quot;;0;IF([.D66]=3;(IF ([.K66]&gt;20;0;1));1))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aster. John Bori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IF([.K66]&lt;10;&quot;&lt;10&quot;;IF([.K66]&lt;20; &quot;10-20&quot;; IF ([.K6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67]=&quot;female&quot;;1;0)" office:value-type="float" office:value="1" calcext:value-type="float">
            <text:p>1</text:p>
          </table:table-cell>
          <table:table-cell table:formula="of:=IF([.F67]=&quot;male&quot;;0;IF([.D67]=3;(IF ([.K67]&gt;20;0;1));1))"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K67]&lt;10;&quot;&lt;10&quot;;IF([.K67]&lt;20; &quot;10-20&quot;; IF ([.K6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68]=&quot;female&quot;;1;0)" office:value-type="float" office:value="1" calcext:value-type="float">
            <text:p>1</text:p>
          </table:table-cell>
          <table:table-cell table:formula="of:=IF([.F68]=&quot;male&quot;;0;IF([.D68]=3;(IF ([.K68]&gt;20;0;1));1))"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63" calcext:value-type="float">
            <text:p>330963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K68]&lt;10;&quot;&lt;10&quot;;IF([.K68]&lt;20; &quot;10-20&quot;; IF ([.K6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69]=&quot;female&quot;;1;0)" office:value-type="float" office:value="0" calcext:value-type="float">
            <text:p>0</text:p>
          </table:table-cell>
          <table:table-cell table:formula="of:=IF([.F69]=&quot;male&quot;;0;IF([.D69]=3;(IF ([.K69]&gt;20;0;1));1))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  <table:table-cell table:formula="of:=IF([.K69]&lt;10;&quot;&lt;10&quot;;IF([.K69]&lt;20; &quot;10-20&quot;; IF ([.K6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70]=&quot;female&quot;;1;0)" office:value-type="float" office:value="0" calcext:value-type="float">
            <text:p>0</text:p>
          </table:table-cell>
          <table:table-cell table:formula="of:=IF([.F70]=&quot;male&quot;;0;IF([.D70]=3;(IF ([.K70]&gt;20;0;1));1))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cker, Mr. Gilbert Milligan J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float" office:value="28.5375" calcext:value-type="float">
            <text:p>28.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  <table:table-cell table:formula="of:=IF([.K70]&lt;10;&quot;&lt;10&quot;;IF([.K70]&lt;20; &quot;10-20&quot;; IF ([.K7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71]=&quot;female&quot;;1;0)" office:value-type="float" office:value="1" calcext:value-type="float">
            <text:p>1</text:p>
          </table:table-cell>
          <table:table-cell table:formula="of:=IF([.F71]=&quot;male&quot;;0;IF([.D71]=3;(IF ([.K71]&gt;20;0;1));1))"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s. Mark (Mary McDougal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K71]&lt;10;&quot;&lt;10&quot;;IF([.K71]&lt;20; &quot;10-20&quot;; IF ([.K7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72]=&quot;female&quot;;1;0)" office:value-type="float" office:value="1" calcext:value-type="float">
            <text:p>1</text:p>
          </table:table-cell>
          <table:table-cell table:formula="of:=IF([.F72]=&quot;male&quot;;0;IF([.D72]=3;(IF ([.K72]&gt;20;0;1));1))"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3" calcext:value-type="float">
            <text:p>38265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72]&lt;10;&quot;&lt;10&quot;;IF([.K72]&lt;20; &quot;10-20&quot;; IF ([.K7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73]=&quot;female&quot;;1;0)" office:value-type="float" office:value="0" calcext:value-type="float">
            <text:p>0</text:p>
          </table:table-cell>
          <table:table-cell table:formula="of:=IF([.F73]=&quot;male&quot;;0;IF([.D73]=3;(IF ([.K73]&gt;20;0;1));1))"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1" calcext:value-type="float">
            <text:p>34921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K73]&lt;10;&quot;&lt;10&quot;;IF([.K73]&lt;20; &quot;10-20&quot;; IF ([.K7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74]=&quot;female&quot;;1;0)" office:value-type="float" office:value="1" calcext:value-type="float">
            <text:p>1</text:p>
          </table:table-cell>
          <table:table-cell table:formula="of:=IF([.F74]=&quot;male&quot;;0;IF([.D74]=3;(IF ([.K74]&gt;20;0;1));1))"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7" calcext:value-type="float">
            <text:p>310129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K74]&lt;10;&quot;&lt;10&quot;;IF([.K74]&lt;20; &quot;10-20&quot;; IF ([.K7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75]=&quot;female&quot;;1;0)" office:value-type="float" office:value="0" calcext:value-type="float">
            <text:p>0</text:p>
          </table:table-cell>
          <table:table-cell table:formula="of:=IF([.F75]=&quot;male&quot;;0;IF([.D75]=3;(IF ([.K75]&gt;20;0;1));1))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es y Rodriguez, Mr. Servando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  <table:table-cell table:formula="of:=IF([.K75]&lt;10;&quot;&lt;10&quot;;IF([.K75]&lt;20; &quot;10-20&quot;; IF ([.K7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76]=&quot;female&quot;;1;0)" office:value-type="float" office:value="1" calcext:value-type="float">
            <text:p>1</text:p>
          </table:table-cell>
          <table:table-cell table:formula="of:=IF([.F76]=&quot;male&quot;;0;IF([.D76]=3;(IF ([.K76]&gt;20;0;1));1))"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iger, Miss. Amal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  <table:table-cell table:formula="of:=IF([.K76]&lt;10;&quot;&lt;10&quot;;IF([.K76]&lt;20; &quot;10-20&quot;; IF ([.K7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77]=&quot;female&quot;;1;0)" office:value-type="float" office:value="0" calcext:value-type="float">
            <text:p>0</text:p>
          </table:table-cell>
          <table:table-cell table:formula="of:=IF([.F77]=&quot;male&quot;;0;IF([.D77]=3;(IF ([.K77]&gt;20;0;1));1))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ing, Mr. Edwin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  <table:table-cell table:formula="of:=IF([.K77]&lt;10;&quot;&lt;10&quot;;IF([.K77]&lt;20; &quot;10-20&quot;; IF ([.K7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78]=&quot;female&quot;;1;0)" office:value-type="float" office:value="0" calcext:value-type="float">
            <text:p>0</text:p>
          </table:table-cell>
          <table:table-cell table:formula="of:=IF([.F78]=&quot;male&quot;;0;IF([.D78]=3;(IF ([.K78]&gt;20;0;1));1))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6" calcext:value-type="float">
            <text:p>3593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78]&lt;10;&quot;&lt;10&quot;;IF([.K78]&lt;20; &quot;10-20&quot;; IF ([.K7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79]=&quot;female&quot;;1;0)" office:value-type="float" office:value="1" calcext:value-type="float">
            <text:p>1</text:p>
          </table:table-cell>
          <table:table-cell table:formula="of:=IF([.F79]=&quot;male&quot;;0;IF([.D79]=3;(IF ([.K79]&gt;20;0;1));1))"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ell, Mrs. Robert Clifford (Malvina Helen Lamson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table:formula="of:=IF([.K79]&lt;10;&quot;&lt;10&quot;;IF([.K79]&lt;20; &quot;10-20&quot;; IF ([.K7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80]=&quot;female&quot;;1;0)" office:value-type="float" office:value="0" calcext:value-type="float">
            <text:p>0</text:p>
          </table:table-cell>
          <table:table-cell table:formula="of:=IF([.F80]=&quot;male&quot;;0;IF([.D80]=3;(IF ([.K80]&gt;20;0;1));1))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4" calcext:value-type="float">
            <text:p>2487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80]&lt;10;&quot;&lt;10&quot;;IF([.K80]&lt;20; &quot;10-20&quot;; IF ([.K8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81]=&quot;female&quot;;1;0)" office:value-type="float" office:value="1" calcext:value-type="float">
            <text:p>1</text:p>
          </table:table-cell>
          <table:table-cell table:formula="of:=IF([.F81]=&quot;male&quot;;0;IF([.D81]=3;(IF ([.K81]&gt;20;0;1));1))"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02" calcext:value-type="float">
            <text:p>3687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81]&lt;10;&quot;&lt;10&quot;;IF([.K81]&lt;20; &quot;10-20&quot;; IF ([.K8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82]=&quot;female&quot;;1;0)" office:value-type="float" office:value="0" calcext:value-type="float">
            <text:p>0</text:p>
          </table:table-cell>
          <table:table-cell table:formula="of:=IF([.F82]=&quot;male&quot;;0;IF([.D82]=3;(IF ([.K82]&gt;20;0;1));1))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K82]&lt;10;&quot;&lt;10&quot;;IF([.K82]&lt;20; &quot;10-20&quot;; IF ([.K8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83]=&quot;female&quot;;1;0)" office:value-type="float" office:value="0" calcext:value-type="float">
            <text:p>0</text:p>
          </table:table-cell>
          <table:table-cell table:formula="of:=IF([.F83]=&quot;male&quot;;0;IF([.D83]=3;(IF ([.K83]&gt;20;0;1));1))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. Isido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 table:formula="of:=IF([.K83]&lt;10;&quot;&lt;10&quot;;IF([.K83]&lt;20; &quot;10-20&quot;; IF ([.K8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84]=&quot;female&quot;;1;0)" office:value-type="float" office:value="0" calcext:value-type="float">
            <text:p>0</text:p>
          </table:table-cell>
          <table:table-cell table:formula="of:=IF([.F84]=&quot;male&quot;;0;IF([.D84]=3;(IF ([.K84]&gt;20;0;1));1))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84]&lt;10;&quot;&lt;10&quot;;IF([.K84]&lt;20; &quot;10-20&quot;; IF ([.K8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85]=&quot;female&quot;;1;0)" office:value-type="float" office:value="0" calcext:value-type="float">
            <text:p>0</text:p>
          </table:table-cell>
          <table:table-cell table:formula="of:=IF([.F85]=&quot;male&quot;;0;IF([.D85]=3;(IF ([.K85]&gt;20;0;1));1))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8" calcext:value-type="float">
            <text:p>34923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K85]&lt;10;&quot;&lt;10&quot;;IF([.K85]&lt;20; &quot;10-20&quot;; IF ([.K8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86]=&quot;female&quot;;1;0)" office:value-type="float" office:value="0" calcext:value-type="float">
            <text:p>0</text:p>
          </table:table-cell>
          <table:table-cell table:formula="of:=IF([.F86]=&quot;male&quot;;0;IF([.D86]=3;(IF ([.K86]&gt;20;0;1));1))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261" calcext:value-type="float">
            <text:p>240261</text:p>
          </table:table-cell>
          <table:table-cell office:value-type="float" office:value="10.7083" calcext:value-type="float">
            <text:p>10.7083</text:p>
          </table:table-cell>
          <table:table-cell/>
          <table:table-cell office:value-type="string" calcext:value-type="string">
            <text:p>Q</text:p>
          </table:table-cell>
          <table:table-cell table:formula="of:=IF([.K86]&lt;10;&quot;&lt;10&quot;;IF([.K86]&lt;20; &quot;10-20&quot;; IF ([.K8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87]=&quot;female&quot;;1;0)" office:value-type="float" office:value="0" calcext:value-type="float">
            <text:p>0</text:p>
          </table:table-cell>
          <table:table-cell table:formula="of:=IF([.F87]=&quot;male&quot;;0;IF([.D87]=3;(IF ([.K87]&gt;20;0;1));1))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K87]&lt;10;&quot;&lt;10&quot;;IF([.K87]&lt;20; &quot;10-20&quot;; IF ([.K8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88]=&quot;female&quot;;1;0)" office:value-type="float" office:value="1" calcext:value-type="float">
            <text:p>1</text:p>
          </table:table-cell>
          <table:table-cell table:formula="of:=IF([.F88]=&quot;male&quot;;0;IF([.D88]=3;(IF ([.K88]&gt;20;0;1));1))"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844" calcext:value-type="float">
            <text:p>33084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K88]&lt;10;&quot;&lt;10&quot;;IF([.K88]&lt;20; &quot;10-20&quot;; IF ([.K8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89]=&quot;female&quot;;1;0)" office:value-type="float" office:value="1" calcext:value-type="float">
            <text:p>1</text:p>
          </table:table-cell>
          <table:table-cell table:formula="of:=IF([.F89]=&quot;male&quot;;0;IF([.D89]=3;(IF ([.K89]&gt;20;0;1));1))"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89]&lt;10;&quot;&lt;10&quot;;IF([.K89]&lt;20; &quot;10-20&quot;; IF ([.K8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90]=&quot;female&quot;;1;0)" office:value-type="float" office:value="1" calcext:value-type="float">
            <text:p>1</text:p>
          </table:table-cell>
          <table:table-cell table:formula="of:=IF([.F90]=&quot;male&quot;;0;IF([.D90]=3;(IF ([.K90]&gt;20;0;1));1))"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6" calcext:value-type="float">
            <text:p>36485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90]&lt;10;&quot;&lt;10&quot;;IF([.K90]&lt;20; &quot;10-20&quot;; IF ([.K9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91]=&quot;female&quot;;1;0)" office:value-type="float" office:value="0" calcext:value-type="float">
            <text:p>0</text:p>
          </table:table-cell>
          <table:table-cell table:formula="of:=IF([.F91]=&quot;male&quot;;0;IF([.D91]=3;(IF ([.K91]&gt;20;0;1));1))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K91]&lt;10;&quot;&lt;10&quot;;IF([.K91]&lt;20; &quot;10-20&quot;; IF ([.K9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92]=&quot;female&quot;;1;0)" office:value-type="float" office:value="1" calcext:value-type="float">
            <text:p>1</text:p>
          </table:table-cell>
          <table:table-cell table:formula="of:=IF([.F92]=&quot;male&quot;;0;IF([.D92]=3;(IF ([.K92]&gt;20;0;1));1))"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  <table:table-cell table:formula="of:=IF([.K92]&lt;10;&quot;&lt;10&quot;;IF([.K92]&lt;20; &quot;10-20&quot;; IF ([.K9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93]=&quot;female&quot;;1;0)" office:value-type="float" office:value="0" calcext:value-type="float">
            <text:p>0</text:p>
          </table:table-cell>
          <table:table-cell table:formula="of:=IF([.F93]=&quot;male&quot;;0;IF([.D93]=3;(IF ([.K93]&gt;20;0;1));1))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498" calcext:value-type="float">
            <text:p>34549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K93]&lt;10;&quot;&lt;10&quot;;IF([.K93]&lt;20; &quot;10-20&quot;; IF ([.K9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94]=&quot;female&quot;;1;0)" office:value-type="float" office:value="1" calcext:value-type="float">
            <text:p>1</text:p>
          </table:table-cell>
          <table:table-cell table:formula="of:=IF([.F94]=&quot;male&quot;;0;IF([.D94]=3;(IF ([.K94]&gt;20;0;1));1))"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s. Thornton (Orian Hays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formula="of:=IF([.K94]&lt;10;&quot;&lt;10&quot;;IF([.K94]&lt;20; &quot;10-20&quot;; IF ([.K9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95]=&quot;female&quot;;1;0)" office:value-type="float" office:value="0" calcext:value-type="float">
            <text:p>0</text:p>
          </table:table-cell>
          <table:table-cell table:formula="of:=IF([.F95]=&quot;male&quot;;0;IF([.D95]=3;(IF ([.K95]&gt;20;0;1));1))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6563" calcext:value-type="float">
            <text:p>37656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95]&lt;10;&quot;&lt;10&quot;;IF([.K95]&lt;20; &quot;10-20&quot;; IF ([.K9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96]=&quot;female&quot;;1;0)" office:value-type="float" office:value="0" calcext:value-type="float">
            <text:p>0</text:p>
          </table:table-cell>
          <table:table-cell table:formula="of:=IF([.F96]=&quot;male&quot;;0;IF([.D96]=3;(IF ([.K96]&gt;20;0;1));1))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</text:p>
          </table:table-cell>
          <table:table-cell table:formula="of:=IF([.K96]&lt;10;&quot;&lt;10&quot;;IF([.K96]&lt;20; &quot;10-20&quot;; IF ([.K9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97]=&quot;female&quot;;1;0)" office:value-type="float" office:value="0" calcext:value-type="float">
            <text:p>0</text:p>
          </table:table-cell>
          <table:table-cell table:formula="of:=IF([.F97]=&quot;male&quot;;0;IF([.D97]=3;(IF ([.K97]&gt;20;0;1));1))"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3" calcext:value-type="float">
            <text:p>35003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K97]&lt;10;&quot;&lt;10&quot;;IF([.K97]&lt;20; &quot;10-20&quot;; IF ([.K9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98]=&quot;female&quot;;1;0)" office:value-type="float" office:value="1" calcext:value-type="float">
            <text:p>1</text:p>
          </table:table-cell>
          <table:table-cell table:formula="of:=IF([.F98]=&quot;male&quot;;0;IF([.D98]=3;(IF ([.K98]&gt;20;0;1));1))"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s. Tyrell William (Julia Florence Siegel)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table:formula="of:=IF([.K98]&lt;10;&quot;&lt;10&quot;;IF([.K98]&lt;20; &quot;10-20&quot;; IF ([.K9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99]=&quot;female&quot;;1;0)" office:value-type="float" office:value="0" calcext:value-type="float">
            <text:p>0</text:p>
          </table:table-cell>
          <table:table-cell table:formula="of:=IF([.F99]=&quot;male&quot;;0;IF([.D99]=3;(IF ([.K99]&gt;20;0;1));1))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K99]&lt;10;&quot;&lt;10&quot;;IF([.K99]&lt;20; &quot;10-20&quot;; IF ([.K9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00]=&quot;female&quot;;1;0)" office:value-type="float" office:value="1" calcext:value-type="float">
            <text:p>1</text:p>
          </table:table-cell>
          <table:table-cell table:formula="of:=IF([.F100]=&quot;male&quot;;0;IF([.D100]=3;(IF ([.K100]&gt;20;0;1));1))"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1" calcext:value-type="float">
            <text:p>347471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K100]&lt;10;&quot;&lt;10&quot;;IF([.K100]&lt;20; &quot;10-20&quot;; IF ([.K10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01]=&quot;female&quot;;1;0)" office:value-type="float" office:value="0" calcext:value-type="float">
            <text:p>0</text:p>
          </table:table-cell>
          <table:table-cell table:formula="of:=IF([.F101]=&quot;male&quot;;0;IF([.D101]=3;(IF ([.K101]&gt;20;0;1));1))"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101]&lt;10;&quot;&lt;10&quot;;IF([.K101]&lt;20; &quot;10-20&quot;; IF ([.K10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02]=&quot;female&quot;;1;0)" office:value-type="float" office:value="1" calcext:value-type="float">
            <text:p>1</text:p>
          </table:table-cell>
          <table:table-cell table:formula="of:=IF([.F102]=&quot;male&quot;;0;IF([.D102]=3;(IF ([.K102]&gt;20;0;1));1))"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s. Charles Emil Henry (Annie May Morris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 table:formula="of:=IF([.K102]&lt;10;&quot;&lt;10&quot;;IF([.K102]&lt;20; &quot;10-20&quot;; IF ([.K10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03]=&quot;female&quot;;1;0)" office:value-type="float" office:value="0" calcext:value-type="float">
            <text:p>0</text:p>
          </table:table-cell>
          <table:table-cell table:formula="of:=IF([.F103]=&quot;male&quot;;0;IF([.D103]=3;(IF ([.K103]&gt;20;0;1));1))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103]&lt;10;&quot;&lt;10&quot;;IF([.K103]&lt;20; &quot;10-20&quot;; IF ([.K10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04]=&quot;female&quot;;1;0)" office:value-type="float" office:value="0" calcext:value-type="float">
            <text:p>0</text:p>
          </table:table-cell>
          <table:table-cell table:formula="of:=IF([.F104]=&quot;male&quot;;0;IF([.D104]=3;(IF ([.K104]&gt;20;0;1));1))"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5" calcext:value-type="float">
            <text:p>3652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104]&lt;10;&quot;&lt;10&quot;;IF([.K104]&lt;20; &quot;10-20&quot;; IF ([.K10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05]=&quot;female&quot;;1;0)" office:value-type="float" office:value="0" calcext:value-type="float">
            <text:p>0</text:p>
          </table:table-cell>
          <table:table-cell table:formula="of:=IF([.F105]=&quot;male&quot;;0;IF([.D105]=3;(IF ([.K105]&gt;20;0;1));1))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0" calcext:value-type="float">
            <text:p>34707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K105]&lt;10;&quot;&lt;10&quot;;IF([.K105]&lt;20; &quot;10-20&quot;; IF ([.K10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06]=&quot;female&quot;;1;0)" office:value-type="float" office:value="1" calcext:value-type="float">
            <text:p>1</text:p>
          </table:table-cell>
          <table:table-cell table:formula="of:=IF([.F106]=&quot;male&quot;;0;IF([.D106]=3;(IF ([.K106]&gt;20;0;1));1))"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s. Alexander (Thamine Thelma")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  <table:table-cell table:formula="of:=IF([.K106]&lt;10;&quot;&lt;10&quot;;IF([.K106]&lt;20; &quot;10-20&quot;; IF ([.K10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07]=&quot;female&quot;;1;0)" office:value-type="float" office:value="0" calcext:value-type="float">
            <text:p>0</text:p>
          </table:table-cell>
          <table:table-cell table:formula="of:=IF([.F107]=&quot;male&quot;;0;IF([.D107]=3;(IF ([.K107]&gt;20;0;1));1))"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  <table:table-cell table:formula="of:=IF([.K107]&lt;10;&quot;&lt;10&quot;;IF([.K107]&lt;20; &quot;10-20&quot;; IF ([.K10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08]=&quot;female&quot;;1;0)" office:value-type="float" office:value="0" calcext:value-type="float">
            <text:p>0</text:p>
          </table:table-cell>
          <table:table-cell table:formula="of:=IF([.F108]=&quot;male&quot;;0;IF([.D108]=3;(IF ([.K108]&gt;20;0;1));1))"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0" calcext:value-type="float">
            <text:p>330920</text:p>
          </table:table-cell>
          <table:table-cell office:value-type="float" office:value="7.8208" calcext:value-type="float">
            <text:p>7.8208</text:p>
          </table:table-cell>
          <table:table-cell/>
          <table:table-cell office:value-type="string" calcext:value-type="string">
            <text:p>Q</text:p>
          </table:table-cell>
          <table:table-cell table:formula="of:=IF([.K108]&lt;10;&quot;&lt;10&quot;;IF([.K108]&lt;20; &quot;10-20&quot;; IF ([.K10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09]=&quot;female&quot;;1;0)" office:value-type="float" office:value="0" calcext:value-type="float">
            <text:p>0</text:p>
          </table:table-cell>
          <table:table-cell table:formula="of:=IF([.F109]=&quot;male&quot;;0;IF([.D109]=3;(IF ([.K109]&gt;20;0;1));1))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62" calcext:value-type="float">
            <text:p>38316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109]&lt;10;&quot;&lt;10&quot;;IF([.K109]&lt;20; &quot;10-20&quot;; IF ([.K10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10]=&quot;female&quot;;1;0)" office:value-type="float" office:value="0" calcext:value-type="float">
            <text:p>0</text:p>
          </table:table-cell>
          <table:table-cell table:formula="of:=IF([.F110]=&quot;male&quot;;0;IF([.D110]=3;(IF ([.K110]&gt;20;0;1));1)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r, Mr. Aaron (Abi Weller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S</text:p>
          </table:table-cell>
          <table:table-cell table:formula="of:=IF([.K110]&lt;10;&quot;&lt;10&quot;;IF([.K110]&lt;20; &quot;10-20&quot;; IF ([.K11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11]=&quot;female&quot;;1;0)" office:value-type="float" office:value="0" calcext:value-type="float">
            <text:p>0</text:p>
          </table:table-cell>
          <table:table-cell table:formula="of:=IF([.F111]=&quot;male&quot;;0;IF([.D111]=3;(IF ([.K111]&gt;20;0;1));1))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ne, Mr. George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4" calcext:value-type="float">
            <text:p>2487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formula="of:=IF([.K111]&lt;10;&quot;&lt;10&quot;;IF([.K111]&lt;20; &quot;10-20&quot;; IF ([.K11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12]=&quot;female&quot;;1;0)" office:value-type="float" office:value="0" calcext:value-type="float">
            <text:p>0</text:p>
          </table:table-cell>
          <table:table-cell table:formula="of:=IF([.F112]=&quot;male&quot;;0;IF([.D112]=3;(IF ([.K112]&gt;20;0;1));1))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34" calcext:value-type="float">
            <text:p>237734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  <table:table-cell table:formula="of:=IF([.K112]&lt;10;&quot;&lt;10&quot;;IF([.K112]&lt;20; &quot;10-20&quot;; IF ([.K11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13]=&quot;female&quot;;1;0)" office:value-type="float" office:value="1" calcext:value-type="float">
            <text:p>1</text:p>
          </table:table-cell>
          <table:table-cell table:formula="of:=IF([.F113]=&quot;male&quot;;0;IF([.D113]=3;(IF ([.K113]&gt;20;0;1));1))"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68" calcext:value-type="float">
            <text:p>330968</text:p>
          </table:table-cell>
          <table:table-cell office:value-type="float" office:value="7.7792" calcext:value-type="float">
            <text:p>7.7792</text:p>
          </table:table-cell>
          <table:table-cell/>
          <table:table-cell office:value-type="string" calcext:value-type="string">
            <text:p>Q</text:p>
          </table:table-cell>
          <table:table-cell table:formula="of:=IF([.K113]&lt;10;&quot;&lt;10&quot;;IF([.K113]&lt;20; &quot;10-20&quot;; IF ([.K11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14]=&quot;female&quot;;1;0)" office:value-type="float" office:value="1" calcext:value-type="float">
            <text:p>1</text:p>
          </table:table-cell>
          <table:table-cell table:formula="of:=IF([.F114]=&quot;male&quot;;0;IF([.D114]=3;(IF ([.K114]&gt;20;0;1));1))"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s, Miss. Edith Cors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float" office:value="31.6792" calcext:value-type="float">
            <text:p>31.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  <table:table-cell table:formula="of:=IF([.K114]&lt;10;&quot;&lt;10&quot;;IF([.K114]&lt;20; &quot;10-20&quot;; IF ([.K11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15]=&quot;female&quot;;1;0)" office:value-type="float" office:value="1" calcext:value-type="float">
            <text:p>1</text:p>
          </table:table-cell>
          <table:table-cell table:formula="of:=IF([.F115]=&quot;male&quot;;0;IF([.D115]=3;(IF ([.K115]&gt;20;0;1));1))"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944" calcext:value-type="float">
            <text:p>329944</text:p>
          </table:table-cell>
          <table:table-cell office:value-type="float" office:value="7.2833" calcext:value-type="float">
            <text:p>7.2833</text:p>
          </table:table-cell>
          <table:table-cell/>
          <table:table-cell office:value-type="string" calcext:value-type="string">
            <text:p>Q</text:p>
          </table:table-cell>
          <table:table-cell table:formula="of:=IF([.K115]&lt;10;&quot;&lt;10&quot;;IF([.K115]&lt;20; &quot;10-20&quot;; IF ([.K11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16]=&quot;female&quot;;1;0)" office:value-type="float" office:value="1" calcext:value-type="float">
            <text:p>1</text:p>
          </table:table-cell>
          <table:table-cell table:formula="of:=IF([.F116]=&quot;male&quot;;0;IF([.D116]=3;(IF ([.K116]&gt;20;0;1));1))"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s. Isidor (Rosalie Ida Blun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 table:formula="of:=IF([.K116]&lt;10;&quot;&lt;10&quot;;IF([.K116]&lt;20; &quot;10-20&quot;; IF ([.K11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17]=&quot;female&quot;;1;0)" office:value-type="float" office:value="0" calcext:value-type="float">
            <text:p>0</text:p>
          </table:table-cell>
          <table:table-cell table:formula="of:=IF([.F117]=&quot;male&quot;;0;IF([.D117]=3;(IF ([.K117]&gt;20;0;1));1))"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K117]&lt;10;&quot;&lt;10&quot;;IF([.K117]&lt;20; &quot;10-20&quot;; IF ([.K11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18]=&quot;female&quot;;1;0)" office:value-type="float" office:value="0" calcext:value-type="float">
            <text:p>0</text:p>
          </table:table-cell>
          <table:table-cell table:formula="of:=IF([.F118]=&quot;male&quot;;0;IF([.D118]=3;(IF ([.K118]&gt;20;0;1));1))"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table:formula="of:=IF([.K118]&lt;10;&quot;&lt;10&quot;;IF([.K118]&lt;20; &quot;10-20&quot;; IF ([.K11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19]=&quot;female&quot;;1;0)" office:value-type="float" office:value="1" calcext:value-type="float">
            <text:p>1</text:p>
          </table:table-cell>
          <table:table-cell table:formula="of:=IF([.F119]=&quot;male&quot;;0;IF([.D119]=3;(IF ([.K119]&gt;20;0;1));1))"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Beatrice Irene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K119]&lt;10;&quot;&lt;10&quot;;IF([.K119]&lt;20; &quot;10-20&quot;; IF ([.K11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20]=&quot;female&quot;;1;0)" office:value-type="float" office:value="0" calcext:value-type="float">
            <text:p>0</text:p>
          </table:table-cell>
          <table:table-cell table:formula="of:=IF([.F120]=&quot;male&quot;;0;IF([.D120]=3;(IF ([.K120]&gt;20;0;1));1))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tie, Mr. Thom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table:formula="of:=IF([.K120]&lt;10;&quot;&lt;10&quot;;IF([.K120]&lt;20; &quot;10-20&quot;; IF ([.K12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21]=&quot;female&quot;;1;0)" office:value-type="float" office:value="1" calcext:value-type="float">
            <text:p>1</text:p>
          </table:table-cell>
          <table:table-cell table:formula="of:=IF([.F121]=&quot;male&quot;;0;IF([.D121]=3;(IF ([.K121]&gt;20;0;1));1))"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121]&lt;10;&quot;&lt;10&quot;;IF([.K121]&lt;20; &quot;10-20&quot;; IF ([.K12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22]=&quot;female&quot;;1;0)" office:value-type="float" office:value="1" calcext:value-type="float">
            <text:p>1</text:p>
          </table:table-cell>
          <table:table-cell table:formula="of:=IF([.F122]=&quot;male&quot;;0;IF([.D122]=3;(IF ([.K122]&gt;20;0;1));1))"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  <table:table-cell table:formula="of:=IF([.K122]&lt;10;&quot;&lt;10&quot;;IF([.K122]&lt;20; &quot;10-20&quot;; IF ([.K12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23]=&quot;female&quot;;1;0)" office:value-type="float" office:value="0" calcext:value-type="float">
            <text:p>0</text:p>
          </table:table-cell>
          <table:table-cell table:formula="of:=IF([.F123]=&quot;male&quot;;0;IF([.D123]=3;(IF ([.K123]&gt;20;0;1));1))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7" calcext:value-type="float">
            <text:p>36722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123]&lt;10;&quot;&lt;10&quot;;IF([.K123]&lt;20; &quot;10-20&quot;; IF ([.K12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24]=&quot;female&quot;;1;0)" office:value-type="float" office:value="1" calcext:value-type="float">
            <text:p>1</text:p>
          </table:table-cell>
          <table:table-cell table:formula="of:=IF([.F124]=&quot;male&quot;;0;IF([.D124]=3;(IF ([.K124]&gt;20;0;1));1))"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bert, Mrs. Paul (Emma Mock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  <table:table-cell table:formula="of:=IF([.K124]&lt;10;&quot;&lt;10&quot;;IF([.K124]&lt;20; &quot;10-20&quot;; IF ([.K12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25]=&quot;female&quot;;1;0)" office:value-type="float" office:value="0" calcext:value-type="float">
            <text:p>0</text:p>
          </table:table-cell>
          <table:table-cell table:formula="of:=IF([.F125]=&quot;male&quot;;0;IF([.D125]=3;(IF ([.K125]&gt;20;0;1));1))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95" calcext:value-type="float">
            <text:p>39209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K125]&lt;10;&quot;&lt;10&quot;;IF([.K125]&lt;20; &quot;10-20&quot;; IF ([.K12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26]=&quot;female&quot;;1;0)" office:value-type="float" office:value="0" calcext:value-type="float">
            <text:p>0</text:p>
          </table:table-cell>
          <table:table-cell table:formula="of:=IF([.F126]=&quot;male&quot;;0;IF([.D126]=3;(IF ([.K126]&gt;20;0;1));1))"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83" calcext:value-type="float">
            <text:p>36878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126]&lt;10;&quot;&lt;10&quot;;IF([.K126]&lt;20; &quot;10-20&quot;; IF ([.K12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27]=&quot;female&quot;;1;0)" office:value-type="float" office:value="1" calcext:value-type="float">
            <text:p>1</text:p>
          </table:table-cell>
          <table:table-cell table:formula="of:=IF([.F127]=&quot;male&quot;;0;IF([.D127]=3;(IF ([.K127]&gt;20;0;1));1))"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K127]&lt;10;&quot;&lt;10&quot;;IF([.K127]&lt;20; &quot;10-20&quot;; IF ([.K12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28]=&quot;female&quot;;1;0)" office:value-type="float" office:value="0" calcext:value-type="float">
            <text:p>0</text:p>
          </table:table-cell>
          <table:table-cell table:formula="of:=IF([.F128]=&quot;male&quot;;0;IF([.D128]=3;(IF ([.K128]&gt;20;0;1));1))"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5" calcext:value-type="float">
            <text:p>35004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K128]&lt;10;&quot;&lt;10&quot;;IF([.K128]&lt;20; &quot;10-20&quot;; IF ([.K12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29]=&quot;female&quot;;1;0)" office:value-type="float" office:value="1" calcext:value-type="float">
            <text:p>1</text:p>
          </table:table-cell>
          <table:table-cell table:formula="of:=IF([.F129]=&quot;male&quot;;0;IF([.D129]=3;(IF ([.K129]&gt;20;0;1));1))"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formula="of:=IF([.K129]&lt;10;&quot;&lt;10&quot;;IF([.K129]&lt;20; &quot;10-20&quot;; IF ([.K12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30]=&quot;female&quot;;1;0)" office:value-type="float" office:value="0" calcext:value-type="float">
            <text:p>0</text:p>
          </table:table-cell>
          <table:table-cell table:formula="of:=IF([.F130]=&quot;male&quot;;0;IF([.D130]=3;(IF ([.K130]&gt;20;0;1));1))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5" calcext:value-type="float">
            <text:p>2115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130]&lt;10;&quot;&lt;10&quot;;IF([.K130]&lt;20; &quot;10-20&quot;; IF ([.K13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31]=&quot;female&quot;;1;0)" office:value-type="float" office:value="0" calcext:value-type="float">
            <text:p>0</text:p>
          </table:table-cell>
          <table:table-cell table:formula="of:=IF([.F131]=&quot;male&quot;;0;IF([.D131]=3;(IF ([.K131]&gt;20;0;1));1))"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441" calcext:value-type="float">
            <text:p>34244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131]&lt;10;&quot;&lt;10&quot;;IF([.K131]&lt;20; &quot;10-20&quot;; IF ([.K13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32]=&quot;female&quot;;1;0)" office:value-type="float" office:value="0" calcext:value-type="float">
            <text:p>0</text:p>
          </table:table-cell>
          <table:table-cell table:formula="of:=IF([.F132]=&quot;male&quot;;0;IF([.D132]=3;(IF ([.K132]&gt;20;0;1));1))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132]&lt;10;&quot;&lt;10&quot;;IF([.K132]&lt;20; &quot;10-20&quot;; IF ([.K13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33]=&quot;female&quot;;1;0)" office:value-type="float" office:value="0" calcext:value-type="float">
            <text:p>0</text:p>
          </table:table-cell>
          <table:table-cell table:formula="of:=IF([.F133]=&quot;male&quot;;0;IF([.D133]=3;(IF ([.K133]&gt;20;0;1));1))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cie, Col. Archibald IV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0" calcext:value-type="float">
            <text:p>113780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  <table:table-cell table:formula="of:=IF([.K133]&lt;10;&quot;&lt;10&quot;;IF([.K133]&lt;20; &quot;10-20&quot;; IF ([.K13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34]=&quot;female&quot;;1;0)" office:value-type="float" office:value="1" calcext:value-type="float">
            <text:p>1</text:p>
          </table:table-cell>
          <table:table-cell table:formula="of:=IF([.F134]=&quot;male&quot;;0;IF([.D134]=3;(IF ([.K134]&gt;20;0;1));1))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K134]&lt;10;&quot;&lt;10&quot;;IF([.K134]&lt;20; &quot;10-20&quot;; IF ([.K13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35]=&quot;female&quot;;1;0)" office:value-type="float" office:value="0" calcext:value-type="float">
            <text:p>0</text:p>
          </table:table-cell>
          <table:table-cell table:formula="of:=IF([.F135]=&quot;male&quot;;0;IF([.D135]=3;(IF ([.K135]&gt;20;0;1));1))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1" calcext:value-type="float">
            <text:p>262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table:formula="of:=IF([.K135]&lt;10;&quot;&lt;10&quot;;IF([.K135]&lt;20; &quot;10-20&quot;; IF ([.K13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36]=&quot;female&quot;;1;0)" office:value-type="float" office:value="0" calcext:value-type="float">
            <text:p>0</text:p>
          </table:table-cell>
          <table:table-cell table:formula="of:=IF([.F136]=&quot;male&quot;;0;IF([.D136]=3;(IF ([.K136]&gt;20;0;1));1))"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6" calcext:value-type="float">
            <text:p>34922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K136]&lt;10;&quot;&lt;10&quot;;IF([.K136]&lt;20; &quot;10-20&quot;; IF ([.K13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37]=&quot;female&quot;;1;0)" office:value-type="float" office:value="0" calcext:value-type="float">
            <text:p>0</text:p>
          </table:table-cell>
          <table:table-cell table:formula="of:=IF([.F137]=&quot;male&quot;;0;IF([.D137]=3;(IF ([.K137]&gt;20;0;1));1))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9" calcext:value-type="float">
            <text:p>35040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K137]&lt;10;&quot;&lt;10&quot;;IF([.K137]&lt;20; &quot;10-20&quot;; IF ([.K13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38]=&quot;female&quot;;1;0)" office:value-type="float" office:value="0" calcext:value-type="float">
            <text:p>0</text:p>
          </table:table-cell>
          <table:table-cell table:formula="of:=IF([.F138]=&quot;male&quot;;0;IF([.D138]=3;(IF ([.K138]&gt;20;0;1));1))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K138]&lt;10;&quot;&lt;10&quot;;IF([.K138]&lt;20; &quot;10-20&quot;; IF ([.K13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39]=&quot;female&quot;;1;0)" office:value-type="float" office:value="0" calcext:value-type="float">
            <text:p>0</text:p>
          </table:table-cell>
          <table:table-cell table:formula="of:=IF([.F139]=&quot;male&quot;;0;IF([.D139]=3;(IF ([.K139]&gt;20;0;1));1))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59" calcext:value-type="float">
            <text:p>2486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139]&lt;10;&quot;&lt;10&quot;;IF([.K139]&lt;20; &quot;10-20&quot;; IF ([.K13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40]=&quot;female&quot;;1;0)" office:value-type="float" office:value="1" calcext:value-type="float">
            <text:p>1</text:p>
          </table:table-cell>
          <table:table-cell table:formula="of:=IF([.F140]=&quot;male&quot;;0;IF([.D140]=3;(IF ([.K140]&gt;20;0;1));1))"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140]&lt;10;&quot;&lt;10&quot;;IF([.K140]&lt;20; &quot;10-20&quot;; IF ([.K14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41]=&quot;female&quot;;1;0)" office:value-type="float" office:value="0" calcext:value-type="float">
            <text:p>0</text:p>
          </table:table-cell>
          <table:table-cell table:formula="of:=IF([.F141]=&quot;male&quot;;0;IF([.D141]=3;(IF ([.K141]&gt;20;0;1));1))"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K141]&lt;10;&quot;&lt;10&quot;;IF([.K141]&lt;20; &quot;10-20&quot;; IF ([.K14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42]=&quot;female&quot;;1;0)" office:value-type="float" office:value="1" calcext:value-type="float">
            <text:p>1</text:p>
          </table:table-cell>
          <table:table-cell table:formula="of:=IF([.F142]=&quot;male&quot;;0;IF([.D142]=3;(IF ([.K142]&gt;20;0;1));1))"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K142]&lt;10;&quot;&lt;10&quot;;IF([.K142]&lt;20; &quot;10-20&quot;; IF ([.K14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43]=&quot;female&quot;;1;0)" office:value-type="float" office:value="1" calcext:value-type="float">
            <text:p>1</text:p>
          </table:table-cell>
          <table:table-cell table:formula="of:=IF([.F143]=&quot;male&quot;;0;IF([.D143]=3;(IF ([.K143]&gt;20;0;1));1))"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  <table:table-cell table:formula="of:=IF([.K143]&lt;10;&quot;&lt;10&quot;;IF([.K143]&lt;20; &quot;10-20&quot;; IF ([.K14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44]=&quot;female&quot;;1;0)" office:value-type="float" office:value="0" calcext:value-type="float">
            <text:p>0</text:p>
          </table:table-cell>
          <table:table-cell table:formula="of:=IF([.F144]=&quot;male&quot;;0;IF([.D144]=3;(IF ([.K144]&gt;20;0;1));1))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. Arthur Larne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IF([.K144]&lt;10;&quot;&lt;10&quot;;IF([.K144]&lt;20; &quot;10-20&quot;; IF ([.K14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45]=&quot;female&quot;;1;0)" office:value-type="float" office:value="0" calcext:value-type="float">
            <text:p>0</text:p>
          </table:table-cell>
          <table:table-cell table:formula="of:=IF([.F145]=&quot;male&quot;;0;IF([.D145]=3;(IF ([.K145]&gt;20;0;1));1))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145]&lt;10;&quot;&lt;10&quot;;IF([.K145]&lt;20; &quot;10-20&quot;; IF ([.K14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46]=&quot;female&quot;;1;0)" office:value-type="float" office:value="0" calcext:value-type="float">
            <text:p>0</text:p>
          </table:table-cell>
          <table:table-cell table:formula="of:=IF([.F146]=&quot;male&quot;;0;IF([.D146]=3;(IF ([.K146]&gt;20;0;1));1))"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eberg-Lind, Mr. Erik Gustaf (Mr Edward Lingrey")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5" calcext:value-type="float">
            <text:p>1747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K146]&lt;10;&quot;&lt;10&quot;;IF([.K146]&lt;20; &quot;10-20&quot;; IF ([.K14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47]=&quot;female&quot;;1;0)" office:value-type="float" office:value="0" calcext:value-type="float">
            <text:p>0</text:p>
          </table:table-cell>
          <table:table-cell table:formula="of:=IF([.F147]=&quot;male&quot;;0;IF([.D147]=3;(IF ([.K147]&gt;20;0;1));1))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IF([.K147]&lt;10;&quot;&lt;10&quot;;IF([.K147]&lt;20; &quot;10-20&quot;; IF ([.K14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48]=&quot;female&quot;;1;0)" office:value-type="float" office:value="0" calcext:value-type="float">
            <text:p>0</text:p>
          </table:table-cell>
          <table:table-cell table:formula="of:=IF([.F148]=&quot;male&quot;;0;IF([.D148]=3;(IF ([.K148]&gt;20;0;1));1))"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iard, Mr. Herbert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formula="of:=IF([.K148]&lt;10;&quot;&lt;10&quot;;IF([.K148]&lt;20; &quot;10-20&quot;; IF ([.K14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49]=&quot;female&quot;;1;0)" office:value-type="float" office:value="0" calcext:value-type="float">
            <text:p>0</text:p>
          </table:table-cell>
          <table:table-cell table:formula="of:=IF([.F149]=&quot;male&quot;;0;IF([.D149]=3;(IF ([.K149]&gt;20;0;1));1))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149]&lt;10;&quot;&lt;10&quot;;IF([.K149]&lt;20; &quot;10-20&quot;; IF ([.K14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50]=&quot;female&quot;;1;0)" office:value-type="float" office:value="0" calcext:value-type="float">
            <text:p>0</text:p>
          </table:table-cell>
          <table:table-cell table:formula="of:=IF([.F150]=&quot;male&quot;;0;IF([.D150]=3;(IF ([.K150]&gt;20;0;1));1))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K150]&lt;10;&quot;&lt;10&quot;;IF([.K150]&lt;20; &quot;10-20&quot;; IF ([.K15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51]=&quot;female&quot;;1;0)" office:value-type="float" office:value="0" calcext:value-type="float">
            <text:p>0</text:p>
          </table:table-cell>
          <table:table-cell table:formula="of:=IF([.F151]=&quot;male&quot;;0;IF([.D151]=3;(IF ([.K151]&gt;20;0;1));1))"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151]&lt;10;&quot;&lt;10&quot;;IF([.K151]&lt;20; &quot;10-20&quot;; IF ([.K15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52]=&quot;female&quot;;1;0)" office:value-type="float" office:value="1" calcext:value-type="float">
            <text:p>1</text:p>
          </table:table-cell>
          <table:table-cell table:formula="of:=IF([.F152]=&quot;male&quot;;0;IF([.D152]=3;(IF ([.K152]&gt;20;0;1));1))"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shaw, Mrs. Boulton (Olive Potter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table:formula="of:=IF([.K152]&lt;10;&quot;&lt;10&quot;;IF([.K152]&lt;20; &quot;10-20&quot;; IF ([.K15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53]=&quot;female&quot;;1;0)" office:value-type="float" office:value="0" calcext:value-type="float">
            <text:p>0</text:p>
          </table:table-cell>
          <table:table-cell table:formula="of:=IF([.F153]=&quot;male&quot;;0;IF([.D153]=3;(IF ([.K153]&gt;20;0;1));1))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5" calcext:value-type="float">
            <text:p>34925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K153]&lt;10;&quot;&lt;10&quot;;IF([.K153]&lt;20; &quot;10-20&quot;; IF ([.K15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54]=&quot;female&quot;;1;0)" office:value-type="float" office:value="0" calcext:value-type="float">
            <text:p>0</text:p>
          </table:table-cell>
          <table:table-cell table:formula="of:=IF([.F154]=&quot;male&quot;;0;IF([.D154]=3;(IF ([.K154]&gt;20;0;1));1))"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y, Mr. Thomas</text:p>
          </table:table-cell>
          <table:table-cell office:value-type="string" calcext:value-type="string">
            <text:p>male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1" calcext:value-type="float">
            <text:p>370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formula="of:=IF([.K154]&lt;10;&quot;&lt;10&quot;;IF([.K154]&lt;20; &quot;10-20&quot;; IF ([.K15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55]=&quot;female&quot;;1;0)" office:value-type="float" office:value="1" calcext:value-type="float">
            <text:p>1</text:p>
          </table:table-cell>
          <table:table-cell table:formula="of:=IF([.F155]=&quot;male&quot;;0;IF([.D155]=3;(IF ([.K155]&gt;20;0;1));1))"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  <table:table-cell table:formula="of:=IF([.K155]&lt;10;&quot;&lt;10&quot;;IF([.K155]&lt;20; &quot;10-20&quot;; IF ([.K15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56]=&quot;female&quot;;1;0)" office:value-type="float" office:value="0" calcext:value-type="float">
            <text:p>0</text:p>
          </table:table-cell>
          <table:table-cell table:formula="of:=IF([.F156]=&quot;male&quot;;0;IF([.D156]=3;(IF ([.K156]&gt;20;0;1));1))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K156]&lt;10;&quot;&lt;10&quot;;IF([.K156]&lt;20; &quot;10-20&quot;; IF ([.K15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57]=&quot;female&quot;;1;0)" office:value-type="float" office:value="0" calcext:value-type="float">
            <text:p>0</text:p>
          </table:table-cell>
          <table:table-cell table:formula="of:=IF([.F157]=&quot;male&quot;;0;IF([.D157]=3;(IF ([.K157]&gt;20;0;1));1))"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K157]&lt;10;&quot;&lt;10&quot;;IF([.K157]&lt;20; &quot;10-20&quot;; IF ([.K15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58]=&quot;female&quot;;1;0)" office:value-type="float" office:value="1" calcext:value-type="float">
            <text:p>1</text:p>
          </table:table-cell>
          <table:table-cell table:formula="of:=IF([.F158]=&quot;male&quot;;0;IF([.D158]=3;(IF ([.K158]&gt;20;0;1));1))"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, Miss. E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  <table:table-cell table:formula="of:=IF([.K158]&lt;10;&quot;&lt;10&quot;;IF([.K158]&lt;20; &quot;10-20&quot;; IF ([.K15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59]=&quot;female&quot;;1;0)" office:value-type="float" office:value="1" calcext:value-type="float">
            <text:p>1</text:p>
          </table:table-cell>
          <table:table-cell table:formula="of:=IF([.F159]=&quot;male&quot;;0;IF([.D159]=3;(IF ([.K159]&gt;20;0;1));1))"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9" calcext:value-type="float">
            <text:p>34746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K159]&lt;10;&quot;&lt;10&quot;;IF([.K159]&lt;20; &quot;10-20&quot;; IF ([.K15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60]=&quot;female&quot;;1;0)" office:value-type="float" office:value="0" calcext:value-type="float">
            <text:p>0</text:p>
          </table:table-cell>
          <table:table-cell table:formula="of:=IF([.F160]=&quot;male&quot;;0;IF([.D160]=3;(IF ([.K160]&gt;20;0;1));1))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ebank, Mr. John Jam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  <table:table-cell table:formula="of:=IF([.K160]&lt;10;&quot;&lt;10&quot;;IF([.K160]&lt;20; &quot;10-20&quot;; IF ([.K16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61]=&quot;female&quot;;1;0)" office:value-type="float" office:value="1" calcext:value-type="float">
            <text:p>1</text:p>
          </table:table-cell>
          <table:table-cell table:formula="of:=IF([.F161]=&quot;male&quot;;0;IF([.D161]=3;(IF ([.K161]&gt;20;0;1));1))"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  <table:table-cell table:formula="of:=IF([.K161]&lt;10;&quot;&lt;10&quot;;IF([.K161]&lt;20; &quot;10-20&quot;; IF ([.K16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62]=&quot;female&quot;;1;0)" office:value-type="float" office:value="1" calcext:value-type="float">
            <text:p>1</text:p>
          </table:table-cell>
          <table:table-cell table:formula="of:=IF([.F162]=&quot;male&quot;;0;IF([.D162]=3;(IF ([.K162]&gt;20;0;1));1))"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432" calcext:value-type="float">
            <text:p>3354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K162]&lt;10;&quot;&lt;10&quot;;IF([.K162]&lt;20; &quot;10-20&quot;; IF ([.K16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63]=&quot;female&quot;;1;0)" office:value-type="float" office:value="0" calcext:value-type="float">
            <text:p>0</text:p>
          </table:table-cell>
          <table:table-cell table:formula="of:=IF([.F163]=&quot;male&quot;;0;IF([.D163]=3;(IF ([.K163]&gt;20;0;1));1))"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K163]&lt;10;&quot;&lt;10&quot;;IF([.K163]&lt;20; &quot;10-20&quot;; IF ([.K16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64]=&quot;female&quot;;1;0)" office:value-type="float" office:value="1" calcext:value-type="float">
            <text:p>1</text:p>
          </table:table-cell>
          <table:table-cell table:formula="of:=IF([.F164]=&quot;male&quot;;0;IF([.D164]=3;(IF ([.K164]&gt;20;0;1));1))"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4" calcext:value-type="float">
            <text:p>220844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K164]&lt;10;&quot;&lt;10&quot;;IF([.K164]&lt;20; &quot;10-20&quot;; IF ([.K16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65]=&quot;female&quot;;1;0)" office:value-type="float" office:value="0" calcext:value-type="float">
            <text:p>0</text:p>
          </table:table-cell>
          <table:table-cell table:formula="of:=IF([.F165]=&quot;male&quot;;0;IF([.D165]=3;(IF ([.K165]&gt;20;0;1));1))"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271" calcext:value-type="float">
            <text:p>34327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  <table:table-cell table:formula="of:=IF([.K165]&lt;10;&quot;&lt;10&quot;;IF([.K165]&lt;20; &quot;10-20&quot;; IF ([.K16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66]=&quot;female&quot;;1;0)" office:value-type="float" office:value="0" calcext:value-type="float">
            <text:p>0</text:p>
          </table:table-cell>
          <table:table-cell table:formula="of:=IF([.F166]=&quot;male&quot;;0;IF([.D166]=3;(IF ([.K166]&gt;20;0;1));1))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93" calcext:value-type="float">
            <text:p>23739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166]&lt;10;&quot;&lt;10&quot;;IF([.K166]&lt;20; &quot;10-20&quot;; IF ([.K16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67]=&quot;female&quot;;1;0)" office:value-type="float" office:value="1" calcext:value-type="float">
            <text:p>1</text:p>
          </table:table-cell>
          <table:table-cell table:formula="of:=IF([.F167]=&quot;male&quot;;0;IF([.D167]=3;(IF ([.K167]&gt;20;0;1));1))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  <table:table-cell table:formula="of:=IF([.K167]&lt;10;&quot;&lt;10&quot;;IF([.K167]&lt;20; &quot;10-20&quot;; IF ([.K16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68]=&quot;female&quot;;1;0)" office:value-type="float" office:value="0" calcext:value-type="float">
            <text:p>0</text:p>
          </table:table-cell>
          <table:table-cell table:formula="of:=IF([.F168]=&quot;male&quot;;0;IF([.D168]=3;(IF ([.K168]&gt;20;0;1));1))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is, Mr. Emi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1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</text:p>
          </table:table-cell>
          <table:table-cell table:formula="of:=IF([.K168]&lt;10;&quot;&lt;10&quot;;IF([.K168]&lt;20; &quot;10-20&quot;; IF ([.K16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69]=&quot;female&quot;;1;0)" office:value-type="float" office:value="0" calcext:value-type="float">
            <text:p>0</text:p>
          </table:table-cell>
          <table:table-cell table:formula="of:=IF([.F169]=&quot;male&quot;;0;IF([.D169]=3;(IF ([.K169]&gt;20;0;1));1))"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Edward Wat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K169]&lt;10;&quot;&lt;10&quot;;IF([.K169]&lt;20; &quot;10-20&quot;; IF ([.K16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70]=&quot;female&quot;;1;0)" office:value-type="float" office:value="1" calcext:value-type="float">
            <text:p>1</text:p>
          </table:table-cell>
          <table:table-cell table:formula="of:=IF([.F170]=&quot;male&quot;;0;IF([.D170]=3;(IF ([.K170]&gt;20;0;1));1))"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ebeer, Mrs. Henry Arthur Jr (Eleanor Genevieve Fosdick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70" calcext:value-type="float">
            <text:p>17770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K170]&lt;10;&quot;&lt;10&quot;;IF([.K170]&lt;20; &quot;10-20&quot;; IF ([.K17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71]=&quot;female&quot;;1;0)" office:value-type="float" office:value="1" calcext:value-type="float">
            <text:p>1</text:p>
          </table:table-cell>
          <table:table-cell table:formula="of:=IF([.F171]=&quot;male&quot;;0;IF([.D171]=3;(IF ([.K171]&gt;20;0;1));1))"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stro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8" calcext:value-type="float">
            <text:p>7548</text:p>
          </table:table-cell>
          <table:table-cell office:value-type="float" office:value="8.9625" calcext:value-type="float">
            <text:p>8.9625</text:p>
          </table:table-cell>
          <table:table-cell/>
          <table:table-cell office:value-type="string" calcext:value-type="string">
            <text:p>S</text:p>
          </table:table-cell>
          <table:table-cell table:formula="of:=IF([.K171]&lt;10;&quot;&lt;10&quot;;IF([.K171]&lt;20; &quot;10-20&quot;; IF ([.K17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72]=&quot;female&quot;;1;0)" office:value-type="float" office:value="0" calcext:value-type="float">
            <text:p>0</text:p>
          </table:table-cell>
          <table:table-cell table:formula="of:=IF([.F172]=&quot;male&quot;;0;IF([.D172]=3;(IF ([.K172]&gt;20;0;1));1))"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K172]&lt;10;&quot;&lt;10&quot;;IF([.K172]&lt;20; &quot;10-20&quot;; IF ([.K17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73]=&quot;female&quot;;1;0)" office:value-type="float" office:value="0" calcext:value-type="float">
            <text:p>0</text:p>
          </table:table-cell>
          <table:table-cell table:formula="of:=IF([.F173]=&quot;male&quot;;0;IF([.D173]=3;(IF ([.K173]&gt;20;0;1));1))"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K173]&lt;10;&quot;&lt;10&quot;;IF([.K173]&lt;20; &quot;10-20&quot;; IF ([.K17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74]=&quot;female&quot;;1;0)" office:value-type="float" office:value="0" calcext:value-type="float">
            <text:p>0</text:p>
          </table:table-cell>
          <table:table-cell table:formula="of:=IF([.F174]=&quot;male&quot;;0;IF([.D174]=3;(IF ([.K174]&gt;20;0;1));1))"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  <table:table-cell table:formula="of:=IF([.K174]&lt;10;&quot;&lt;10&quot;;IF([.K174]&lt;20; &quot;10-20&quot;; IF ([.K17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75]=&quot;female&quot;;1;0)" office:value-type="float" office:value="0" calcext:value-type="float">
            <text:p>0</text:p>
          </table:table-cell>
          <table:table-cell table:formula="of:=IF([.F175]=&quot;male&quot;;0;IF([.D175]=3;(IF ([.K175]&gt;20;0;1));1))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K175]&lt;10;&quot;&lt;10&quot;;IF([.K175]&lt;20; &quot;10-20&quot;; IF ([.K17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76]=&quot;female&quot;;1;0)" office:value-type="float" office:value="0" calcext:value-type="float">
            <text:p>0</text:p>
          </table:table-cell>
          <table:table-cell table:formula="of:=IF([.F176]=&quot;male&quot;;0;IF([.D176]=3;(IF ([.K176]&gt;20;0;1));1))"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K176]&lt;10;&quot;&lt;10&quot;;IF([.K176]&lt;20; &quot;10-20&quot;; IF ([.K17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77]=&quot;female&quot;;1;0)" office:value-type="float" office:value="1" calcext:value-type="float">
            <text:p>1</text:p>
          </table:table-cell>
          <table:table-cell table:formula="of:=IF([.F177]=&quot;male&quot;;0;IF([.D177]=3;(IF ([.K177]&gt;20;0;1));1))"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formula="of:=IF([.K177]&lt;10;&quot;&lt;10&quot;;IF([.K177]&lt;20; &quot;10-20&quot;; IF ([.K17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78]=&quot;female&quot;;1;0)" office:value-type="float" office:value="1" calcext:value-type="float">
            <text:p>1</text:p>
          </table:table-cell>
          <table:table-cell table:formula="of:=IF([.F178]=&quot;male&quot;;0;IF([.D178]=3;(IF ([.K178]&gt;20;0;1));1))"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IF([.K178]&lt;10;&quot;&lt;10&quot;;IF([.K178]&lt;20; &quot;10-20&quot;; IF ([.K17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79]=&quot;female&quot;;1;0)" office:value-type="float" office:value="0" calcext:value-type="float">
            <text:p>0</text:p>
          </table:table-cell>
          <table:table-cell table:formula="of:=IF([.F179]=&quot;male&quot;;0;IF([.D179]=3;(IF ([.K179]&gt;20;0;1));1))"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. Charles Emil Hen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 table:formula="of:=IF([.K179]&lt;10;&quot;&lt;10&quot;;IF([.K179]&lt;20; &quot;10-20&quot;; IF ([.K17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80]=&quot;female&quot;;1;0)" office:value-type="float" office:value="1" calcext:value-type="float">
            <text:p>1</text:p>
          </table:table-cell>
          <table:table-cell table:formula="of:=IF([.F180]=&quot;male&quot;;0;IF([.D180]=3;(IF ([.K180]&gt;20;0;1));1))"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rs. Allen Oliver (Nellie E Baumgardne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IF([.K180]&lt;10;&quot;&lt;10&quot;;IF([.K180]&lt;20; &quot;10-20&quot;; IF ([.K18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81]=&quot;female&quot;;1;0)" office:value-type="float" office:value="1" calcext:value-type="float">
            <text:p>1</text:p>
          </table:table-cell>
          <table:table-cell table:formula="of:=IF([.F181]=&quot;male&quot;;0;IF([.D181]=3;(IF ([.K181]&gt;20;0;1));1))"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s. Alexander Taylor (Mary Eliza Ingersoll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  <table:table-cell table:formula="of:=IF([.K181]&lt;10;&quot;&lt;10&quot;;IF([.K181]&lt;20; &quot;10-20&quot;; IF ([.K18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82]=&quot;female&quot;;1;0)" office:value-type="float" office:value="0" calcext:value-type="float">
            <text:p>0</text:p>
          </table:table-cell>
          <table:table-cell table:formula="of:=IF([.F182]=&quot;male&quot;;0;IF([.D182]=3;(IF ([.K182]&gt;20;0;1));1))"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478" calcext:value-type="float">
            <text:p>2334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182]&lt;10;&quot;&lt;10&quot;;IF([.K182]&lt;20; &quot;10-20&quot;; IF ([.K18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83]=&quot;female&quot;;1;0)" office:value-type="float" office:value="0" calcext:value-type="float">
            <text:p>0</text:p>
          </table:table-cell>
          <table:table-cell table:formula="of:=IF([.F183]=&quot;male&quot;;0;IF([.D183]=3;(IF ([.K183]&gt;20;0;1));1))"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. Alexander Taylor J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  <table:table-cell table:formula="of:=IF([.K183]&lt;10;&quot;&lt;10&quot;;IF([.K183]&lt;20; &quot;10-20&quot;; IF ([.K18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84]=&quot;female&quot;;1;0)" office:value-type="float" office:value="1" calcext:value-type="float">
            <text:p>1</text:p>
          </table:table-cell>
          <table:table-cell table:formula="of:=IF([.F184]=&quot;male&quot;;0;IF([.D184]=3;(IF ([.K184]&gt;20;0;1));1))"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s. Daniel Warner (Mary Graham Carmichael Farquarso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formula="of:=IF([.K184]&lt;10;&quot;&lt;10&quot;;IF([.K184]&lt;20; &quot;10-20&quot;; IF ([.K18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85]=&quot;female&quot;;1;0)" office:value-type="float" office:value="0" calcext:value-type="float">
            <text:p>0</text:p>
          </table:table-cell>
          <table:table-cell table:formula="of:=IF([.F185]=&quot;male&quot;;0;IF([.D185]=3;(IF ([.K185]&gt;20;0;1));1))"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185]&lt;10;&quot;&lt;10&quot;;IF([.K185]&lt;20; &quot;10-20&quot;; IF ([.K18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86]=&quot;female&quot;;1;0)" office:value-type="float" office:value="1" calcext:value-type="float">
            <text:p>1</text:p>
          </table:table-cell>
          <table:table-cell table:formula="of:=IF([.F186]=&quot;male&quot;;0;IF([.D186]=3;(IF ([.K186]&gt;20;0;1));1))"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Frederick Charles (Mary Helene Baxter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formula="of:=IF([.K186]&lt;10;&quot;&lt;10&quot;;IF([.K186]&lt;20; &quot;10-20&quot;; IF ([.K18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87]=&quot;female&quot;;1;0)" office:value-type="float" office:value="0" calcext:value-type="float">
            <text:p>0</text:p>
          </table:table-cell>
          <table:table-cell table:formula="of:=IF([.F187]=&quot;male&quot;;0;IF([.D187]=3;(IF ([.K187]&gt;20;0;1));1))"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59" calcext:value-type="float">
            <text:p>23905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  <table:table-cell table:formula="of:=IF([.K187]&lt;10;&quot;&lt;10&quot;;IF([.K187]&lt;20; &quot;10-20&quot;; IF ([.K18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88]=&quot;female&quot;;1;0)" office:value-type="float" office:value="1" calcext:value-type="float">
            <text:p>1</text:p>
          </table:table-cell>
          <table:table-cell table:formula="of:=IF([.F188]=&quot;male&quot;;0;IF([.D188]=3;(IF ([.K188]&gt;20;0;1));1))"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K188]&lt;10;&quot;&lt;10&quot;;IF([.K188]&lt;20; &quot;10-20&quot;; IF ([.K18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89]=&quot;female&quot;;1;0)" office:value-type="float" office:value="0" calcext:value-type="float">
            <text:p>0</text:p>
          </table:table-cell>
          <table:table-cell table:formula="of:=IF([.F189]=&quot;male&quot;;0;IF([.D189]=3;(IF ([.K189]&gt;20;0;1));1))"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189]&lt;10;&quot;&lt;10&quot;;IF([.K189]&lt;20; &quot;10-20&quot;; IF ([.K18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90]=&quot;female&quot;;1;0)" office:value-type="float" office:value="1" calcext:value-type="float">
            <text:p>1</text:p>
          </table:table-cell>
          <table:table-cell table:formula="of:=IF([.F190]=&quot;male&quot;;0;IF([.D190]=3;(IF ([.K190]&gt;20;0;1));1))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K190]&lt;10;&quot;&lt;10&quot;;IF([.K190]&lt;20; &quot;10-20&quot;; IF ([.K19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91]=&quot;female&quot;;1;0)" office:value-type="float" office:value="0" calcext:value-type="float">
            <text:p>0</text:p>
          </table:table-cell>
          <table:table-cell table:formula="of:=IF([.F191]=&quot;male&quot;;0;IF([.D191]=3;(IF ([.K191]&gt;20;0;1));1))"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1" calcext:value-type="float">
            <text:p>282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191]&lt;10;&quot;&lt;10&quot;;IF([.K191]&lt;20; &quot;10-20&quot;; IF ([.K19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92]=&quot;female&quot;;1;0)" office:value-type="float" office:value="0" calcext:value-type="float">
            <text:p>0</text:p>
          </table:table-cell>
          <table:table-cell table:formula="of:=IF([.F192]=&quot;male&quot;;0;IF([.D192]=3;(IF ([.K192]&gt;20;0;1));1))"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192]&lt;10;&quot;&lt;10&quot;;IF([.K192]&lt;20; &quot;10-20&quot;; IF ([.K19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93]=&quot;female&quot;;1;0)" office:value-type="float" office:value="0" calcext:value-type="float">
            <text:p>0</text:p>
          </table:table-cell>
          <table:table-cell table:formula="of:=IF([.F193]=&quot;male&quot;;0;IF([.D193]=3;(IF ([.K193]&gt;20;0;1));1))"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163" calcext:value-type="float">
            <text:p>11116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193]&lt;10;&quot;&lt;10&quot;;IF([.K193]&lt;20; &quot;10-20&quot;; IF ([.K19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194]=&quot;female&quot;;1;0)" office:value-type="float" office:value="0" calcext:value-type="float">
            <text:p>0</text:p>
          </table:table-cell>
          <table:table-cell table:formula="of:=IF([.F194]=&quot;male&quot;;0;IF([.D194]=3;(IF ([.K194]&gt;20;0;1));1))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K194]&lt;10;&quot;&lt;10&quot;;IF([.K194]&lt;20; &quot;10-20&quot;; IF ([.K19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95]=&quot;female&quot;;1;0)" office:value-type="float" office:value="0" calcext:value-type="float">
            <text:p>0</text:p>
          </table:table-cell>
          <table:table-cell table:formula="of:=IF([.F195]=&quot;male&quot;;0;IF([.D195]=3;(IF ([.K195]&gt;20;0;1));1))"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09" calcext:value-type="float">
            <text:p>235509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IF([.K195]&lt;10;&quot;&lt;10&quot;;IF([.K195]&lt;20; &quot;10-20&quot;; IF ([.K19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196]=&quot;female&quot;;1;0)" office:value-type="float" office:value="0" calcext:value-type="float">
            <text:p>0</text:p>
          </table:table-cell>
          <table:table-cell table:formula="of:=IF([.F196]=&quot;male&quot;;0;IF([.D196]=3;(IF ([.K196]&gt;20;0;1));1))"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  <table:table-cell table:formula="of:=IF([.K196]&lt;10;&quot;&lt;10&quot;;IF([.K196]&lt;20; &quot;10-20&quot;; IF ([.K19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97]=&quot;female&quot;;1;0)" office:value-type="float" office:value="0" calcext:value-type="float">
            <text:p>0</text:p>
          </table:table-cell>
          <table:table-cell table:formula="of:=IF([.F197]=&quot;male&quot;;0;IF([.D197]=3;(IF ([.K197]&gt;20;0;1));1))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5" calcext:value-type="float">
            <text:p>34746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K197]&lt;10;&quot;&lt;10&quot;;IF([.K197]&lt;20; &quot;10-20&quot;; IF ([.K19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198]=&quot;female&quot;;1;0)" office:value-type="float" office:value="0" calcext:value-type="float">
            <text:p>0</text:p>
          </table:table-cell>
          <table:table-cell table:formula="of:=IF([.F198]=&quot;male&quot;;0;IF([.D198]=3;(IF ([.K198]&gt;20;0;1));1))"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aster. Robert Dougla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table:formula="of:=IF([.K198]&lt;10;&quot;&lt;10&quot;;IF([.K198]&lt;20; &quot;10-20&quot;; IF ([.K19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199]=&quot;female&quot;;1;0)" office:value-type="float" office:value="1" calcext:value-type="float">
            <text:p>1</text:p>
          </table:table-cell>
          <table:table-cell table:formula="of:=IF([.F199]=&quot;male&quot;;0;IF([.D199]=3;(IF ([.K199]&gt;20;0;1));1))"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6" calcext:value-type="float">
            <text:p>34706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K199]&lt;10;&quot;&lt;10&quot;;IF([.K199]&lt;20; &quot;10-20&quot;; IF ([.K19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00]=&quot;female&quot;;1;0)" office:value-type="float" office:value="0" calcext:value-type="float">
            <text:p>0</text:p>
          </table:table-cell>
          <table:table-cell table:formula="of:=IF([.F200]=&quot;male&quot;;0;IF([.D200]=3;(IF ([.K200]&gt;20;0;1));1))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K200]&lt;10;&quot;&lt;10&quot;;IF([.K200]&lt;20; &quot;10-20&quot;; IF ([.K20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01]=&quot;female&quot;;1;0)" office:value-type="float" office:value="1" calcext:value-type="float">
            <text:p>1</text:p>
          </table:table-cell>
          <table:table-cell table:formula="of:=IF([.F201]=&quot;male&quot;;0;IF([.D201]=3;(IF ([.K201]&gt;20;0;1));1))"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5" calcext:value-type="float">
            <text:p>65305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  <table:table-cell table:formula="of:=IF([.K201]&lt;10;&quot;&lt;10&quot;;IF([.K201]&lt;20; &quot;10-20&quot;; IF ([.K20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02]=&quot;female&quot;;1;0)" office:value-type="float" office:value="1" calcext:value-type="float">
            <text:p>1</text:p>
          </table:table-cell>
          <table:table-cell table:formula="of:=IF([.F202]=&quot;male&quot;;0;IF([.D202]=3;(IF ([.K202]&gt;20;0;1));1))"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K202]&lt;10;&quot;&lt;10&quot;;IF([.K202]&lt;20; &quot;10-20&quot;; IF ([.K20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03]=&quot;female&quot;;1;0)" office:value-type="float" office:value="0" calcext:value-type="float">
            <text:p>0</text:p>
          </table:table-cell>
          <table:table-cell table:formula="of:=IF([.F203]=&quot;male&quot;;0;IF([.D203]=3;(IF ([.K203]&gt;20;0;1));1))"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formula="of:=IF([.K203]&lt;10;&quot;&lt;10&quot;;IF([.K203]&lt;20; &quot;10-20&quot;; IF ([.K20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04]=&quot;female&quot;;1;0)" office:value-type="float" office:value="0" calcext:value-type="float">
            <text:p>0</text:p>
          </table:table-cell>
          <table:table-cell table:formula="of:=IF([.F204]=&quot;male&quot;;0;IF([.D204]=3;(IF ([.K204]&gt;20;0;1));1))"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or, Col. John Jaco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table:formula="of:=IF([.K204]&lt;10;&quot;&lt;10&quot;;IF([.K204]&lt;20; &quot;10-20&quot;; IF ([.K20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05]=&quot;female&quot;;1;0)" office:value-type="float" office:value="1" calcext:value-type="float">
            <text:p>1</text:p>
          </table:table-cell>
          <table:table-cell table:formula="of:=IF([.F205]=&quot;male&quot;;0;IF([.D205]=3;(IF ([.K205]&gt;20;0;1));1))"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205]&lt;10;&quot;&lt;10&quot;;IF([.K205]&lt;20; &quot;10-20&quot;; IF ([.K20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06]=&quot;female&quot;;1;0)" office:value-type="float" office:value="0" calcext:value-type="float">
            <text:p>0</text:p>
          </table:table-cell>
          <table:table-cell table:formula="of:=IF([.F206]=&quot;male&quot;;0;IF([.D206]=3;(IF ([.K206]&gt;20;0;1));1))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K206]&lt;10;&quot;&lt;10&quot;;IF([.K206]&lt;20; &quot;10-20&quot;; IF ([.K20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07]=&quot;female&quot;;1;0)" office:value-type="float" office:value="0" calcext:value-type="float">
            <text:p>0</text:p>
          </table:table-cell>
          <table:table-cell table:formula="of:=IF([.F207]=&quot;male&quot;;0;IF([.D207]=3;(IF ([.K207]&gt;20;0;1));1))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float" office:value="25.7417" calcext:value-type="float">
            <text:p>25.7417</text:p>
          </table:table-cell>
          <table:table-cell/>
          <table:table-cell office:value-type="string" calcext:value-type="string">
            <text:p>C</text:p>
          </table:table-cell>
          <table:table-cell table:formula="of:=IF([.K207]&lt;10;&quot;&lt;10&quot;;IF([.K207]&lt;20; &quot;10-20&quot;; IF ([.K20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08]=&quot;female&quot;;1;0)" office:value-type="float" office:value="1" calcext:value-type="float">
            <text:p>1</text:p>
          </table:table-cell>
          <table:table-cell table:formula="of:=IF([.F208]=&quot;male&quot;;0;IF([.D208]=3;(IF ([.K208]&gt;20;0;1));1))"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208]&lt;10;&quot;&lt;10&quot;;IF([.K208]&lt;20; &quot;10-20&quot;; IF ([.K20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09]=&quot;female&quot;;1;0)" office:value-type="float" office:value="0" calcext:value-type="float">
            <text:p>0</text:p>
          </table:table-cell>
          <table:table-cell table:formula="of:=IF([.F209]=&quot;male&quot;;0;IF([.D209]=3;(IF ([.K209]&gt;20;0;1));1))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34" calcext:value-type="float">
            <text:p>2803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K209]&lt;10;&quot;&lt;10&quot;;IF([.K209]&lt;20; &quot;10-20&quot;; IF ([.K20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10]=&quot;female&quot;;1;0)" office:value-type="float" office:value="1" calcext:value-type="float">
            <text:p>1</text:p>
          </table:table-cell>
          <table:table-cell table:formula="of:=IF([.F210]=&quot;male&quot;;0;IF([.D210]=3;(IF ([.K210]&gt;20;0;1));1))"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baum, Miss. Edith Louis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  <table:table-cell table:formula="of:=IF([.K210]&lt;10;&quot;&lt;10&quot;;IF([.K210]&lt;20; &quot;10-20&quot;; IF ([.K21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11]=&quot;female&quot;;1;0)" office:value-type="float" office:value="0" calcext:value-type="float">
            <text:p>0</text:p>
          </table:table-cell>
          <table:table-cell table:formula="of:=IF([.F211]=&quot;male&quot;;0;IF([.D211]=3;(IF ([.K211]&gt;20;0;1));1))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0" calcext:value-type="float">
            <text:p>34925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K211]&lt;10;&quot;&lt;10&quot;;IF([.K211]&lt;20; &quot;10-20&quot;; IF ([.K21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12]=&quot;female&quot;;1;0)" office:value-type="float" office:value="0" calcext:value-type="float">
            <text:p>0</text:p>
          </table:table-cell>
          <table:table-cell table:formula="of:=IF([.F212]=&quot;male&quot;;0;IF([.D212]=3;(IF ([.K212]&gt;20;0;1));1))"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  <table:table-cell table:formula="of:=IF([.K212]&lt;10;&quot;&lt;10&quot;;IF([.K212]&lt;20; &quot;10-20&quot;; IF ([.K21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13]=&quot;female&quot;;1;0)" office:value-type="float" office:value="0" calcext:value-type="float">
            <text:p>0</text:p>
          </table:table-cell>
          <table:table-cell table:formula="of:=IF([.F213]=&quot;male&quot;;0;IF([.D213]=3;(IF ([.K213]&gt;20;0;1));1))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K213]&lt;10;&quot;&lt;10&quot;;IF([.K213]&lt;20; &quot;10-20&quot;; IF ([.K21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14]=&quot;female&quot;;1;0)" office:value-type="float" office:value="0" calcext:value-type="float">
            <text:p>0</text:p>
          </table:table-cell>
          <table:table-cell table:formula="of:=IF([.F214]=&quot;male&quot;;0;IF([.D214]=3;(IF ([.K214]&gt;20;0;1));1))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K214]&lt;10;&quot;&lt;10&quot;;IF([.K214]&lt;20; &quot;10-20&quot;; IF ([.K21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15]=&quot;female&quot;;1;0)" office:value-type="float" office:value="1" calcext:value-type="float">
            <text:p>1</text:p>
          </table:table-cell>
          <table:table-cell table:formula="of:=IF([.F215]=&quot;male&quot;;0;IF([.D215]=3;(IF ([.K215]&gt;20;0;1));1))"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215]&lt;10;&quot;&lt;10&quot;;IF([.K215]&lt;20; &quot;10-20&quot;; IF ([.K21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16]=&quot;female&quot;;1;0)" office:value-type="float" office:value="1" calcext:value-type="float">
            <text:p>1</text:p>
          </table:table-cell>
          <table:table-cell table:formula="of:=IF([.F216]=&quot;male&quot;;0;IF([.D216]=3;(IF ([.K216]&gt;20;0;1));1))"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da Augusta Margaret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91" calcext:value-type="float">
            <text:p>3470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K216]&lt;10;&quot;&lt;10&quot;;IF([.K216]&lt;20; &quot;10-20&quot;; IF ([.K21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17]=&quot;female&quot;;1;0)" office:value-type="float" office:value="0" calcext:value-type="float">
            <text:p>0</text:p>
          </table:table-cell>
          <table:table-cell table:formula="of:=IF([.F217]=&quot;male&quot;;0;IF([.D217]=3;(IF ([.K217]&gt;20;0;1));1))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, Mr. Christoph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38" calcext:value-type="float">
            <text:p>113038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  <table:table-cell table:formula="of:=IF([.K217]&lt;10;&quot;&lt;10&quot;;IF([.K217]&lt;20; &quot;10-20&quot;; IF ([.K21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18]=&quot;female&quot;;1;0)" office:value-type="float" office:value="1" calcext:value-type="float">
            <text:p>1</text:p>
          </table:table-cell>
          <table:table-cell table:formula="of:=IF([.F218]=&quot;male&quot;;0;IF([.D218]=3;(IF ([.K218]&gt;20;0;1));1))"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24" calcext:value-type="float">
            <text:p>33092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K218]&lt;10;&quot;&lt;10&quot;;IF([.K218]&lt;20; &quot;10-20&quot;; IF ([.K21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19]=&quot;female&quot;;1;0)" office:value-type="float" office:value="0" calcext:value-type="float">
            <text:p>0</text:p>
          </table:table-cell>
          <table:table-cell table:formula="of:=IF([.F219]=&quot;male&quot;;0;IF([.D219]=3;(IF ([.K219]&gt;20;0;1));1))"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  <table:table-cell table:formula="of:=IF([.K219]&lt;10;&quot;&lt;10&quot;;IF([.K219]&lt;20; &quot;10-20&quot;; IF ([.K21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20]=&quot;female&quot;;1;0)" office:value-type="float" office:value="1" calcext:value-type="float">
            <text:p>1</text:p>
          </table:table-cell>
          <table:table-cell table:formula="of:=IF([.F220]=&quot;male&quot;;0;IF([.D220]=3;(IF ([.K220]&gt;20;0;1));1))"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s. George Dunton (Eleanor Elkin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table:formula="of:=IF([.K220]&lt;10;&quot;&lt;10&quot;;IF([.K220]&lt;20; &quot;10-20&quot;; IF ([.K22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21]=&quot;female&quot;;1;0)" office:value-type="float" office:value="0" calcext:value-type="float">
            <text:p>0</text:p>
          </table:table-cell>
          <table:table-cell table:formula="of:=IF([.F221]=&quot;male&quot;;0;IF([.D221]=3;(IF ([.K221]&gt;20;0;1));1))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02" calcext:value-type="float">
            <text:p>3230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221]&lt;10;&quot;&lt;10&quot;;IF([.K221]&lt;20; &quot;10-20&quot;; IF ([.K22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22]=&quot;female&quot;;1;0)" office:value-type="float" office:value="1" calcext:value-type="float">
            <text:p>1</text:p>
          </table:table-cell>
          <table:table-cell table:formula="of:=IF([.F222]=&quot;male&quot;;0;IF([.D222]=3;(IF ([.K222]&gt;20;0;1));1))"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table:formula="of:=IF([.K222]&lt;10;&quot;&lt;10&quot;;IF([.K222]&lt;20; &quot;10-20&quot;; IF ([.K22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23]=&quot;female&quot;;1;0)" office:value-type="float" office:value="0" calcext:value-type="float">
            <text:p>0</text:p>
          </table:table-cell>
          <table:table-cell table:formula="of:=IF([.F223]=&quot;male&quot;;0;IF([.D223]=3;(IF ([.K223]&gt;20;0;1));1))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684" calcext:value-type="float">
            <text:p>34268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223]&lt;10;&quot;&lt;10&quot;;IF([.K223]&lt;20; &quot;10-20&quot;; IF ([.K22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24]=&quot;female&quot;;1;0)" office:value-type="float" office:value="1" calcext:value-type="float">
            <text:p>1</text:p>
          </table:table-cell>
          <table:table-cell table:formula="of:=IF([.F224]=&quot;male&quot;;0;IF([.D224]=3;(IF ([.K224]&gt;20;0;1));1))" office:value-type="float" office:value="1" calcext:value-type="float">
            <text:p>1</text:p>
          </table:table-cell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k, Mrs. (Selena Rogers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IF([.K224]&lt;10;&quot;&lt;10&quot;;IF([.K224]&lt;20; &quot;10-20&quot;; IF ([.K22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25]=&quot;female&quot;;1;0)" office:value-type="float" office:value="0" calcext:value-type="float">
            <text:p>0</text:p>
          </table:table-cell>
          <table:table-cell table:formula="of:=IF([.F225]=&quot;male&quot;;0;IF([.D225]=3;(IF ([.K225]&gt;20;0;1));1))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3" calcext:value-type="float">
            <text:p>35005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K225]&lt;10;&quot;&lt;10&quot;;IF([.K225]&lt;20; &quot;10-20&quot;; IF ([.K22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26]=&quot;female&quot;;1;0)" office:value-type="float" office:value="1" calcext:value-type="float">
            <text:p>1</text:p>
          </table:table-cell>
          <table:table-cell table:formula="of:=IF([.F226]=&quot;male&quot;;0;IF([.D226]=3;(IF ([.K226]&gt;20;0;1));1))"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float" office:value="27.4458" calcext:value-type="float">
            <text:p>27.4458</text:p>
          </table:table-cell>
          <table:table-cell/>
          <table:table-cell office:value-type="string" calcext:value-type="string">
            <text:p>C</text:p>
          </table:table-cell>
          <table:table-cell table:formula="of:=IF([.K226]&lt;10;&quot;&lt;10&quot;;IF([.K226]&lt;20; &quot;10-20&quot;; IF ([.K22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27]=&quot;female&quot;;1;0)" office:value-type="float" office:value="1" calcext:value-type="float">
            <text:p>1</text:p>
          </table:table-cell>
          <table:table-cell table:formula="of:=IF([.F227]=&quot;male&quot;;0;IF([.D227]=3;(IF ([.K227]&gt;20;0;1));1))"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rs. George (Omine Amenia" Alexander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K227]&lt;10;&quot;&lt;10&quot;;IF([.K227]&lt;20; &quot;10-20&quot;; IF ([.K22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28]=&quot;female&quot;;1;0)" office:value-type="float" office:value="0" calcext:value-type="float">
            <text:p>0</text:p>
          </table:table-cell>
          <table:table-cell table:formula="of:=IF([.F228]=&quot;male&quot;;0;IF([.D228]=3;(IF ([.K228]&gt;20;0;1));1))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4" calcext:value-type="float">
            <text:p>35005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K228]&lt;10;&quot;&lt;10&quot;;IF([.K228]&lt;20; &quot;10-20&quot;; IF ([.K22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29]=&quot;female&quot;;1;0)" office:value-type="float" office:value="1" calcext:value-type="float">
            <text:p>1</text:p>
          </table:table-cell>
          <table:table-cell table:formula="of:=IF([.F229]=&quot;male&quot;;0;IF([.D229]=3;(IF ([.K229]&gt;20;0;1));1))"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68" calcext:value-type="float">
            <text:p>37036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229]&lt;10;&quot;&lt;10&quot;;IF([.K229]&lt;20; &quot;10-20&quot;; IF ([.K22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30]=&quot;female&quot;;1;0)" office:value-type="float" office:value="0" calcext:value-type="float">
            <text:p>0</text:p>
          </table:table-cell>
          <table:table-cell table:formula="of:=IF([.F230]=&quot;male&quot;;0;IF([.D230]=3;(IF ([.K230]&gt;20;0;1));1))"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  <table:table-cell table:formula="of:=IF([.K230]&lt;10;&quot;&lt;10&quot;;IF([.K230]&lt;20; &quot;10-20&quot;; IF ([.K23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31]=&quot;female&quot;;1;0)" office:value-type="float" office:value="0" calcext:value-type="float">
            <text:p>0</text:p>
          </table:table-cell>
          <table:table-cell table:formula="of:=IF([.F231]=&quot;male&quot;;0;IF([.D231]=3;(IF ([.K231]&gt;20;0;1));1))"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963" calcext:value-type="float">
            <text:p>2429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231]&lt;10;&quot;&lt;10&quot;;IF([.K231]&lt;20; &quot;10-20&quot;; IF ([.K23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32]=&quot;female&quot;;1;0)" office:value-type="float" office:value="0" calcext:value-type="float">
            <text:p>0</text:p>
          </table:table-cell>
          <table:table-cell table:formula="of:=IF([.F232]=&quot;male&quot;;0;IF([.D232]=3;(IF ([.K232]&gt;20;0;1));1))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IF([.K232]&lt;10;&quot;&lt;10&quot;;IF([.K232]&lt;20; &quot;10-20&quot;; IF ([.K23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33]=&quot;female&quot;;1;0)" office:value-type="float" office:value="1" calcext:value-type="float">
            <text:p>1</text:p>
          </table:table-cell>
          <table:table-cell table:formula="of:=IF([.F233]=&quot;male&quot;;0;IF([.D233]=3;(IF ([.K233]&gt;20;0;1));1))"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5" calcext:value-type="float">
            <text:p>11379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K233]&lt;10;&quot;&lt;10&quot;;IF([.K233]&lt;20; &quot;10-20&quot;; IF ([.K23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34]=&quot;female&quot;;1;0)" office:value-type="float" office:value="0" calcext:value-type="float">
            <text:p>0</text:p>
          </table:table-cell>
          <table:table-cell table:formula="of:=IF([.F234]=&quot;male&quot;;0;IF([.D234]=3;(IF ([.K234]&gt;20;0;1));1))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6" calcext:value-type="float">
            <text:p>3101266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formula="of:=IF([.K234]&lt;10;&quot;&lt;10&quot;;IF([.K234]&lt;20; &quot;10-20&quot;; IF ([.K23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35]=&quot;female&quot;;1;0)" office:value-type="float" office:value="0" calcext:value-type="float">
            <text:p>0</text:p>
          </table:table-cell>
          <table:table-cell table:formula="of:=IF([.F235]=&quot;male&quot;;0;IF([.D235]=3;(IF ([.K235]&gt;20;0;1));1))"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1" calcext:value-type="float">
            <text:p>33097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K235]&lt;10;&quot;&lt;10&quot;;IF([.K235]&lt;20; &quot;10-20&quot;; IF ([.K23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36]=&quot;female&quot;;1;0)" office:value-type="float" office:value="0" calcext:value-type="float">
            <text:p>0</text:p>
          </table:table-cell>
          <table:table-cell table:formula="of:=IF([.F236]=&quot;male&quot;;0;IF([.D236]=3;(IF ([.K236]&gt;20;0;1));1))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mings, Mr. John Brad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formula="of:=IF([.K236]&lt;10;&quot;&lt;10&quot;;IF([.K236]&lt;20; &quot;10-20&quot;; IF ([.K23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37]=&quot;female&quot;;1;0)" office:value-type="float" office:value="0" calcext:value-type="float">
            <text:p>0</text:p>
          </table:table-cell>
          <table:table-cell table:formula="of:=IF([.F237]=&quot;male&quot;;0;IF([.D237]=3;(IF ([.K237]&gt;20;0;1));1))"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6" calcext:value-type="float">
            <text:p>35041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K237]&lt;10;&quot;&lt;10&quot;;IF([.K237]&lt;20; &quot;10-20&quot;; IF ([.K23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38]=&quot;female&quot;;1;0)" office:value-type="float" office:value="0" calcext:value-type="float">
            <text:p>0</text:p>
          </table:table-cell>
          <table:table-cell table:formula="of:=IF([.F238]=&quot;male&quot;;0;IF([.D238]=3;(IF ([.K238]&gt;20;0;1));1))"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ren, Mr. Frank Man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formula="of:=IF([.K238]&lt;10;&quot;&lt;10&quot;;IF([.K238]&lt;20; &quot;10-20&quot;; IF ([.K23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39]=&quot;female&quot;;1;0)" office:value-type="float" office:value="0" calcext:value-type="float">
            <text:p>0</text:p>
          </table:table-cell>
          <table:table-cell table:formula="of:=IF([.F239]=&quot;male&quot;;0;IF([.D239]=3;(IF ([.K239]&gt;20;0;1));1))"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K239]&lt;10;&quot;&lt;10&quot;;IF([.K239]&lt;20; &quot;10-20&quot;; IF ([.K23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40]=&quot;female&quot;;1;0)" office:value-type="float" office:value="1" calcext:value-type="float">
            <text:p>1</text:p>
          </table:table-cell>
          <table:table-cell table:formula="of:=IF([.F240]=&quot;male&quot;;0;IF([.D240]=3;(IF ([.K240]&gt;20;0;1));1))" office:value-type="float" office:value="1" calcext:value-type="float">
            <text:p>1</text:p>
          </table:table-cell>
          <table:table-cell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0" calcext:value-type="float">
            <text:p>2506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240]&lt;10;&quot;&lt;10&quot;;IF([.K240]&lt;20; &quot;10-20&quot;; IF ([.K24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41]=&quot;female&quot;;1;0)" office:value-type="float" office:value="1" calcext:value-type="float">
            <text:p>1</text:p>
          </table:table-cell>
          <table:table-cell table:formula="of:=IF([.F241]=&quot;male&quot;;0;IF([.D241]=3;(IF ([.K241]&gt;20;0;1));1))"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Walter Donald (Mahala Dutt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table:formula="of:=IF([.K241]&lt;10;&quot;&lt;10&quot;;IF([.K241]&lt;20; &quot;10-20&quot;; IF ([.K24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42]=&quot;female&quot;;1;0)" office:value-type="float" office:value="1" calcext:value-type="float">
            <text:p>1</text:p>
          </table:table-cell>
          <table:table-cell table:formula="of:=IF([.F242]=&quot;male&quot;;0;IF([.D242]=3;(IF ([.K242]&gt;20;0;1));1))" office:value-type="float" office:value="1" calcext:value-type="float">
            <text:p>1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77" calcext:value-type="float">
            <text:p>11237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K242]&lt;10;&quot;&lt;10&quot;;IF([.K242]&lt;20; &quot;10-20&quot;; IF ([.K24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43]=&quot;female&quot;;1;0)" office:value-type="float" office:value="1" calcext:value-type="float">
            <text:p>1</text:p>
          </table:table-cell>
          <table:table-cell table:formula="of:=IF([.F243]=&quot;male&quot;;0;IF([.D243]=3;(IF ([.K243]&gt;20;0;1));1))" office:value-type="float" office:value="1" calcext:value-type="float">
            <text:p>1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  <table:table-cell table:formula="of:=IF([.K243]&lt;10;&quot;&lt;10&quot;;IF([.K243]&lt;20; &quot;10-20&quot;; IF ([.K24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44]=&quot;female&quot;;1;0)" office:value-type="float" office:value="0" calcext:value-type="float">
            <text:p>0</text:p>
          </table:table-cell>
          <table:table-cell table:formula="of:=IF([.F244]=&quot;male&quot;;0;IF([.D244]=3;(IF ([.K244]&gt;20;0;1));1))"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r. Frederic Oakle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table:formula="of:=IF([.K244]&lt;10;&quot;&lt;10&quot;;IF([.K244]&lt;20; &quot;10-20&quot;; IF ([.K24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45]=&quot;female&quot;;1;0)" office:value-type="float" office:value="0" calcext:value-type="float">
            <text:p>0</text:p>
          </table:table-cell>
          <table:table-cell table:formula="of:=IF([.F245]=&quot;male&quot;;0;IF([.D245]=3;(IF ([.K245]&gt;20;0;1));1))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  <table:table-cell table:formula="of:=IF([.K245]&lt;10;&quot;&lt;10&quot;;IF([.K245]&lt;20; &quot;10-20&quot;; IF ([.K24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46]=&quot;female&quot;;1;0)" office:value-type="float" office:value="0" calcext:value-type="float">
            <text:p>0</text:p>
          </table:table-cell>
          <table:table-cell table:formula="of:=IF([.F246]=&quot;male&quot;;0;IF([.D246]=3;(IF ([.K246]&gt;20;0;1));1))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aster. William Arthur Willie"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IF([.K246]&lt;10;&quot;&lt;10&quot;;IF([.K246]&lt;20; &quot;10-20&quot;; IF ([.K24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47]=&quot;female&quot;;1;0)" office:value-type="float" office:value="0" calcext:value-type="float">
            <text:p>0</text:p>
          </table:table-cell>
          <table:table-cell table:formula="of:=IF([.F247]=&quot;male&quot;;0;IF([.D247]=3;(IF ([.K247]&gt;20;0;1));1))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yon, Mr. Frederick 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formula="of:=IF([.K247]&lt;10;&quot;&lt;10&quot;;IF([.K247]&lt;20; &quot;10-20&quot;; IF ([.K24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48]=&quot;female&quot;;1;0)" office:value-type="float" office:value="1" calcext:value-type="float">
            <text:p>1</text:p>
          </table:table-cell>
          <table:table-cell table:formula="of:=IF([.F248]=&quot;male&quot;;0;IF([.D248]=3;(IF ([.K248]&gt;20;0;1));1))" office:value-type="float" office:value="1" calcext:value-type="float">
            <text:p>1</text:p>
          </table:table-cell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K248]&lt;10;&quot;&lt;10&quot;;IF([.K248]&lt;20; &quot;10-20&quot;; IF ([.K24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49]=&quot;female&quot;;1;0)" office:value-type="float" office:value="0" calcext:value-type="float">
            <text:p>0</text:p>
          </table:table-cell>
          <table:table-cell table:formula="of:=IF([.F249]=&quot;male&quot;;0;IF([.D249]=3;(IF ([.K249]&gt;20;0;1));1))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  <table:table-cell table:formula="of:=IF([.K249]&lt;10;&quot;&lt;10&quot;;IF([.K249]&lt;20; &quot;10-20&quot;; IF ([.K24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50]=&quot;female&quot;;1;0)" office:value-type="float" office:value="1" calcext:value-type="float">
            <text:p>1</text:p>
          </table:table-cell>
          <table:table-cell table:formula="of:=IF([.F250]=&quot;male&quot;;0;IF([.D250]=3;(IF ([.K250]&gt;20;0;1));1))"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250]&lt;10;&quot;&lt;10&quot;;IF([.K250]&lt;20; &quot;10-20&quot;; IF ([.K25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51]=&quot;female&quot;;1;0)" office:value-type="float" office:value="1" calcext:value-type="float">
            <text:p>1</text:p>
          </table:table-cell>
          <table:table-cell table:formula="of:=IF([.F251]=&quot;male&quot;;0;IF([.D251]=3;(IF ([.K251]&gt;20;0;1));1))"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s. Betros (Zahie Maria" Elia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K251]&lt;10;&quot;&lt;10&quot;;IF([.K251]&lt;20; &quot;10-20&quot;; IF ([.K25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52]=&quot;female&quot;;1;0)" office:value-type="float" office:value="1" calcext:value-type="float">
            <text:p>1</text:p>
          </table:table-cell>
          <table:table-cell table:formula="of:=IF([.F252]=&quot;male&quot;;0;IF([.D252]=3;(IF ([.K252]&gt;20;0;1));1))" office:value-type="float" office:value="1" calcext:value-type="float">
            <text:p>1</text:p>
          </table:table-cell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IF([.K252]&lt;10;&quot;&lt;10&quot;;IF([.K252]&lt;20; &quot;10-20&quot;; IF ([.K25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53]=&quot;female&quot;;1;0)" office:value-type="float" office:value="0" calcext:value-type="float">
            <text:p>0</text:p>
          </table:table-cell>
          <table:table-cell table:formula="of:=IF([.F253]=&quot;male&quot;;0;IF([.D253]=3;(IF ([.K253]&gt;20;0;1));1))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K253]&lt;10;&quot;&lt;10&quot;;IF([.K253]&lt;20; &quot;10-20&quot;; IF ([.K25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54]=&quot;female&quot;;1;0)" office:value-type="float" office:value="0" calcext:value-type="float">
            <text:p>0</text:p>
          </table:table-cell>
          <table:table-cell table:formula="of:=IF([.F254]=&quot;male&quot;;0;IF([.D254]=3;(IF ([.K254]&gt;20;0;1));1))"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. Walter Mill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 table:formula="of:=IF([.K254]&lt;10;&quot;&lt;10&quot;;IF([.K254]&lt;20; &quot;10-20&quot;; IF ([.K25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55]=&quot;female&quot;;1;0)" office:value-type="float" office:value="0" calcext:value-type="float">
            <text:p>0</text:p>
          </table:table-cell>
          <table:table-cell table:formula="of:=IF([.F255]=&quot;male&quot;;0;IF([.D255]=3;(IF ([.K255]&gt;20;0;1));1))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6" calcext:value-type="float">
            <text:p>7266</text:p>
          </table:table-cell>
          <table:table-cell office:value-type="float" office:value="9.325" calcext:value-type="float">
            <text:p>9.325</text:p>
          </table:table-cell>
          <table:table-cell/>
          <table:table-cell office:value-type="string" calcext:value-type="string">
            <text:p>S</text:p>
          </table:table-cell>
          <table:table-cell table:formula="of:=IF([.K255]&lt;10;&quot;&lt;10&quot;;IF([.K255]&lt;20; &quot;10-20&quot;; IF ([.K25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56]=&quot;female&quot;;1;0)" office:value-type="float" office:value="0" calcext:value-type="float">
            <text:p>0</text:p>
          </table:table-cell>
          <table:table-cell table:formula="of:=IF([.F256]=&quot;male&quot;;0;IF([.D256]=3;(IF ([.K256]&gt;20;0;1));1))"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5" calcext:value-type="float">
            <text:p>34577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K256]&lt;10;&quot;&lt;10&quot;;IF([.K256]&lt;20; &quot;10-20&quot;; IF ([.K25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57]=&quot;female&quot;;1;0)" office:value-type="float" office:value="0" calcext:value-type="float">
            <text:p>0</text:p>
          </table:table-cell>
          <table:table-cell table:formula="of:=IF([.F257]=&quot;male&quot;;0;IF([.D257]=3;(IF ([.K257]&gt;20;0;1));1))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K257]&lt;10;&quot;&lt;10&quot;;IF([.K257]&lt;20; &quot;10-20&quot;; IF ([.K25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58]=&quot;female&quot;;1;0)" office:value-type="float" office:value="0" calcext:value-type="float">
            <text:p>0</text:p>
          </table:table-cell>
          <table:table-cell table:formula="of:=IF([.F258]=&quot;male&quot;;0;IF([.D258]=3;(IF ([.K258]&gt;20;0;1));1))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258]&lt;10;&quot;&lt;10&quot;;IF([.K258]&lt;20; &quot;10-20&quot;; IF ([.K25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59]=&quot;female&quot;;1;0)" office:value-type="float" office:value="0" calcext:value-type="float">
            <text:p>0</text:p>
          </table:table-cell>
          <table:table-cell table:formula="of:=IF([.F259]=&quot;male&quot;;0;IF([.D259]=3;(IF ([.K259]&gt;20;0;1));1))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611" calcext:value-type="float">
            <text:p>3636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259]&lt;10;&quot;&lt;10&quot;;IF([.K259]&lt;20; &quot;10-20&quot;; IF ([.K25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60]=&quot;female&quot;;1;0)" office:value-type="float" office:value="1" calcext:value-type="float">
            <text:p>1</text:p>
          </table:table-cell>
          <table:table-cell table:formula="of:=IF([.F260]=&quot;male&quot;;0;IF([.D260]=3;(IF ([.K260]&gt;20;0;1));1))"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260]&lt;10;&quot;&lt;10&quot;;IF([.K260]&lt;20; &quot;10-20&quot;; IF ([.K26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61]=&quot;female&quot;;1;0)" office:value-type="float" office:value="0" calcext:value-type="float">
            <text:p>0</text:p>
          </table:table-cell>
          <table:table-cell table:formula="of:=IF([.F261]=&quot;male&quot;;0;IF([.D261]=3;(IF ([.K261]&gt;20;0;1));1))"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501" calcext:value-type="float">
            <text:p>34550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K261]&lt;10;&quot;&lt;10&quot;;IF([.K261]&lt;20; &quot;10-20&quot;; IF ([.K26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62]=&quot;female&quot;;1;0)" office:value-type="float" office:value="0" calcext:value-type="float">
            <text:p>0</text:p>
          </table:table-cell>
          <table:table-cell table:formula="of:=IF([.F262]=&quot;male&quot;;0;IF([.D262]=3;(IF ([.K262]&gt;20;0;1));1))"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  <table:table-cell table:formula="of:=IF([.K262]&lt;10;&quot;&lt;10&quot;;IF([.K262]&lt;20; &quot;10-20&quot;; IF ([.K26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63]=&quot;female&quot;;1;0)" office:value-type="float" office:value="0" calcext:value-type="float">
            <text:p>0</text:p>
          </table:table-cell>
          <table:table-cell table:formula="of:=IF([.F263]=&quot;male&quot;;0;IF([.D263]=3;(IF ([.K263]&gt;20;0;1));1))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0" calcext:value-type="float">
            <text:p>35041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K263]&lt;10;&quot;&lt;10&quot;;IF([.K263]&lt;20; &quot;10-20&quot;; IF ([.K26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64]=&quot;female&quot;;1;0)" office:value-type="float" office:value="1" calcext:value-type="float">
            <text:p>1</text:p>
          </table:table-cell>
          <table:table-cell table:formula="of:=IF([.F264]=&quot;male&quot;;0;IF([.D264]=3;(IF ([.K264]&gt;20;0;1));1))" office:value-type="float" office:value="1" calcext:value-type="float">
            <text:p>1</text:p>
          </table:table-cell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rs. Arthur Henry (Addie" Dart Trevaskis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K264]&lt;10;&quot;&lt;10&quot;;IF([.K264]&lt;20; &quot;10-20&quot;; IF ([.K26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65]=&quot;female&quot;;1;0)" office:value-type="float" office:value="1" calcext:value-type="float">
            <text:p>1</text:p>
          </table:table-cell>
          <table:table-cell table:formula="of:=IF([.F265]=&quot;male&quot;;0;IF([.D265]=3;(IF ([.K265]&gt;20;0;1));1))"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  <table:table-cell table:formula="of:=IF([.K265]&lt;10;&quot;&lt;10&quot;;IF([.K265]&lt;20; &quot;10-20&quot;; IF ([.K26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66]=&quot;female&quot;;1;0)" office:value-type="float" office:value="0" calcext:value-type="float">
            <text:p>0</text:p>
          </table:table-cell>
          <table:table-cell table:formula="of:=IF([.F266]=&quot;male&quot;;0;IF([.D266]=3;(IF ([.K266]&gt;20;0;1));1))"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float" office:value="12.7375" calcext:value-type="float">
            <text:p>12.7375</text:p>
          </table:table-cell>
          <table:table-cell/>
          <table:table-cell office:value-type="string" calcext:value-type="string">
            <text:p>C</text:p>
          </table:table-cell>
          <table:table-cell table:formula="of:=IF([.K266]&lt;10;&quot;&lt;10&quot;;IF([.K266]&lt;20; &quot;10-20&quot;; IF ([.K26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67]=&quot;female&quot;;1;0)" office:value-type="float" office:value="0" calcext:value-type="float">
            <text:p>0</text:p>
          </table:table-cell>
          <table:table-cell table:formula="of:=IF([.F267]=&quot;male&quot;;0;IF([.D267]=3;(IF ([.K267]&gt;20;0;1));1))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5" calcext:value-type="float">
            <text:p>34923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K267]&lt;10;&quot;&lt;10&quot;;IF([.K267]&lt;20; &quot;10-20&quot;; IF ([.K26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68]=&quot;female&quot;;1;0)" office:value-type="float" office:value="0" calcext:value-type="float">
            <text:p>0</text:p>
          </table:table-cell>
          <table:table-cell table:formula="of:=IF([.F268]=&quot;male&quot;;0;IF([.D268]=3;(IF ([.K268]&gt;20;0;1));1))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K268]&lt;10;&quot;&lt;10&quot;;IF([.K268]&lt;20; &quot;10-20&quot;; IF ([.K26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69]=&quot;female&quot;;1;0)" office:value-type="float" office:value="0" calcext:value-type="float">
            <text:p>0</text:p>
          </table:table-cell>
          <table:table-cell table:formula="of:=IF([.F269]=&quot;male&quot;;0;IF([.D269]=3;(IF ([.K269]&gt;20;0;1));1))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K269]&lt;10;&quot;&lt;10&quot;;IF([.K269]&lt;20; &quot;10-20&quot;; IF ([.K26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70]=&quot;female&quot;;1;0)" office:value-type="float" office:value="1" calcext:value-type="float">
            <text:p>1</text:p>
          </table:table-cell>
          <table:table-cell table:formula="of:=IF([.F270]=&quot;male&quot;;0;IF([.D270]=3;(IF ([.K270]&gt;20;0;1));1))"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270]&lt;10;&quot;&lt;10&quot;;IF([.K270]&lt;20; &quot;10-20&quot;; IF ([.K27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71]=&quot;female&quot;;1;0)" office:value-type="float" office:value="0" calcext:value-type="float">
            <text:p>0</text:p>
          </table:table-cell>
          <table:table-cell table:formula="of:=IF([.F271]=&quot;male&quot;;0;IF([.D271]=3;(IF ([.K271]&gt;20;0;1));1))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5" calcext:value-type="float">
            <text:p>31509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K271]&lt;10;&quot;&lt;10&quot;;IF([.K271]&lt;20; &quot;10-20&quot;; IF ([.K27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72]=&quot;female&quot;;1;0)" office:value-type="float" office:value="0" calcext:value-type="float">
            <text:p>0</text:p>
          </table:table-cell>
          <table:table-cell table:formula="of:=IF([.F272]=&quot;male&quot;;0;IF([.D272]=3;(IF ([.K272]&gt;20;0;1));1))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ffry, Mr. Thomas Franci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table:formula="of:=IF([.K272]&lt;10;&quot;&lt;10&quot;;IF([.K272]&lt;20; &quot;10-20&quot;; IF ([.K27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73]=&quot;female&quot;;1;0)" office:value-type="float" office:value="0" calcext:value-type="float">
            <text:p>0</text:p>
          </table:table-cell>
          <table:table-cell table:formula="of:=IF([.F273]=&quot;male&quot;;0;IF([.D273]=3;(IF ([.K273]&gt;20;0;1));1))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573" calcext:value-type="float">
            <text:p>3685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273]&lt;10;&quot;&lt;10&quot;;IF([.K273]&lt;20; &quot;10-20&quot;; IF ([.K27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74]=&quot;female&quot;;1;0)" office:value-type="float" office:value="1" calcext:value-type="float">
            <text:p>1</text:p>
          </table:table-cell>
          <table:table-cell table:formula="of:=IF([.F274]=&quot;male&quot;;0;IF([.D274]=3;(IF ([.K274]&gt;20;0;1));1))"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s. Walter Miller (Virginia McDowell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 table:formula="of:=IF([.K274]&lt;10;&quot;&lt;10&quot;;IF([.K274]&lt;20; &quot;10-20&quot;; IF ([.K27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75]=&quot;female&quot;;1;0)" office:value-type="float" office:value="1" calcext:value-type="float">
            <text:p>1</text:p>
          </table:table-cell>
          <table:table-cell table:formula="of:=IF([.F275]=&quot;male&quot;;0;IF([.D275]=3;(IF ([.K275]&gt;20;0;1));1))" office:value-type="float" office:value="1" calcext:value-type="float">
            <text:p>1</text:p>
          </table:table-cell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K275]&lt;10;&quot;&lt;10&quot;;IF([.K275]&lt;20; &quot;10-20&quot;; IF ([.K27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76]=&quot;female&quot;;1;0)" office:value-type="float" office:value="0" calcext:value-type="float">
            <text:p>0</text:p>
          </table:table-cell>
          <table:table-cell table:formula="of:=IF([.F276]=&quot;male&quot;;0;IF([.D276]=3;(IF ([.K276]&gt;20;0;1));1))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6" calcext:value-type="float">
            <text:p>267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K276]&lt;10;&quot;&lt;10&quot;;IF([.K276]&lt;20; &quot;10-20&quot;; IF ([.K27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77]=&quot;female&quot;;1;0)" office:value-type="float" office:value="1" calcext:value-type="float">
            <text:p>1</text:p>
          </table:table-cell>
          <table:table-cell table:formula="of:=IF([.F277]=&quot;male&quot;;0;IF([.D277]=3;(IF ([.K277]&gt;20;0;1));1))"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277]&lt;10;&quot;&lt;10&quot;;IF([.K277]&lt;20; &quot;10-20&quot;; IF ([.K27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78]=&quot;female&quot;;1;0)" office:value-type="float" office:value="0" calcext:value-type="float">
            <text:p>0</text:p>
          </table:table-cell>
          <table:table-cell table:formula="of:=IF([.F278]=&quot;male&quot;;0;IF([.D278]=3;(IF ([.K278]&gt;20;0;1));1))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K278]&lt;10;&quot;&lt;10&quot;;IF([.K278]&lt;20; &quot;10-20&quot;; IF ([.K27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79]=&quot;female&quot;;1;0)" office:value-type="float" office:value="0" calcext:value-type="float">
            <text:p>0</text:p>
          </table:table-cell>
          <table:table-cell table:formula="of:=IF([.F279]=&quot;male&quot;;0;IF([.D279]=3;(IF ([.K279]&gt;20;0;1));1))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279]&lt;10;&quot;&lt;10&quot;;IF([.K279]&lt;20; &quot;10-20&quot;; IF ([.K27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80]=&quot;female&quot;;1;0)" office:value-type="float" office:value="0" calcext:value-type="float">
            <text:p>0</text:p>
          </table:table-cell>
          <table:table-cell table:formula="of:=IF([.F280]=&quot;male&quot;;0;IF([.D280]=3;(IF ([.K280]&gt;20;0;1));1))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K280]&lt;10;&quot;&lt;10&quot;;IF([.K280]&lt;20; &quot;10-20&quot;; IF ([.K28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81]=&quot;female&quot;;1;0)" office:value-type="float" office:value="0" calcext:value-type="float">
            <text:p>0</text:p>
          </table:table-cell>
          <table:table-cell table:formula="of:=IF([.F281]=&quot;male&quot;;0;IF([.D281]=3;(IF ([.K281]&gt;20;0;1));1))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K281]&lt;10;&quot;&lt;10&quot;;IF([.K281]&lt;20; &quot;10-20&quot;; IF ([.K28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82]=&quot;female&quot;;1;0)" office:value-type="float" office:value="1" calcext:value-type="float">
            <text:p>1</text:p>
          </table:table-cell>
          <table:table-cell table:formula="of:=IF([.F282]=&quot;male&quot;;0;IF([.D282]=3;(IF ([.K282]&gt;20;0;1));1))"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5" calcext:value-type="float">
            <text:p>31508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K282]&lt;10;&quot;&lt;10&quot;;IF([.K282]&lt;20; &quot;10-20&quot;; IF ([.K28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83]=&quot;female&quot;;1;0)" office:value-type="float" office:value="0" calcext:value-type="float">
            <text:p>0</text:p>
          </table:table-cell>
          <table:table-cell table:formula="of:=IF([.F283]=&quot;male&quot;;0;IF([.D283]=3;(IF ([.K283]&gt;20;0;1));1))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  <table:table-cell table:formula="of:=IF([.K283]&lt;10;&quot;&lt;10&quot;;IF([.K283]&lt;20; &quot;10-20&quot;; IF ([.K28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84]=&quot;female&quot;;1;0)" office:value-type="float" office:value="1" calcext:value-type="float">
            <text:p>1</text:p>
          </table:table-cell>
          <table:table-cell table:formula="of:=IF([.F284]=&quot;male&quot;;0;IF([.D284]=3;(IF ([.K284]&gt;20;0;1));1))"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9" calcext:value-type="float">
            <text:p>36485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284]&lt;10;&quot;&lt;10&quot;;IF([.K284]&lt;20; &quot;10-20&quot;; IF ([.K28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85]=&quot;female&quot;;1;0)" office:value-type="float" office:value="1" calcext:value-type="float">
            <text:p>1</text:p>
          </table:table-cell>
          <table:table-cell table:formula="of:=IF([.F285]=&quot;male&quot;;0;IF([.D285]=3;(IF ([.K285]&gt;20;0;1));1))" office:value-type="float" office:value="1" calcext:value-type="float">
            <text:p>1</text:p>
          </table:table-cell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K285]&lt;10;&quot;&lt;10&quot;;IF([.K285]&lt;20; &quot;10-20&quot;; IF ([.K28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286]=&quot;female&quot;;1;0)" office:value-type="float" office:value="1" calcext:value-type="float">
            <text:p>1</text:p>
          </table:table-cell>
          <table:table-cell table:formula="of:=IF([.F286]=&quot;male&quot;;0;IF([.D286]=3;(IF ([.K286]&gt;20;0;1));1))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formula="of:=IF([.K286]&lt;10;&quot;&lt;10&quot;;IF([.K286]&lt;20; &quot;10-20&quot;; IF ([.K28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287]=&quot;female&quot;;1;0)" office:value-type="float" office:value="0" calcext:value-type="float">
            <text:p>0</text:p>
          </table:table-cell>
          <table:table-cell table:formula="of:=IF([.F287]=&quot;male&quot;;0;IF([.D287]=3;(IF ([.K287]&gt;20;0;1));1))"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K287]&lt;10;&quot;&lt;10&quot;;IF([.K287]&lt;20; &quot;10-20&quot;; IF ([.K28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88]=&quot;female&quot;;1;0)" office:value-type="float" office:value="0" calcext:value-type="float">
            <text:p>0</text:p>
          </table:table-cell>
          <table:table-cell table:formula="of:=IF([.F288]=&quot;male&quot;;0;IF([.D288]=3;(IF ([.K288]&gt;20;0;1));1))"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K288]&lt;10;&quot;&lt;10&quot;;IF([.K288]&lt;20; &quot;10-20&quot;; IF ([.K28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89]=&quot;female&quot;;1;0)" office:value-type="float" office:value="0" calcext:value-type="float">
            <text:p>0</text:p>
          </table:table-cell>
          <table:table-cell table:formula="of:=IF([.F289]=&quot;male&quot;;0;IF([.D289]=3;(IF ([.K289]&gt;20;0;1));1))"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. John Pillsbu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 table:formula="of:=IF([.K289]&lt;10;&quot;&lt;10&quot;;IF([.K289]&lt;20; &quot;10-20&quot;; IF ([.K28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90]=&quot;female&quot;;1;0)" office:value-type="float" office:value="0" calcext:value-type="float">
            <text:p>0</text:p>
          </table:table-cell>
          <table:table-cell table:formula="of:=IF([.F290]=&quot;male&quot;;0;IF([.D290]=3;(IF ([.K290]&gt;20;0;1));1))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dirosian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  <table:table-cell table:formula="of:=IF([.K290]&lt;10;&quot;&lt;10&quot;;IF([.K290]&lt;20; &quot;10-20&quot;; IF ([.K29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91]=&quot;female&quot;;1;0)" office:value-type="float" office:value="0" calcext:value-type="float">
            <text:p>0</text:p>
          </table:table-cell>
          <table:table-cell table:formula="of:=IF([.F291]=&quot;male&quot;;0;IF([.D291]=3;(IF ([.K291]&gt;20;0;1));1))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291]&lt;10;&quot;&lt;10&quot;;IF([.K291]&lt;20; &quot;10-20&quot;; IF ([.K29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92]=&quot;female&quot;;1;0)" office:value-type="float" office:value="0" calcext:value-type="float">
            <text:p>0</text:p>
          </table:table-cell>
          <table:table-cell table:formula="of:=IF([.F292]=&quot;male&quot;;0;IF([.D292]=3;(IF ([.K292]&gt;20;0;1));1))"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S</text:p>
          </table:table-cell>
          <table:table-cell table:formula="of:=IF([.K292]&lt;10;&quot;&lt;10&quot;;IF([.K292]&lt;20; &quot;10-20&quot;; IF ([.K29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93]=&quot;female&quot;;1;0)" office:value-type="float" office:value="1" calcext:value-type="float">
            <text:p>1</text:p>
          </table:table-cell>
          <table:table-cell table:formula="of:=IF([.F293]=&quot;male&quot;;0;IF([.D293]=3;(IF ([.K293]&gt;20;0;1));1))" office:value-type="float" office:value="1" calcext:value-type="float">
            <text:p>1</text:p>
          </table:table-cell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iss. Margaret Marcella Maggie"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0" calcext:value-type="float">
            <text:p>382650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  <table:table-cell table:formula="of:=IF([.K293]&lt;10;&quot;&lt;10&quot;;IF([.K293]&lt;20; &quot;10-20&quot;; IF ([.K29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94]=&quot;female&quot;;1;0)" office:value-type="float" office:value="0" calcext:value-type="float">
            <text:p>0</text:p>
          </table:table-cell>
          <table:table-cell table:formula="of:=IF([.F294]=&quot;male&quot;;0;IF([.D294]=3;(IF ([.K294]&gt;20;0;1));1))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K294]&lt;10;&quot;&lt;10&quot;;IF([.K294]&lt;20; &quot;10-20&quot;; IF ([.K29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95]=&quot;female&quot;;1;0)" office:value-type="float" office:value="0" calcext:value-type="float">
            <text:p>0</text:p>
          </table:table-cell>
          <table:table-cell table:formula="of:=IF([.F295]=&quot;male&quot;;0;IF([.D295]=3;(IF ([.K295]&gt;20;0;1));1))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Dr. Washingt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table:formula="of:=IF([.K295]&lt;10;&quot;&lt;10&quot;;IF([.K295]&lt;20; &quot;10-20&quot;; IF ([.K29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96]=&quot;female&quot;;1;0)" office:value-type="float" office:value="0" calcext:value-type="float">
            <text:p>0</text:p>
          </table:table-cell>
          <table:table-cell table:formula="of:=IF([.F296]=&quot;male&quot;;0;IF([.D296]=3;(IF ([.K296]&gt;20;0;1));1))"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1" calcext:value-type="float">
            <text:p>34577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K296]&lt;10;&quot;&lt;10&quot;;IF([.K296]&lt;20; &quot;10-20&quot;; IF ([.K29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97]=&quot;female&quot;;1;0)" office:value-type="float" office:value="0" calcext:value-type="float">
            <text:p>0</text:p>
          </table:table-cell>
          <table:table-cell table:formula="of:=IF([.F297]=&quot;male&quot;;0;IF([.D297]=3;(IF ([.K297]&gt;20;0;1));1))"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2" calcext:value-type="float">
            <text:p>34920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K297]&lt;10;&quot;&lt;10&quot;;IF([.K297]&lt;20; &quot;10-20&quot;; IF ([.K29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298]=&quot;female&quot;;1;0)" office:value-type="float" office:value="1" calcext:value-type="float">
            <text:p>1</text:p>
          </table:table-cell>
          <table:table-cell table:formula="of:=IF([.F298]=&quot;male&quot;;0;IF([.D298]=3;(IF ([.K298]&gt;20;0;1));1))"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IF([.K298]&lt;10;&quot;&lt;10&quot;;IF([.K298]&lt;20; &quot;10-20&quot;; IF ([.K29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299]=&quot;female&quot;;1;0)" office:value-type="float" office:value="0" calcext:value-type="float">
            <text:p>0</text:p>
          </table:table-cell>
          <table:table-cell table:formula="of:=IF([.F299]=&quot;male&quot;;0;IF([.D299]=3;(IF ([.K299]&gt;20;0;1));1))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table:formula="of:=IF([.K299]&lt;10;&quot;&lt;10&quot;;IF([.K299]&lt;20; &quot;10-20&quot;; IF ([.K29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00]=&quot;female&quot;;1;0)" office:value-type="float" office:value="0" calcext:value-type="float">
            <text:p>0</text:p>
          </table:table-cell>
          <table:table-cell table:formula="of:=IF([.F300]=&quot;male&quot;;0;IF([.D300]=3;(IF ([.K300]&gt;20;0;1));1))"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1" calcext:value-type="float">
            <text:p>113801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</text:p>
          </table:table-cell>
          <table:table-cell table:formula="of:=IF([.K300]&lt;10;&quot;&lt;10&quot;;IF([.K300]&lt;20; &quot;10-20&quot;; IF ([.K30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01]=&quot;female&quot;;1;0)" office:value-type="float" office:value="0" calcext:value-type="float">
            <text:p>0</text:p>
          </table:table-cell>
          <table:table-cell table:formula="of:=IF([.F301]=&quot;male&quot;;0;IF([.D301]=3;(IF ([.K301]&gt;20;0;1));1))"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7" calcext:value-type="float">
            <text:p>34746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K301]&lt;10;&quot;&lt;10&quot;;IF([.K301]&lt;20; &quot;10-20&quot;; IF ([.K30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02]=&quot;female&quot;;1;0)" office:value-type="float" office:value="0" calcext:value-type="float">
            <text:p>0</text:p>
          </table:table-cell>
          <table:table-cell table:formula="of:=IF([.F302]=&quot;male&quot;;0;IF([.D302]=3;(IF ([.K302]&gt;20;0;1));1))"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9" calcext:value-type="float">
            <text:p>34707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K302]&lt;10;&quot;&lt;10&quot;;IF([.K302]&lt;20; &quot;10-20&quot;; IF ([.K30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03]=&quot;female&quot;;1;0)" office:value-type="float" office:value="0" calcext:value-type="float">
            <text:p>0</text:p>
          </table:table-cell>
          <table:table-cell table:formula="of:=IF([.F303]=&quot;male&quot;;0;IF([.D303]=3;(IF ([.K303]&gt;20;0;1));1))"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achard, Mr. No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7735" calcext:value-type="float">
            <text:p>237735</text:p>
          </table:table-cell>
          <table:table-cell office:value-type="float" office:value="15.0458" calcext:value-type="float">
            <text:p>15.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IF([.K303]&lt;10;&quot;&lt;10&quot;;IF([.K303]&lt;20; &quot;10-20&quot;; IF ([.K30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04]=&quot;female&quot;;1;0)" office:value-type="float" office:value="0" calcext:value-type="float">
            <text:p>0</text:p>
          </table:table-cell>
          <table:table-cell table:formula="of:=IF([.F304]=&quot;male&quot;;0;IF([.D304]=3;(IF ([.K304]&gt;20;0;1));1))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K304]&lt;10;&quot;&lt;10&quot;;IF([.K304]&lt;20; &quot;10-20&quot;; IF ([.K30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05]=&quot;female&quot;;1;0)" office:value-type="float" office:value="0" calcext:value-type="float">
            <text:p>0</text:p>
          </table:table-cell>
          <table:table-cell table:formula="of:=IF([.F305]=&quot;male&quot;;0;IF([.D305]=3;(IF ([.K305]&gt;20;0;1));1))"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2" calcext:value-type="float">
            <text:p>31509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K305]&lt;10;&quot;&lt;10&quot;;IF([.K305]&lt;20; &quot;10-20&quot;; IF ([.K30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06]=&quot;female&quot;;1;0)" office:value-type="float" office:value="1" calcext:value-type="float">
            <text:p>1</text:p>
          </table:table-cell>
          <table:table-cell table:formula="of:=IF([.F306]=&quot;male&quot;;0;IF([.D306]=3;(IF ([.K306]&gt;20;0;1));1))" office:value-type="float" office:value="1" calcext:value-type="float">
            <text:p>1</text:p>
          </table:table-cell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arthy, Miss. Catherine Kat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3" calcext:value-type="float">
            <text:p>38312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306]&lt;10;&quot;&lt;10&quot;;IF([.K306]&lt;20; &quot;10-20&quot;; IF ([.K30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07]=&quot;female&quot;;1;0)" office:value-type="float" office:value="1" calcext:value-type="float">
            <text:p>1</text:p>
          </table:table-cell>
          <table:table-cell table:formula="of:=IF([.F307]=&quot;male&quot;;0;IF([.D307]=3;(IF ([.K307]&gt;20;0;1));1))" office:value-type="float" office:value="1" calcext:value-type="float">
            <text:p>1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Mrs. Edward Gifford (Catherine Elizabeth Halstead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  <table:table-cell table:formula="of:=IF([.K307]&lt;10;&quot;&lt;10&quot;;IF([.K307]&lt;20; &quot;10-20&quot;; IF ([.K30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08]=&quot;female&quot;;1;0)" office:value-type="float" office:value="0" calcext:value-type="float">
            <text:p>0</text:p>
          </table:table-cell>
          <table:table-cell table:formula="of:=IF([.F308]=&quot;male&quot;;0;IF([.D308]=3;(IF ([.K308]&gt;20;0;1));1))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. Hudson Joshua Creigh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IF([.K308]&lt;10;&quot;&lt;10&quot;;IF([.K308]&lt;20; &quot;10-20&quot;; IF ([.K30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09]=&quot;female&quot;;1;0)" office:value-type="float" office:value="0" calcext:value-type="float">
            <text:p>0</text:p>
          </table:table-cell>
          <table:table-cell table:formula="of:=IF([.F309]=&quot;male&quot;;0;IF([.D309]=3;(IF ([.K309]&gt;20;0;1));1))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formula="of:=IF([.K309]&lt;10;&quot;&lt;10&quot;;IF([.K309]&lt;20; &quot;10-20&quot;; IF ([.K30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10]=&quot;female&quot;;1;0)" office:value-type="float" office:value="0" calcext:value-type="float">
            <text:p>0</text:p>
          </table:table-cell>
          <table:table-cell table:formula="of:=IF([.F310]=&quot;male&quot;;0;IF([.D310]=3;(IF ([.K310]&gt;20;0;1));1))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s, Mr. Charles Melville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table:formula="of:=IF([.K310]&lt;10;&quot;&lt;10&quot;;IF([.K310]&lt;20; &quot;10-20&quot;; IF ([.K31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11]=&quot;female&quot;;1;0)" office:value-type="float" office:value="1" calcext:value-type="float">
            <text:p>1</text:p>
          </table:table-cell>
          <table:table-cell table:formula="of:=IF([.F311]=&quot;male&quot;;0;IF([.D311]=3;(IF ([.K311]&gt;20;0;1));1))" office:value-type="float" office:value="1" calcext:value-type="float">
            <text:p>1</text:p>
          </table:table-cell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  <table:table-cell table:formula="of:=IF([.K311]&lt;10;&quot;&lt;10&quot;;IF([.K311]&lt;20; &quot;10-20&quot;; IF ([.K31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12]=&quot;female&quot;;1;0)" office:value-type="float" office:value="0" calcext:value-type="float">
            <text:p>0</text:p>
          </table:table-cell>
          <table:table-cell table:formula="of:=IF([.F312]=&quot;male&quot;;0;IF([.D312]=3;(IF ([.K312]&gt;20;0;1));1))"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1" calcext:value-type="float">
            <text:p>31509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K312]&lt;10;&quot;&lt;10&quot;;IF([.K312]&lt;20; &quot;10-20&quot;; IF ([.K31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13]=&quot;female&quot;;1;0)" office:value-type="float" office:value="0" calcext:value-type="float">
            <text:p>0</text:p>
          </table:table-cell>
          <table:table-cell table:formula="of:=IF([.F313]=&quot;male&quot;;0;IF([.D313]=3;(IF ([.K313]&gt;20;0;1));1))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K313]&lt;10;&quot;&lt;10&quot;;IF([.K313]&lt;20; &quot;10-20&quot;; IF ([.K31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14]=&quot;female&quot;;1;0)" office:value-type="float" office:value="0" calcext:value-type="float">
            <text:p>0</text:p>
          </table:table-cell>
          <table:table-cell table:formula="of:=IF([.F314]=&quot;male&quot;;0;IF([.D314]=3;(IF ([.K314]&gt;20;0;1));1))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float" office:value="7.575" calcext:value-type="float">
            <text:p>7.575</text:p>
          </table:table-cell>
          <table:table-cell/>
          <table:table-cell office:value-type="string" calcext:value-type="string">
            <text:p>S</text:p>
          </table:table-cell>
          <table:table-cell table:formula="of:=IF([.K314]&lt;10;&quot;&lt;10&quot;;IF([.K314]&lt;20; &quot;10-20&quot;; IF ([.K31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15]=&quot;female&quot;;1;0)" office:value-type="float" office:value="1" calcext:value-type="float">
            <text:p>1</text:p>
          </table:table-cell>
          <table:table-cell table:formula="of:=IF([.F315]=&quot;male&quot;;0;IF([.D315]=3;(IF ([.K315]&gt;20;0;1));1))" office:value-type="float" office:value="1" calcext:value-type="float">
            <text:p>1</text:p>
          </table:table-cell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364" calcext:value-type="float">
            <text:p>3683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315]&lt;10;&quot;&lt;10&quot;;IF([.K315]&lt;20; &quot;10-20&quot;; IF ([.K31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16]=&quot;female&quot;;1;0)" office:value-type="float" office:value="1" calcext:value-type="float">
            <text:p>1</text:p>
          </table:table-cell>
          <table:table-cell table:formula="of:=IF([.F316]=&quot;male&quot;;0;IF([.D316]=3;(IF ([.K316]&gt;20;0;1));1))"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s. John Stuart (Ella Holmes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table:formula="of:=IF([.K316]&lt;10;&quot;&lt;10&quot;;IF([.K316]&lt;20; &quot;10-20&quot;; IF ([.K31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17]=&quot;female&quot;;1;0)" office:value-type="float" office:value="1" calcext:value-type="float">
            <text:p>1</text:p>
          </table:table-cell>
          <table:table-cell table:formula="of:=IF([.F317]=&quot;male&quot;;0;IF([.D317]=3;(IF ([.K317]&gt;20;0;1));1))"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K317]&lt;10;&quot;&lt;10&quot;;IF([.K317]&lt;20; &quot;10-20&quot;; IF ([.K31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18]=&quot;female&quot;;1;0)" office:value-type="float" office:value="0" calcext:value-type="float">
            <text:p>0</text:p>
          </table:table-cell>
          <table:table-cell table:formula="of:=IF([.F318]=&quot;male&quot;;0;IF([.D318]=3;(IF ([.K318]&gt;20;0;1));1))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ncer, Mr. William Augustu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formula="of:=IF([.K318]&lt;10;&quot;&lt;10&quot;;IF([.K318]&lt;20; &quot;10-20&quot;; IF ([.K31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19]=&quot;female&quot;;1;0)" office:value-type="float" office:value="0" calcext:value-type="float">
            <text:p>0</text:p>
          </table:table-cell>
          <table:table-cell table:formula="of:=IF([.F319]=&quot;male&quot;;0;IF([.D319]=3;(IF ([.K319]&gt;20;0;1));1))"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4" calcext:value-type="float">
            <text:p>2800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K319]&lt;10;&quot;&lt;10&quot;;IF([.K319]&lt;20; &quot;10-20&quot;; IF ([.K31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20]=&quot;female&quot;;1;0)" office:value-type="float" office:value="0" calcext:value-type="float">
            <text:p>0</text:p>
          </table:table-cell>
          <table:table-cell table:formula="of:=IF([.F320]=&quot;male&quot;;0;IF([.D320]=3;(IF ([.K320]&gt;20;0;1));1))"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8" calcext:value-type="float">
            <text:p>35040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K320]&lt;10;&quot;&lt;10&quot;;IF([.K320]&lt;20; &quot;10-20&quot;; IF ([.K32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21]=&quot;female&quot;;1;0)" office:value-type="float" office:value="0" calcext:value-type="float">
            <text:p>0</text:p>
          </table:table-cell>
          <table:table-cell table:formula="of:=IF([.F321]=&quot;male&quot;;0;IF([.D321]=3;(IF ([.K321]&gt;20;0;1));1))"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  <table:table-cell table:formula="of:=IF([.K321]&lt;10;&quot;&lt;10&quot;;IF([.K321]&lt;20; &quot;10-20&quot;; IF ([.K32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22]=&quot;female&quot;;1;0)" office:value-type="float" office:value="0" calcext:value-type="float">
            <text:p>0</text:p>
          </table:table-cell>
          <table:table-cell table:formula="of:=IF([.F322]=&quot;male&quot;;0;IF([.D322]=3;(IF ([.K322]&gt;20;0;1));1))"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5" calcext:value-type="float">
            <text:p>34707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K322]&lt;10;&quot;&lt;10&quot;;IF([.K322]&lt;20; &quot;10-20&quot;; IF ([.K32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23]=&quot;female&quot;;1;0)" office:value-type="float" office:value="0" calcext:value-type="float">
            <text:p>0</text:p>
          </table:table-cell>
          <table:table-cell table:formula="of:=IF([.F323]=&quot;male&quot;;0;IF([.D323]=3;(IF ([.K323]&gt;20;0;1));1))"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korian, Mr. Ne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  <table:table-cell table:formula="of:=IF([.K323]&lt;10;&quot;&lt;10&quot;;IF([.K323]&lt;20; &quot;10-20&quot;; IF ([.K32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24]=&quot;female&quot;;1;0)" office:value-type="float" office:value="0" calcext:value-type="float">
            <text:p>0</text:p>
          </table:table-cell>
          <table:table-cell table:formula="of:=IF([.F324]=&quot;male&quot;;0;IF([.D324]=3;(IF ([.K324]&gt;20;0;1));1))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sson, Mr. Isra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8" calcext:value-type="float">
            <text:p>2443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IF([.K324]&lt;10;&quot;&lt;10&quot;;IF([.K324]&lt;20; &quot;10-20&quot;; IF ([.K32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25]=&quot;female&quot;;1;0)" office:value-type="float" office:value="0" calcext:value-type="float">
            <text:p>0</text:p>
          </table:table-cell>
          <table:table-cell table:formula="of:=IF([.F325]=&quot;male&quot;;0;IF([.D325]=3;(IF ([.K325]&gt;20;0;1));1))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0" calcext:value-type="float">
            <text:p>11379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K325]&lt;10;&quot;&lt;10&quot;;IF([.K325]&lt;20; &quot;10-20&quot;; IF ([.K32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26]=&quot;female&quot;;1;0)" office:value-type="float" office:value="1" calcext:value-type="float">
            <text:p>1</text:p>
          </table:table-cell>
          <table:table-cell table:formula="of:=IF([.F326]=&quot;male&quot;;0;IF([.D326]=3;(IF ([.K326]&gt;20;0;1));1))"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/>
          <table:table-cell office:value-type="string" calcext:value-type="string">
            <text:p>S</text:p>
          </table:table-cell>
          <table:table-cell table:formula="of:=IF([.K326]&lt;10;&quot;&lt;10&quot;;IF([.K326]&lt;20; &quot;10-20&quot;; IF ([.K32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27]=&quot;female&quot;;1;0)" office:value-type="float" office:value="0" calcext:value-type="float">
            <text:p>0</text:p>
          </table:table-cell>
          <table:table-cell table:formula="of:=IF([.F327]=&quot;male&quot;;0;IF([.D327]=3;(IF ([.K327]&gt;20;0;1));1))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K327]&lt;10;&quot;&lt;10&quot;;IF([.K327]&lt;20; &quot;10-20&quot;; IF ([.K32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28]=&quot;female&quot;;1;0)" office:value-type="float" office:value="1" calcext:value-type="float">
            <text:p>1</text:p>
          </table:table-cell>
          <table:table-cell table:formula="of:=IF([.F328]=&quot;male&quot;;0;IF([.D328]=3;(IF ([.K328]&gt;20;0;1));1))" office:value-type="float" office:value="1" calcext:value-type="float">
            <text:p>1</text:p>
          </table:table-cell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Ruth Elizabet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IF([.K328]&lt;10;&quot;&lt;10&quot;;IF([.K328]&lt;20; &quot;10-20&quot;; IF ([.K32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29]=&quot;female&quot;;1;0)" office:value-type="float" office:value="0" calcext:value-type="float">
            <text:p>0</text:p>
          </table:table-cell>
          <table:table-cell table:formula="of:=IF([.F329]=&quot;male&quot;;0;IF([.D329]=3;(IF ([.K329]&gt;20;0;1));1))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shine, Mr. George (Mr George Thorne")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  <table:table-cell table:formula="of:=IF([.K329]&lt;10;&quot;&lt;10&quot;;IF([.K329]&lt;20; &quot;10-20&quot;; IF ([.K32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30]=&quot;female&quot;;1;0)" office:value-type="float" office:value="0" calcext:value-type="float">
            <text:p>0</text:p>
          </table:table-cell>
          <table:table-cell table:formula="of:=IF([.F330]=&quot;male&quot;;0;IF([.D330]=3;(IF ([.K330]&gt;20;0;1));1))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K330]&lt;10;&quot;&lt;10&quot;;IF([.K330]&lt;20; &quot;10-20&quot;; IF ([.K33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31]=&quot;female&quot;;1;0)" office:value-type="float" office:value="0" calcext:value-type="float">
            <text:p>0</text:p>
          </table:table-cell>
          <table:table-cell table:formula="of:=IF([.F331]=&quot;male&quot;;0;IF([.D331]=3;(IF ([.K331]&gt;20;0;1));1))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4" calcext:value-type="float">
            <text:p>2368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331]&lt;10;&quot;&lt;10&quot;;IF([.K331]&lt;20; &quot;10-20&quot;; IF ([.K33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32]=&quot;female&quot;;1;0)" office:value-type="float" office:value="1" calcext:value-type="float">
            <text:p>1</text:p>
          </table:table-cell>
          <table:table-cell table:formula="of:=IF([.F332]=&quot;male&quot;;0;IF([.D332]=3;(IF ([.K332]&gt;20;0;1));1))"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IF([.K332]&lt;10;&quot;&lt;10&quot;;IF([.K332]&lt;20; &quot;10-20&quot;; IF ([.K33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33]=&quot;female&quot;;1;0)" office:value-type="float" office:value="0" calcext:value-type="float">
            <text:p>0</text:p>
          </table:table-cell>
          <table:table-cell table:formula="of:=IF([.F333]=&quot;male&quot;;0;IF([.D333]=3;(IF ([.K333]&gt;20;0;1));1))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les, Mr. William Crother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  <table:table-cell table:formula="of:=IF([.K333]&lt;10;&quot;&lt;10&quot;;IF([.K333]&lt;20; &quot;10-20&quot;; IF ([.K33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34]=&quot;female&quot;;1;0)" office:value-type="float" office:value="0" calcext:value-type="float">
            <text:p>0</text:p>
          </table:table-cell>
          <table:table-cell table:formula="of:=IF([.F334]=&quot;male&quot;;0;IF([.D334]=3;(IF ([.K334]&gt;20;0;1));1))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K334]&lt;10;&quot;&lt;10&quot;;IF([.K334]&lt;20; &quot;10-20&quot;; IF ([.K33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35]=&quot;female&quot;;1;0)" office:value-type="float" office:value="1" calcext:value-type="float">
            <text:p>1</text:p>
          </table:table-cell>
          <table:table-cell table:formula="of:=IF([.F335]=&quot;male&quot;;0;IF([.D335]=3;(IF ([.K335]&gt;20;0;1));1))"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s. Said (Waika Mary" Mowad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formula="of:=IF([.K335]&lt;10;&quot;&lt;10&quot;;IF([.K335]&lt;20; &quot;10-20&quot;; IF ([.K33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36]=&quot;female&quot;;1;0)" office:value-type="float" office:value="0" calcext:value-type="float">
            <text:p>0</text:p>
          </table:table-cell>
          <table:table-cell table:formula="of:=IF([.F336]=&quot;male&quot;;0;IF([.D336]=3;(IF ([.K336]&gt;20;0;1));1))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9" calcext:value-type="float">
            <text:p>34922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K336]&lt;10;&quot;&lt;10&quot;;IF([.K336]&lt;20; &quot;10-20&quot;; IF ([.K33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37]=&quot;female&quot;;1;0)" office:value-type="float" office:value="0" calcext:value-type="float">
            <text:p>0</text:p>
          </table:table-cell>
          <table:table-cell table:formula="of:=IF([.F337]=&quot;male&quot;;0;IF([.D337]=3;(IF ([.K337]&gt;20;0;1));1))"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uire, Mr. John Edw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9" calcext:value-type="float">
            <text:p>1104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formula="of:=IF([.K337]&lt;10;&quot;&lt;10&quot;;IF([.K337]&lt;20; &quot;10-20&quot;; IF ([.K33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38]=&quot;female&quot;;1;0)" office:value-type="float" office:value="0" calcext:value-type="float">
            <text:p>0</text:p>
          </table:table-cell>
          <table:table-cell table:formula="of:=IF([.F338]=&quot;male&quot;;0;IF([.D338]=3;(IF ([.K338]&gt;20;0;1));1))"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0" calcext:value-type="float">
            <text:p>24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338]&lt;10;&quot;&lt;10&quot;;IF([.K338]&lt;20; &quot;10-20&quot;; IF ([.K33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39]=&quot;female&quot;;1;0)" office:value-type="float" office:value="0" calcext:value-type="float">
            <text:p>0</text:p>
          </table:table-cell>
          <table:table-cell table:formula="of:=IF([.F339]=&quot;male&quot;;0;IF([.D339]=3;(IF ([.K339]&gt;20;0;1));1))"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5" calcext:value-type="float">
            <text:p>267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K339]&lt;10;&quot;&lt;10&quot;;IF([.K339]&lt;20; &quot;10-20&quot;; IF ([.K33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40]=&quot;female&quot;;1;0)" office:value-type="float" office:value="0" calcext:value-type="float">
            <text:p>0</text:p>
          </table:table-cell>
          <table:table-cell table:formula="of:=IF([.F340]=&quot;male&quot;;0;IF([.D340]=3;(IF ([.K340]&gt;20;0;1));1))"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  <table:table-cell table:formula="of:=IF([.K340]&lt;10;&quot;&lt;10&quot;;IF([.K340]&lt;20; &quot;10-20&quot;; IF ([.K34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41]=&quot;female&quot;;1;0)" office:value-type="float" office:value="0" calcext:value-type="float">
            <text:p>0</text:p>
          </table:table-cell>
          <table:table-cell table:formula="of:=IF([.F341]=&quot;male&quot;;0;IF([.D341]=3;(IF ([.K341]&gt;20;0;1));1))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K341]&lt;10;&quot;&lt;10&quot;;IF([.K341]&lt;20; &quot;10-20&quot;; IF ([.K34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42]=&quot;female&quot;;1;0)" office:value-type="float" office:value="0" calcext:value-type="float">
            <text:p>0</text:p>
          </table:table-cell>
          <table:table-cell table:formula="of:=IF([.F342]=&quot;male&quot;;0;IF([.D342]=3;(IF ([.K342]&gt;20;0;1));1))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K342]&lt;10;&quot;&lt;10&quot;;IF([.K342]&lt;20; &quot;10-20&quot;; IF ([.K34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43]=&quot;female&quot;;1;0)" office:value-type="float" office:value="0" calcext:value-type="float">
            <text:p>0</text:p>
          </table:table-cell>
          <table:table-cell table:formula="of:=IF([.F343]=&quot;male&quot;;0;IF([.D343]=3;(IF ([.K343]&gt;20;0;1));1))"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3" calcext:value-type="float">
            <text:p>350403</text:p>
          </table:table-cell>
          <table:table-cell office:value-type="float" office:value="7.5792" calcext:value-type="float">
            <text:p>7.5792</text:p>
          </table:table-cell>
          <table:table-cell/>
          <table:table-cell office:value-type="string" calcext:value-type="string">
            <text:p>S</text:p>
          </table:table-cell>
          <table:table-cell table:formula="of:=IF([.K343]&lt;10;&quot;&lt;10&quot;;IF([.K343]&lt;20; &quot;10-20&quot;; IF ([.K34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44]=&quot;female&quot;;1;0)" office:value-type="float" office:value="0" calcext:value-type="float">
            <text:p>0</text:p>
          </table:table-cell>
          <table:table-cell table:formula="of:=IF([.F344]=&quot;male&quot;;0;IF([.D344]=3;(IF ([.K344]&gt;20;0;1));1))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K344]&lt;10;&quot;&lt;10&quot;;IF([.K344]&lt;20; &quot;10-20&quot;; IF ([.K34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45]=&quot;female&quot;;1;0)" office:value-type="float" office:value="1" calcext:value-type="float">
            <text:p>1</text:p>
          </table:table-cell>
          <table:table-cell table:formula="of:=IF([.F345]=&quot;male&quot;;0;IF([.D345]=3;(IF ([.K345]&gt;20;0;1));1))" office:value-type="float" office:value="1" calcext:value-type="float">
            <text:p>1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eza, Mrs. James Warburton Martinez (Charlotte Wardle Drake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table:formula="of:=IF([.K345]&lt;10;&quot;&lt;10&quot;;IF([.K345]&lt;20; &quot;10-20&quot;; IF ([.K34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46]=&quot;female&quot;;1;0)" office:value-type="float" office:value="0" calcext:value-type="float">
            <text:p>0</text:p>
          </table:table-cell>
          <table:table-cell table:formula="of:=IF([.F346]=&quot;male&quot;;0;IF([.D346]=3;(IF ([.K346]&gt;20;0;1));1))"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K346]&lt;10;&quot;&lt;10&quot;;IF([.K346]&lt;20; &quot;10-20&quot;; IF ([.K34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47]=&quot;female&quot;;1;0)" office:value-type="float" office:value="1" calcext:value-type="float">
            <text:p>1</text:p>
          </table:table-cell>
          <table:table-cell table:formula="of:=IF([.F347]=&quot;male&quot;;0;IF([.D347]=3;(IF ([.K347]&gt;20;0;1));1))"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5" calcext:value-type="float">
            <text:p>348125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  <table:table-cell table:formula="of:=IF([.K347]&lt;10;&quot;&lt;10&quot;;IF([.K347]&lt;20; &quot;10-20&quot;; IF ([.K34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48]=&quot;female&quot;;1;0)" office:value-type="float" office:value="0" calcext:value-type="float">
            <text:p>0</text:p>
          </table:table-cell>
          <table:table-cell table:formula="of:=IF([.F348]=&quot;male&quot;;0;IF([.D348]=3;(IF ([.K348]&gt;20;0;1));1))"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0" calcext:value-type="float">
            <text:p>2376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348]&lt;10;&quot;&lt;10&quot;;IF([.K348]&lt;20; &quot;10-20&quot;; IF ([.K34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49]=&quot;female&quot;;1;0)" office:value-type="float" office:value="1" calcext:value-type="float">
            <text:p>1</text:p>
          </table:table-cell>
          <table:table-cell table:formula="of:=IF([.F349]=&quot;male&quot;;0;IF([.D349]=3;(IF ([.K349]&gt;20;0;1));1))"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K349]&lt;10;&quot;&lt;10&quot;;IF([.K349]&lt;20; &quot;10-20&quot;; IF ([.K34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50]=&quot;female&quot;;1;0)" office:value-type="float" office:value="0" calcext:value-type="float">
            <text:p>0</text:p>
          </table:table-cell>
          <table:table-cell table:formula="of:=IF([.F350]=&quot;male&quot;;0;IF([.D350]=3;(IF ([.K350]&gt;20;0;1));1))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6" calcext:value-type="float">
            <text:p>24872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K350]&lt;10;&quot;&lt;10&quot;;IF([.K350]&lt;20; &quot;10-20&quot;; IF ([.K35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51]=&quot;female&quot;;1;0)" office:value-type="float" office:value="1" calcext:value-type="float">
            <text:p>1</text:p>
          </table:table-cell>
          <table:table-cell table:formula="of:=IF([.F351]=&quot;male&quot;;0;IF([.D351]=3;(IF ([.K351]&gt;20;0;1));1))" office:value-type="float" office:value="1" calcext:value-type="float">
            <text:p>1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K351]&lt;10;&quot;&lt;10&quot;;IF([.K351]&lt;20; &quot;10-20&quot;; IF ([.K35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52]=&quot;female&quot;;1;0)" office:value-type="float" office:value="1" calcext:value-type="float">
            <text:p>1</text:p>
          </table:table-cell>
          <table:table-cell table:formula="of:=IF([.F352]=&quot;male&quot;;0;IF([.D352]=3;(IF ([.K352]&gt;20;0;1));1))" office:value-type="float" office:value="1" calcext:value-type="float">
            <text:p>1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field, Mrs. Leo David (Blanche Strouse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table:formula="of:=IF([.K352]&lt;10;&quot;&lt;10&quot;;IF([.K352]&lt;20; &quot;10-20&quot;; IF ([.K35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53]=&quot;female&quot;;1;0)" office:value-type="float" office:value="0" calcext:value-type="float">
            <text:p>0</text:p>
          </table:table-cell>
          <table:table-cell table:formula="of:=IF([.F353]=&quot;male&quot;;0;IF([.D353]=3;(IF ([.K353]&gt;20;0;1));1))"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K353]&lt;10;&quot;&lt;10&quot;;IF([.K353]&lt;20; &quot;10-20&quot;; IF ([.K35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54]=&quot;female&quot;;1;0)" office:value-type="float" office:value="0" calcext:value-type="float">
            <text:p>0</text:p>
          </table:table-cell>
          <table:table-cell table:formula="of:=IF([.F354]=&quot;male&quot;;0;IF([.D354]=3;(IF ([.K354]&gt;20;0;1));1))"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K354]&lt;10;&quot;&lt;10&quot;;IF([.K354]&lt;20; &quot;10-20&quot;; IF ([.K35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55]=&quot;female&quot;;1;0)" office:value-type="float" office:value="0" calcext:value-type="float">
            <text:p>0</text:p>
          </table:table-cell>
          <table:table-cell table:formula="of:=IF([.F355]=&quot;male&quot;;0;IF([.D355]=3;(IF ([.K355]&gt;20;0;1));1))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IF([.K355]&lt;10;&quot;&lt;10&quot;;IF([.K355]&lt;20; &quot;10-20&quot;; IF ([.K35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56]=&quot;female&quot;;1;0)" office:value-type="float" office:value="1" calcext:value-type="float">
            <text:p>1</text:p>
          </table:table-cell>
          <table:table-cell table:formula="of:=IF([.F356]=&quot;male&quot;;0;IF([.D356]=3;(IF ([.K356]&gt;20;0;1));1))"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iss. Elizabeth Gladys Millvina""</text:p>
          </table:table-cell>
          <table:table-cell office:value-type="string" calcext:value-type="string">
            <text:p>female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IF([.K356]&lt;10;&quot;&lt;10&quot;;IF([.K356]&lt;20; &quot;10-20&quot;; IF ([.K35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57]=&quot;female&quot;;1;0)" office:value-type="float" office:value="0" calcext:value-type="float">
            <text:p>0</text:p>
          </table:table-cell>
          <table:table-cell table:formula="of:=IF([.F357]=&quot;male&quot;;0;IF([.D357]=3;(IF ([.K357]&gt;20;0;1));1))"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n, Mr. Henry Forb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4" calcext:value-type="float">
            <text:p>1130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  <table:table-cell table:formula="of:=IF([.K357]&lt;10;&quot;&lt;10&quot;;IF([.K357]&lt;20; &quot;10-20&quot;; IF ([.K35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58]=&quot;female&quot;;1;0)" office:value-type="float" office:value="1" calcext:value-type="float">
            <text:p>1</text:p>
          </table:table-cell>
          <table:table-cell table:formula="of:=IF([.F358]=&quot;male&quot;;0;IF([.D358]=3;(IF ([.K358]&gt;20;0;1));1))"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rs. John Murray (Caroline Lane Lamson)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table:formula="of:=IF([.K358]&lt;10;&quot;&lt;10&quot;;IF([.K358]&lt;20; &quot;10-20&quot;; IF ([.K35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59]=&quot;female&quot;;1;0)" office:value-type="float" office:value="0" calcext:value-type="float">
            <text:p>0</text:p>
          </table:table-cell>
          <table:table-cell table:formula="of:=IF([.F359]=&quot;male&quot;;0;IF([.D359]=3;(IF ([.K359]&gt;20;0;1));1))"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S</text:p>
          </table:table-cell>
          <table:table-cell table:formula="of:=IF([.K359]&lt;10;&quot;&lt;10&quot;;IF([.K359]&lt;20; &quot;10-20&quot;; IF ([.K35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60]=&quot;female&quot;;1;0)" office:value-type="float" office:value="0" calcext:value-type="float">
            <text:p>0</text:p>
          </table:table-cell>
          <table:table-cell table:formula="of:=IF([.F360]=&quot;male&quot;;0;IF([.D360]=3;(IF ([.K360]&gt;20;0;1));1))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402" calcext:value-type="float">
            <text:p>3684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360]&lt;10;&quot;&lt;10&quot;;IF([.K360]&lt;20; &quot;10-20&quot;; IF ([.K36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61]=&quot;female&quot;;1;0)" office:value-type="float" office:value="1" calcext:value-type="float">
            <text:p>1</text:p>
          </table:table-cell>
          <table:table-cell table:formula="of:=IF([.F361]=&quot;male&quot;;0;IF([.D361]=3;(IF ([.K361]&gt;20;0;1));1))"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  <table:table-cell table:formula="of:=IF([.K361]&lt;10;&quot;&lt;10&quot;;IF([.K361]&lt;20; &quot;10-20&quot;; IF ([.K36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62]=&quot;female&quot;;1;0)" office:value-type="float" office:value="0" calcext:value-type="float">
            <text:p>0</text:p>
          </table:table-cell>
          <table:table-cell table:formula="of:=IF([.F362]=&quot;male&quot;;0;IF([.D362]=3;(IF ([.K362]&gt;20;0;1));1))"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K362]&lt;10;&quot;&lt;10&quot;;IF([.K362]&lt;20; &quot;10-20&quot;; IF ([.K36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63]=&quot;female&quot;;1;0)" office:value-type="float" office:value="1" calcext:value-type="float">
            <text:p>1</text:p>
          </table:table-cell>
          <table:table-cell table:formula="of:=IF([.F363]=&quot;male&quot;;0;IF([.D363]=3;(IF ([.K363]&gt;20;0;1));1))"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formula="of:=IF([.K363]&lt;10;&quot;&lt;10&quot;;IF([.K363]&lt;20; &quot;10-20&quot;; IF ([.K36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64]=&quot;female&quot;;1;0)" office:value-type="float" office:value="1" calcext:value-type="float">
            <text:p>1</text:p>
          </table:table-cell>
          <table:table-cell table:formula="of:=IF([.F364]=&quot;male&quot;;0;IF([.D364]=3;(IF ([.K364]&gt;20;0;1));1))"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K364]&lt;10;&quot;&lt;10&quot;;IF([.K364]&lt;20; &quot;10-20&quot;; IF ([.K36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65]=&quot;female&quot;;1;0)" office:value-type="float" office:value="0" calcext:value-type="float">
            <text:p>0</text:p>
          </table:table-cell>
          <table:table-cell table:formula="of:=IF([.F365]=&quot;male&quot;;0;IF([.D365]=3;(IF ([.K365]&gt;20;0;1));1))"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3" calcext:value-type="float">
            <text:p>31508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K365]&lt;10;&quot;&lt;10&quot;;IF([.K365]&lt;20; &quot;10-20&quot;; IF ([.K36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66]=&quot;female&quot;;1;0)" office:value-type="float" office:value="1" calcext:value-type="float">
            <text:p>1</text:p>
          </table:table-cell>
          <table:table-cell table:formula="of:=IF([.F366]=&quot;male&quot;;0;IF([.D366]=3;(IF ([.K366]&gt;20;0;1));1))"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er, Mrs. George Achilles (Dorothy Annan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table:formula="of:=IF([.K366]&lt;10;&quot;&lt;10&quot;;IF([.K366]&lt;20; &quot;10-20&quot;; IF ([.K36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67]=&quot;female&quot;;1;0)" office:value-type="float" office:value="1" calcext:value-type="float">
            <text:p>1</text:p>
          </table:table-cell>
          <table:table-cell table:formula="of:=IF([.F367]=&quot;male&quot;;0;IF([.D367]=3;(IF ([.K367]&gt;20;0;1));1))"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K367]&lt;10;&quot;&lt;10&quot;;IF([.K367]&lt;20; &quot;10-20&quot;; IF ([.K36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68]=&quot;female&quot;;1;0)" office:value-type="float" office:value="0" calcext:value-type="float">
            <text:p>0</text:p>
          </table:table-cell>
          <table:table-cell table:formula="of:=IF([.F368]=&quot;male&quot;;0;IF([.D368]=3;(IF ([.K368]&gt;20;0;1));1))"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IF([.K368]&lt;10;&quot;&lt;10&quot;;IF([.K368]&lt;20; &quot;10-20&quot;; IF ([.K36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69]=&quot;female&quot;;1;0)" office:value-type="float" office:value="1" calcext:value-type="float">
            <text:p>1</text:p>
          </table:table-cell>
          <table:table-cell table:formula="of:=IF([.F369]=&quot;male&quot;;0;IF([.D369]=3;(IF ([.K369]&gt;20;0;1));1))"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ihivouri, Miss. Susanna Juhantytar Sanni"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K369]&lt;10;&quot;&lt;10&quot;;IF([.K369]&lt;20; &quot;10-20&quot;; IF ([.K36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70]=&quot;female&quot;;1;0)" office:value-type="float" office:value="1" calcext:value-type="float">
            <text:p>1</text:p>
          </table:table-cell>
          <table:table-cell table:formula="of:=IF([.F370]=&quot;male&quot;;0;IF([.D370]=3;(IF ([.K370]&gt;20;0;1));1))"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table:formula="of:=IF([.K370]&lt;10;&quot;&lt;10&quot;;IF([.K370]&lt;20; &quot;10-20&quot;; IF ([.K37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71]=&quot;female&quot;;1;0)" office:value-type="float" office:value="0" calcext:value-type="float">
            <text:p>0</text:p>
          </table:table-cell>
          <table:table-cell table:formula="of:=IF([.F371]=&quot;male&quot;;0;IF([.D371]=3;(IF ([.K371]&gt;20;0;1));1))"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table:formula="of:=IF([.K371]&lt;10;&quot;&lt;10&quot;;IF([.K371]&lt;20; &quot;10-20&quot;; IF ([.K37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72]=&quot;female&quot;;1;0)" office:value-type="float" office:value="0" calcext:value-type="float">
            <text:p>0</text:p>
          </table:table-cell>
          <table:table-cell table:formula="of:=IF([.F372]=&quot;male&quot;;0;IF([.D372]=3;(IF ([.K372]&gt;20;0;1));1))"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3" calcext:value-type="float">
            <text:p>28133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K372]&lt;10;&quot;&lt;10&quot;;IF([.K372]&lt;20; &quot;10-20&quot;; IF ([.K37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73]=&quot;female&quot;;1;0)" office:value-type="float" office:value="1" calcext:value-type="float">
            <text:p>1</text:p>
          </table:table-cell>
          <table:table-cell table:formula="of:=IF([.F373]=&quot;male&quot;;0;IF([.D373]=3;(IF ([.K373]&gt;20;0;1));1))" office:value-type="float" office:value="1" calcext:value-type="float">
            <text:p>1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on, Miss. Helen Ali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  <table:table-cell table:formula="of:=IF([.K373]&lt;10;&quot;&lt;10&quot;;IF([.K373]&lt;20; &quot;10-20&quot;; IF ([.K37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74]=&quot;female&quot;;1;0)" office:value-type="float" office:value="0" calcext:value-type="float">
            <text:p>0</text:p>
          </table:table-cell>
          <table:table-cell table:formula="of:=IF([.F374]=&quot;male&quot;;0;IF([.D374]=3;(IF ([.K374]&gt;20;0;1));1))"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may, Mr. Joseph Bruc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  <table:table-cell table:formula="of:=IF([.K374]&lt;10;&quot;&lt;10&quot;;IF([.K374]&lt;20; &quot;10-20&quot;; IF ([.K37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75]=&quot;female&quot;;1;0)" office:value-type="float" office:value="0" calcext:value-type="float">
            <text:p>0</text:p>
          </table:table-cell>
          <table:table-cell table:formula="of:=IF([.F375]=&quot;male&quot;;0;IF([.D375]=3;(IF ([.K375]&gt;20;0;1));1))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6" calcext:value-type="float">
            <text:p>2487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375]&lt;10;&quot;&lt;10&quot;;IF([.K375]&lt;20; &quot;10-20&quot;; IF ([.K37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76]=&quot;female&quot;;1;0)" office:value-type="float" office:value="1" calcext:value-type="float">
            <text:p>1</text:p>
          </table:table-cell>
          <table:table-cell table:formula="of:=IF([.F376]=&quot;male&quot;;0;IF([.D376]=3;(IF ([.K376]&gt;20;0;1));1))"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Mrs. Washington (Ruth Vidaver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table:formula="of:=IF([.K376]&lt;10;&quot;&lt;10&quot;;IF([.K376]&lt;20; &quot;10-20&quot;; IF ([.K37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77]=&quot;female&quot;;1;0)" office:value-type="float" office:value="1" calcext:value-type="float">
            <text:p>1</text:p>
          </table:table-cell>
          <table:table-cell table:formula="of:=IF([.F377]=&quot;male&quot;;0;IF([.D377]=3;(IF ([.K377]&gt;20;0;1));1))" office:value-type="float" office:value="1" calcext:value-type="float">
            <text:p>1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/>
          <table:table-cell office:value-type="string" calcext:value-type="string">
            <text:p>C</text:p>
          </table:table-cell>
          <table:table-cell table:formula="of:=IF([.K377]&lt;10;&quot;&lt;10&quot;;IF([.K377]&lt;20; &quot;10-20&quot;; IF ([.K37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78]=&quot;female&quot;;1;0)" office:value-type="float" office:value="1" calcext:value-type="float">
            <text:p>1</text:p>
          </table:table-cell>
          <table:table-cell table:formula="of:=IF([.F378]=&quot;male&quot;;0;IF([.D378]=3;(IF ([.K378]&gt;20;0;1));1))"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2" calcext:value-type="float">
            <text:p>31515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K378]&lt;10;&quot;&lt;10&quot;;IF([.K378]&lt;20; &quot;10-20&quot;; IF ([.K37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79]=&quot;female&quot;;1;0)" office:value-type="float" office:value="0" calcext:value-type="float">
            <text:p>0</text:p>
          </table:table-cell>
          <table:table-cell table:formula="of:=IF([.F379]=&quot;male&quot;;0;IF([.D379]=3;(IF ([.K379]&gt;20;0;1));1))"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tterill, Mr. Henry Harry"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7" calcext:value-type="float">
            <text:p>29107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K379]&lt;10;&quot;&lt;10&quot;;IF([.K379]&lt;20; &quot;10-20&quot;; IF ([.K37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80]=&quot;female&quot;;1;0)" office:value-type="float" office:value="0" calcext:value-type="float">
            <text:p>0</text:p>
          </table:table-cell>
          <table:table-cell table:formula="of:=IF([.F380]=&quot;male&quot;;0;IF([.D380]=3;(IF ([.K380]&gt;20;0;1));1))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kins, Mr. William Edw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  <table:table-cell table:formula="of:=IF([.K380]&lt;10;&quot;&lt;10&quot;;IF([.K380]&lt;20; &quot;10-20&quot;; IF ([.K38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81]=&quot;female&quot;;1;0)" office:value-type="float" office:value="0" calcext:value-type="float">
            <text:p>0</text:p>
          </table:table-cell>
          <table:table-cell table:formula="of:=IF([.F381]=&quot;male&quot;;0;IF([.D381]=3;(IF ([.K381]&gt;20;0;1));1))"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K381]&lt;10;&quot;&lt;10&quot;;IF([.K381]&lt;20; &quot;10-20&quot;; IF ([.K38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82]=&quot;female&quot;;1;0)" office:value-type="float" office:value="0" calcext:value-type="float">
            <text:p>0</text:p>
          </table:table-cell>
          <table:table-cell table:formula="of:=IF([.F382]=&quot;male&quot;;0;IF([.D382]=3;(IF ([.K382]&gt;20;0;1));1))"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6713" calcext:value-type="float">
            <text:p>3667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382]&lt;10;&quot;&lt;10&quot;;IF([.K382]&lt;20; &quot;10-20&quot;; IF ([.K38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83]=&quot;female&quot;;1;0)" office:value-type="float" office:value="0" calcext:value-type="float">
            <text:p>0</text:p>
          </table:table-cell>
          <table:table-cell table:formula="of:=IF([.F383]=&quot;male&quot;;0;IF([.D383]=3;(IF ([.K383]&gt;20;0;1));1))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0" calcext:value-type="float">
            <text:p>33091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K383]&lt;10;&quot;&lt;10&quot;;IF([.K383]&lt;20; &quot;10-20&quot;; IF ([.K38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84]=&quot;female&quot;;1;0)" office:value-type="float" office:value="1" calcext:value-type="float">
            <text:p>1</text:p>
          </table:table-cell>
          <table:table-cell table:formula="of:=IF([.F384]=&quot;male&quot;;0;IF([.D384]=3;(IF ([.K384]&gt;20;0;1));1))"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K384]&lt;10;&quot;&lt;10&quot;;IF([.K384]&lt;20; &quot;10-20&quot;; IF ([.K38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85]=&quot;female&quot;;1;0)" office:value-type="float" office:value="1" calcext:value-type="float">
            <text:p>1</text:p>
          </table:table-cell>
          <table:table-cell table:formula="of:=IF([.F385]=&quot;male&quot;;0;IF([.D385]=3;(IF ([.K385]&gt;20;0;1));1))"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K385]&lt;10;&quot;&lt;10&quot;;IF([.K385]&lt;20; &quot;10-20&quot;; IF ([.K38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86]=&quot;female&quot;;1;0)" office:value-type="float" office:value="0" calcext:value-type="float">
            <text:p>0</text:p>
          </table:table-cell>
          <table:table-cell table:formula="of:=IF([.F386]=&quot;male&quot;;0;IF([.D386]=3;(IF ([.K386]&gt;20;0;1));1))"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eler, Mr. Edwin Frederick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float" office:value="12.875" calcext:value-type="float">
            <text:p>12.875</text:p>
          </table:table-cell>
          <table:table-cell/>
          <table:table-cell office:value-type="string" calcext:value-type="string">
            <text:p>S</text:p>
          </table:table-cell>
          <table:table-cell table:formula="of:=IF([.K386]&lt;10;&quot;&lt;10&quot;;IF([.K386]&lt;20; &quot;10-20&quot;; IF ([.K38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87]=&quot;female&quot;;1;0)" office:value-type="float" office:value="1" calcext:value-type="float">
            <text:p>1</text:p>
          </table:table-cell>
          <table:table-cell table:formula="of:=IF([.F387]=&quot;male&quot;;0;IF([.D387]=3;(IF ([.K387]&gt;20;0;1));1))"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IF([.K387]&lt;10;&quot;&lt;10&quot;;IF([.K387]&lt;20; &quot;10-20&quot;; IF ([.K38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88]=&quot;female&quot;;1;0)" office:value-type="float" office:value="0" calcext:value-type="float">
            <text:p>0</text:p>
          </table:table-cell>
          <table:table-cell table:formula="of:=IF([.F388]=&quot;male&quot;;0;IF([.D388]=3;(IF ([.K388]&gt;20;0;1));1))"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1" calcext:value-type="float">
            <text:p>34991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K388]&lt;10;&quot;&lt;10&quot;;IF([.K388]&lt;20; &quot;10-20&quot;; IF ([.K38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89]=&quot;female&quot;;1;0)" office:value-type="float" office:value="0" calcext:value-type="float">
            <text:p>0</text:p>
          </table:table-cell>
          <table:table-cell table:formula="of:=IF([.F389]=&quot;male&quot;;0;IF([.D389]=3;(IF ([.K389]&gt;20;0;1));1))"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46" calcext:value-type="float">
            <text:p>244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K389]&lt;10;&quot;&lt;10&quot;;IF([.K389]&lt;20; &quot;10-20&quot;; IF ([.K38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90]=&quot;female&quot;;1;0)" office:value-type="float" office:value="0" calcext:value-type="float">
            <text:p>0</text:p>
          </table:table-cell>
          <table:table-cell table:formula="of:=IF([.F390]=&quot;male&quot;;0;IF([.D390]=3;(IF ([.K390]&gt;20;0;1));1))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8" calcext:value-type="float">
            <text:p>36485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390]&lt;10;&quot;&lt;10&quot;;IF([.K390]&lt;20; &quot;10-20&quot;; IF ([.K39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91]=&quot;female&quot;;1;0)" office:value-type="float" office:value="0" calcext:value-type="float">
            <text:p>0</text:p>
          </table:table-cell>
          <table:table-cell table:formula="of:=IF([.F391]=&quot;male&quot;;0;IF([.D391]=3;(IF ([.K391]&gt;20;0;1));1))"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K391]&lt;10;&quot;&lt;10&quot;;IF([.K391]&lt;20; &quot;10-20&quot;; IF ([.K39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92]=&quot;female&quot;;1;0)" office:value-type="float" office:value="0" calcext:value-type="float">
            <text:p>0</text:p>
          </table:table-cell>
          <table:table-cell table:formula="of:=IF([.F392]=&quot;male&quot;;0;IF([.D392]=3;(IF ([.K392]&gt;20;0;1));1))"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ne, Mr. Vivian Ponsonb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  <table:table-cell table:formula="of:=IF([.K392]&lt;10;&quot;&lt;10&quot;;IF([.K392]&lt;20; &quot;10-20&quot;; IF ([.K39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93]=&quot;female&quot;;1;0)" office:value-type="float" office:value="1" calcext:value-type="float">
            <text:p>1</text:p>
          </table:table-cell>
          <table:table-cell table:formula="of:=IF([.F393]=&quot;male&quot;;0;IF([.D393]=3;(IF ([.K393]&gt;20;0;1));1))" office:value-type="float" office:value="1" calcext:value-type="float">
            <text:p>1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s, Mrs. Ernest H (Elizabeth Lindsey Jame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table:formula="of:=IF([.K393]&lt;10;&quot;&lt;10&quot;;IF([.K393]&lt;20; &quot;10-20&quot;; IF ([.K39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94]=&quot;female&quot;;1;0)" office:value-type="float" office:value="0" calcext:value-type="float">
            <text:p>0</text:p>
          </table:table-cell>
          <table:table-cell table:formula="of:=IF([.F394]=&quot;male&quot;;0;IF([.D394]=3;(IF ([.K394]&gt;20;0;1));1))"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formula="of:=IF([.K394]&lt;10;&quot;&lt;10&quot;;IF([.K394]&lt;20; &quot;10-20&quot;; IF ([.K39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95]=&quot;female&quot;;1;0)" office:value-type="float" office:value="0" calcext:value-type="float">
            <text:p>0</text:p>
          </table:table-cell>
          <table:table-cell table:formula="of:=IF([.F395]=&quot;male&quot;;0;IF([.D395]=3;(IF ([.K395]&gt;20;0;1));1))"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K395]&lt;10;&quot;&lt;10&quot;;IF([.K395]&lt;20; &quot;10-20&quot;; IF ([.K39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396]=&quot;female&quot;;1;0)" office:value-type="float" office:value="0" calcext:value-type="float">
            <text:p>0</text:p>
          </table:table-cell>
          <table:table-cell table:formula="of:=IF([.F396]=&quot;male&quot;;0;IF([.D396]=3;(IF ([.K396]&gt;20;0;1));1))"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  <table:table-cell table:formula="of:=IF([.K396]&lt;10;&quot;&lt;10&quot;;IF([.K396]&lt;20; &quot;10-20&quot;; IF ([.K39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397]=&quot;female&quot;;1;0)" office:value-type="float" office:value="1" calcext:value-type="float">
            <text:p>1</text:p>
          </table:table-cell>
          <table:table-cell table:formula="of:=IF([.F397]=&quot;male&quot;;0;IF([.D397]=3;(IF ([.K397]&gt;20;0;1));1))" office:value-type="float" office:value="1" calcext:value-type="float">
            <text:p>1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s. Lucien Philip (Mary Eloise Hughes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 table:formula="of:=IF([.K397]&lt;10;&quot;&lt;10&quot;;IF([.K397]&lt;20; &quot;10-20&quot;; IF ([.K39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398]=&quot;female&quot;;1;0)" office:value-type="float" office:value="0" calcext:value-type="float">
            <text:p>0</text:p>
          </table:table-cell>
          <table:table-cell table:formula="of:=IF([.F398]=&quot;male&quot;;0;IF([.D398]=3;(IF ([.K398]&gt;20;0;1));1))"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109" calcext:value-type="float">
            <text:p>371109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Q</text:p>
          </table:table-cell>
          <table:table-cell table:formula="of:=IF([.K398]&lt;10;&quot;&lt;10&quot;;IF([.K398]&lt;20; &quot;10-20&quot;; IF ([.K39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399]=&quot;female&quot;;1;0)" office:value-type="float" office:value="1" calcext:value-type="float">
            <text:p>1</text:p>
          </table:table-cell>
          <table:table-cell table:formula="of:=IF([.F399]=&quot;male&quot;;0;IF([.D399]=3;(IF ([.K399]&gt;20;0;1));1))"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licher-Stehli, Mrs. Maxmillian (Margaretha Emerentia Stehli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table:formula="of:=IF([.K399]&lt;10;&quot;&lt;10&quot;;IF([.K399]&lt;20; &quot;10-20&quot;; IF ([.K39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400]=&quot;female&quot;;1;0)" office:value-type="float" office:value="0" calcext:value-type="float">
            <text:p>0</text:p>
          </table:table-cell>
          <table:table-cell table:formula="of:=IF([.F400]=&quot;male&quot;;0;IF([.D400]=3;(IF ([.K400]&gt;20;0;1));1))"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5" calcext:value-type="float">
            <text:p>34706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K400]&lt;10;&quot;&lt;10&quot;;IF([.K400]&lt;20; &quot;10-20&quot;; IF ([.K40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401]=&quot;female&quot;;1;0)" office:value-type="float" office:value="0" calcext:value-type="float">
            <text:p>0</text:p>
          </table:table-cell>
          <table:table-cell table:formula="of:=IF([.F401]=&quot;male&quot;;0;IF([.D401]=3;(IF ([.K401]&gt;20;0;1));1))"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32" calcext:value-type="float">
            <text:p>213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K401]&lt;10;&quot;&lt;10&quot;;IF([.K401]&lt;20; &quot;10-20&quot;; IF ([.K40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402]=&quot;female&quot;;1;0)" office:value-type="float" office:value="1" calcext:value-type="float">
            <text:p>1</text:p>
          </table:table-cell>
          <table:table-cell table:formula="of:=IF([.F402]=&quot;male&quot;;0;IF([.D402]=3;(IF ([.K402]&gt;20;0;1));1))"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nell, Miss. Caroli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table:formula="of:=IF([.K402]&lt;10;&quot;&lt;10&quot;;IF([.K402]&lt;20; &quot;10-20&quot;; IF ([.K40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403]=&quot;female&quot;;1;0)" office:value-type="float" office:value="0" calcext:value-type="float">
            <text:p>0</text:p>
          </table:table-cell>
          <table:table-cell table:formula="of:=IF([.F403]=&quot;male&quot;;0;IF([.D403]=3;(IF ([.K403]&gt;20;0;1));1))"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K403]&lt;10;&quot;&lt;10&quot;;IF([.K403]&lt;20; &quot;10-20&quot;; IF ([.K40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404]=&quot;female&quot;;1;0)" office:value-type="float" office:value="1" calcext:value-type="float">
            <text:p>1</text:p>
          </table:table-cell>
          <table:table-cell table:formula="of:=IF([.F404]=&quot;male&quot;;0;IF([.D404]=3;(IF ([.K404]&gt;20;0;1));1))" office:value-type="float" office:value="1" calcext:value-type="float">
            <text:p>1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table:formula="of:=IF([.K404]&lt;10;&quot;&lt;10&quot;;IF([.K404]&lt;20; &quot;10-20&quot;; IF ([.K40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405]=&quot;female&quot;;1;0)" office:value-type="float" office:value="0" calcext:value-type="float">
            <text:p>0</text:p>
          </table:table-cell>
          <table:table-cell table:formula="of:=IF([.F405]=&quot;male&quot;;0;IF([.D405]=3;(IF ([.K405]&gt;20;0;1));1))"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  <table:table-cell table:formula="of:=IF([.K405]&lt;10;&quot;&lt;10&quot;;IF([.K405]&lt;20; &quot;10-20&quot;; IF ([.K40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406]=&quot;female&quot;;1;0)" office:value-type="float" office:value="0" calcext:value-type="float">
            <text:p>0</text:p>
          </table:table-cell>
          <table:table-cell table:formula="of:=IF([.F406]=&quot;male&quot;;0;IF([.D406]=3;(IF ([.K406]&gt;20;0;1));1))"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enthal, Mr. Isaac Geral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65" calcext:value-type="float">
            <text:p>17765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  <table:table-cell table:formula="of:=IF([.K406]&lt;10;&quot;&lt;10&quot;;IF([.K406]&lt;20; &quot;10-20&quot;; IF ([.K40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table:formula="of:=IF([.F407]=&quot;female&quot;;1;0)" office:value-type="float" office:value="0" calcext:value-type="float">
            <text:p>0</text:p>
          </table:table-cell>
          <table:table-cell table:formula="of:=IF([.F407]=&quot;male&quot;;0;IF([.D407]=3;(IF ([.K407]&gt;20;0;1));1))"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rney, Mr. Alfred (Baron von Drachstedt")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float" office:value="13.8625" calcext:value-type="float">
            <text:p>13.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  <table:table-cell table:formula="of:=IF([.K407]&lt;10;&quot;&lt;10&quot;;IF([.K407]&lt;20; &quot;10-20&quot;; IF ([.K40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408]=&quot;female&quot;;1;0)" office:value-type="float" office:value="0" calcext:value-type="float">
            <text:p>0</text:p>
          </table:table-cell>
          <table:table-cell table:formula="of:=IF([.F408]=&quot;male&quot;;0;IF([.D408]=3;(IF ([.K408]&gt;20;0;1));1))"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6" calcext:value-type="float">
            <text:p>286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K408]&lt;10;&quot;&lt;10&quot;;IF([.K408]&lt;20; &quot;10-20&quot;; IF ([.K40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409]=&quot;female&quot;;1;0)" office:value-type="float" office:value="0" calcext:value-type="float">
            <text:p>0</text:p>
          </table:table-cell>
          <table:table-cell table:formula="of:=IF([.F409]=&quot;male&quot;;0;IF([.D409]=3;(IF ([.K409]&gt;20;0;1));1))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George Dunt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table:formula="of:=IF([.K409]&lt;10;&quot;&lt;10&quot;;IF([.K409]&lt;20; &quot;10-20&quot;; IF ([.K40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410]=&quot;female&quot;;1;0)" office:value-type="float" office:value="1" calcext:value-type="float">
            <text:p>1</text:p>
          </table:table-cell>
          <table:table-cell table:formula="of:=IF([.F410]=&quot;male&quot;;0;IF([.D410]=3;(IF ([.K410]&gt;20;0;1));1)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rdan, Miss. Johanna Hannah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5" calcext:value-type="float">
            <text:p>334915</text:p>
          </table:table-cell>
          <table:table-cell office:value-type="float" office:value="7.7208" calcext:value-type="float">
            <text:p>7.7208</text:p>
          </table:table-cell>
          <table:table-cell/>
          <table:table-cell office:value-type="string" calcext:value-type="string">
            <text:p>Q</text:p>
          </table:table-cell>
          <table:table-cell table:formula="of:=IF([.K410]&lt;10;&quot;&lt;10&quot;;IF([.K410]&lt;20; &quot;10-20&quot;; IF ([.K41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411]=&quot;female&quot;;1;0)" office:value-type="float" office:value="1" calcext:value-type="float">
            <text:p>1</text:p>
          </table:table-cell>
          <table:table-cell table:formula="of:=IF([.F411]=&quot;male&quot;;0;IF([.D411]=3;(IF ([.K411]&gt;20;0;1));1))" office:value-type="float" office:value="1" calcext:value-type="float">
            <text:p>1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  <table:table-cell table:formula="of:=IF([.K411]&lt;10;&quot;&lt;10&quot;;IF([.K411]&lt;20; &quot;10-20&quot;; IF ([.K41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table:formula="of:=IF([.F412]=&quot;female&quot;;1;0)" office:value-type="float" office:value="1" calcext:value-type="float">
            <text:p>1</text:p>
          </table:table-cell>
          <table:table-cell table:formula="of:=IF([.F412]=&quot;male&quot;;0;IF([.D412]=3;(IF ([.K412]&gt;20;0;1));1))"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7" calcext:value-type="float">
            <text:p>36523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K412]&lt;10;&quot;&lt;10&quot;;IF([.K412]&lt;20; &quot;10-20&quot;; IF ([.K41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413]=&quot;female&quot;;1;0)" office:value-type="float" office:value="1" calcext:value-type="float">
            <text:p>1</text:p>
          </table:table-cell>
          <table:table-cell table:formula="of:=IF([.F413]=&quot;male&quot;;0;IF([.D413]=3;(IF ([.K413]&gt;20;0;1));1))"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Mrs. William Edward (Lillian E Thorpe)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formula="of:=IF([.K413]&lt;10;&quot;&lt;10&quot;;IF([.K413]&lt;20; &quot;10-20&quot;; IF ([.K41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414]=&quot;female&quot;;1;0)" office:value-type="float" office:value="1" calcext:value-type="float">
            <text:p>1</text:p>
          </table:table-cell>
          <table:table-cell table:formula="of:=IF([.F414]=&quot;male&quot;;0;IF([.D414]=3;(IF ([.K414]&gt;20;0;1));1))"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6" calcext:value-type="float">
            <text:p>34708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K414]&lt;10;&quot;&lt;10&quot;;IF([.K414]&lt;20; &quot;10-20&quot;; IF ([.K41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415]=&quot;female&quot;;1;0)" office:value-type="float" office:value="0" calcext:value-type="float">
            <text:p>0</text:p>
          </table:table-cell>
          <table:table-cell table:formula="of:=IF([.F415]=&quot;male&quot;;0;IF([.D415]=3;(IF ([.K415]&gt;20;0;1));1))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415]&lt;10;&quot;&lt;10&quot;;IF([.K415]&lt;20; &quot;10-20&quot;; IF ([.K41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416]=&quot;female&quot;;1;0)" office:value-type="float" office:value="1" calcext:value-type="float">
            <text:p>1</text:p>
          </table:table-cell>
          <table:table-cell table:formula="of:=IF([.F416]=&quot;male&quot;;0;IF([.D416]=3;(IF ([.K416]&gt;20;0;1));1))" office:value-type="float" office:value="1" calcext:value-type="float">
            <text:p>1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 y Ocana, Dona. Fermi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  <table:table-cell table:formula="of:=IF([.K416]&lt;10;&quot;&lt;10&quot;;IF([.K416]&lt;20; &quot;10-20&quot;; IF ([.K41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table:formula="of:=IF([.F417]=&quot;female&quot;;1;0)" office:value-type="float" office:value="0" calcext:value-type="float">
            <text:p>0</text:p>
          </table:table-cell>
          <table:table-cell table:formula="of:=IF([.F417]=&quot;male&quot;;0;IF([.D417]=3;(IF ([.K417]&gt;20;0;1));1))"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K417]&lt;10;&quot;&lt;10&quot;;IF([.K417]&lt;20; &quot;10-20&quot;; IF ([.K41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418]=&quot;female&quot;;1;0)" office:value-type="float" office:value="0" calcext:value-type="float">
            <text:p>0</text:p>
          </table:table-cell>
          <table:table-cell table:formula="of:=IF([.F418]=&quot;male&quot;;0;IF([.D418]=3;(IF ([.K418]&gt;20;0;1));1))"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9" calcext:value-type="float">
            <text:p>3593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K418]&lt;10;&quot;&lt;10&quot;;IF([.K418]&lt;20; &quot;10-20&quot;; IF ([.K41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table:formula="of:=IF([.F419]=&quot;female&quot;;1;0)" office:value-type="float" office:value="0" calcext:value-type="float">
            <text:p>0</text:p>
          </table:table-cell>
          <table:table-cell table:formula="of:=IF([.F419]=&quot;male&quot;;0;IF([.D419]=3;(IF ([.K419]&gt;20;0;1));1))"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  <table:table-cell table:formula="of:=IF([.K419]&lt;10;&quot;&lt;10&quot;;IF([.K419]&lt;20; &quot;10-20&quot;; IF ([.K419]&lt;30; &quot;20-30&quot;;&quot;30+&quot;)))" office:value-type="string" office:string-value="20-30" calcext:value-type="string">
            <text:p>20-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6-10-20T20:00:59.399197434</dc:date>
    <meta:editing-duration>PT14M49S</meta:editing-duration>
    <meta:editing-cycles>2</meta:editing-cycles>
    <meta:document-statistic meta:table-count="1" meta:cell-count="5452" meta:object-count="0"/>
  </office:meta>
</office:document-meta>
</file>